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Arial4"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479in" table:align="left"/>
    </style:style>
    <style:style style:name="Table1.A" style:family="table-column">
      <style:table-column-properties style:column-width="1.3479in"/>
    </style:style>
    <style:style style:name="Table1.A1" style:family="table-cell">
      <style:table-cell-properties style:vertical-align="middle" fo:padding="0.0194in" fo:border="none"/>
    </style:style>
    <style:style style:name="Table2" style:family="table">
      <style:table-properties style:width="1.2604in" table:align="left"/>
    </style:style>
    <style:style style:name="Table2.A" style:family="table-column">
      <style:table-column-properties style:column-width="1.2604in"/>
    </style:style>
    <style:style style:name="Table2.A1" style:family="table-cell">
      <style:table-cell-properties style:vertical-align="middle" fo:padding="0.0194in" fo:border="none"/>
    </style:style>
    <style:style style:name="Table3" style:family="table">
      <style:table-properties style:width="1.2604in" table:align="left"/>
    </style:style>
    <style:style style:name="Table3.A" style:family="table-column">
      <style:table-column-properties style:column-width="1.2604in"/>
    </style:style>
    <style:style style:name="Table3.A1" style:family="table-cell">
      <style:table-cell-properties style:vertical-align="middle" fo:padding="0.0194in" fo:border="none"/>
    </style:style>
    <style:style style:name="P1"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 style:family="paragraph" style:parent-style-name="Body_20_Text">
      <style:text-properties fo:font-size="8pt" fo:font-style="italic" fo:font-weight="bold" style:font-size-asian="8pt" style:font-style-asian="italic" style:font-weight-asian="bold" style:font-size-complex="8pt" style:font-style-complex="italic" style:font-weight-complex="bold"/>
    </style:style>
    <style:style style:name="P3" style:family="paragraph" style:parent-style-name="Body_20_Text">
      <style:text-properties fo:font-size="8pt" fo:font-style="italic" style:font-size-asian="8pt" style:font-style-asian="italic" style:font-size-complex="8pt" style:font-style-complex="italic"/>
    </style:style>
    <style:style style:name="P4" style:family="paragraph" style:parent-style-name="Body_20_Text">
      <style:text-properties fo:color="#ff0000"/>
    </style:style>
    <style:style style:name="P5" style:family="paragraph" style:parent-style-name="Body_20_Text">
      <style:text-properties fo:font-weight="normal" style:font-weight-asian="normal" style:font-weight-complex="normal"/>
    </style:style>
    <style:style style:name="P6" style:family="paragraph" style:parent-style-name="Body_20_Text" style:master-page-name="">
      <style:paragraph-properties fo:margin-left="0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0pt" fo:font-style="normal" fo:font-weight="normal" style:font-name-asian="NSimSun" style:font-size-asian="10pt" style:font-style-asian="normal" style:font-weight-asian="normal" style:font-name-complex="Courier New" style:font-size-complex="10pt" style:font-style-complex="normal" style:font-weight-complex="normal"/>
    </style:style>
    <style:style style:name="P7" style:family="paragraph" style:parent-style-name="Body_20_Text">
      <style:paragraph-properties fo:margin-left="0in" fo:margin-right="0in" fo:text-indent="0in" style:auto-text-indent="false"/>
    </style:style>
    <style:style style:name="P8" style:family="paragraph" style:parent-style-name="Body_20_Text">
      <style:paragraph-properties fo:margin-left="0in" fo:margin-right="0in" fo:text-indent="0in" style:auto-text-indent="false"/>
      <style:text-properties style:text-underline-style="solid" style:text-underline-type="double" style:text-underline-width="auto" style:text-underline-color="font-color"/>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font-variant="normal" fo:text-transform="none" fo:color="#24292e" style:font-name="SFMono-Regular" fo:font-size="9.75pt" fo:letter-spacing="normal" fo:font-style="normal" fo:font-weight="normal"/>
    </style:style>
    <style:style style:name="P11" style:family="paragraph" style:parent-style-name="Code">
      <style:paragraph-properties fo:margin-left="0in" fo:margin-right="0in" fo:text-indent="0in" style:auto-text-indent="false"/>
    </style:style>
    <style:style style:name="P12" style:family="paragraph" style:parent-style-name="Body_20_Text"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3" style:family="paragraph" style:parent-style-name="Body_20_Text">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4" style:family="paragraph" style:parent-style-name="Code" style:master-page-name="">
      <style:paragraph-properties fo:margin-left="-0.0098in" fo:margin-right="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5" style:family="paragraph" style:parent-style-name="Code" style:master-page-name="">
      <style:paragraph-properties fo:margin-left="-0.0098in" fo:margin-right="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6" style:family="paragraph" style:parent-style-name="Code">
      <style:paragraph-properties fo:margin-left="-0.0098in" fo:margin-right="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7" style:family="paragraph" style:parent-style-name="Code">
      <style:paragraph-properties fo:margin-left="-0.0098in" fo:margin-right="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tyle="normal" fo:font-weight="normal" style:font-name-asian="Lucida Console" style:font-style-asian="normal" style:font-weight-asian="normal" style:font-name-complex="Lucida Console" style:font-style-complex="normal" style:font-weight-complex="normal"/>
    </style:style>
    <style:style style:name="P18" style:family="paragraph" style:parent-style-name="Body_20_Text">
      <style:paragraph-properties fo:margin-left="-0.0098in" fo:margin-right="0in" fo:text-indent="0in" style:auto-text-indent="false"/>
    </style:style>
    <style:style style:name="P19" style:family="paragraph" style:parent-style-name="Command_20_Line">
      <style:paragraph-properties fo:margin-left="-0.0098in" fo:margin-right="0in" fo:text-indent="0in" style:auto-text-indent="false"/>
    </style:style>
    <style:style style:name="P20" style:family="paragraph" style:parent-style-name="Code">
      <style:paragraph-properties fo:margin-left="-0.0098in" fo:margin-right="0in" fo:text-indent="0in" style:auto-text-indent="false"/>
    </style:style>
    <style:style style:name="P21"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2" style:family="paragraph" style:parent-style-name="Command_20_Line">
      <style:text-properties style:font-name="Arial" fo:font-size="10pt" fo:font-weight="bold" style:font-size-asian="10pt" style:font-weight-asian="bold" style:font-size-complex="10pt" style:font-weight-complex="bold"/>
    </style:style>
    <style:style style:name="P23" style:family="paragraph" style:parent-style-name="Command_20_Line">
      <style:text-properties fo:color="#000000" style:font-name="Arial" fo:font-size="10pt" fo:font-weight="normal" style:font-size-asian="10pt" style:font-weight-asian="normal" style:font-size-complex="10pt" style:font-weight-complex="normal"/>
    </style:style>
    <style:style style:name="P24" style:family="paragraph" style:parent-style-name="Command_20_Line">
      <style:text-properties fo:font-variant="normal" fo:text-transform="none" fo:color="#bb1144" style:font-name="Arial" fo:font-size="10pt" fo:letter-spacing="normal" fo:font-style="normal" fo:font-weight="bold" style:font-size-asian="10pt" style:font-weight-asian="bold" style:font-size-complex="10pt" style:font-weight-complex="bold"/>
    </style:style>
    <style:style style:name="P25" style:family="paragraph" style:parent-style-name="Preformatted_20_Text">
      <style:paragraph-properties fo:margin-top="0in" fo:margin-bottom="0.1965in"/>
    </style:style>
    <style:style style:name="P26" style:family="paragraph" style:parent-style-name="Code">
      <style:text-properties fo:font-weight="normal" style:font-weight-asian="normal" style:font-weight-complex="normal"/>
    </style:style>
    <style:style style:name="P27" style:family="paragraph" style:parent-style-name="Code">
      <style:text-properties fo:color="#ff0000"/>
    </style:style>
    <style:style style:name="P28" style:family="paragraph" style:parent-style-name="Code" style:master-page-name="">
      <style:paragraph-properties fo:margin-left="-0.0091in" fo:margin-right="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9" style:family="paragraph" style:parent-style-name="SubTitles">
      <style:text-properties fo:font-weight="normal" style:font-weight-asian="normal" style:font-weight-complex="normal"/>
    </style:style>
    <style:style style:name="P30" style:family="paragraph" style:parent-style-name="Body_20_Text" style:list-style-name="L1"/>
    <style:style style:name="P31"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32"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ff0000"/>
    </style:style>
    <style:style style:name="P33" style:family="paragraph" style:parent-style-name="Body_20_Text" style:list-style-name="L1">
      <style:paragraph-properties fo:margin-left="-0.0098in" fo:margin-right="0in" fo:text-indent="0in" style:auto-text-indent="false"/>
    </style:style>
    <style:style style:name="P34" style:family="paragraph" style:parent-style-name="Body_20_Text">
      <style:paragraph-properties fo:margin-left="0in" fo:margin-right="0in" fo:text-indent="0in" style:auto-text-indent="false"/>
    </style:style>
    <style:style style:name="P35" style:family="paragraph" style:parent-style-name="Body_20_Text" style:list-style-name="L2">
      <style:paragraph-properties fo:margin-left="0in" fo:margin-right="0in" fo:text-indent="0in" style:auto-text-indent="false"/>
    </style:style>
    <style:style style:name="P36" style:family="paragraph" style:parent-style-name="Section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font-size="20pt" style:font-size-asian="20pt" style:font-size-complex="20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style:font-name="Arial"/>
    </style:style>
    <style:style style:name="T4" style:family="text">
      <style:text-properties fo:color="#ff0000" style:font-name="Arial" style:text-underline-style="none"/>
    </style:style>
    <style:style style:name="T5" style:family="text">
      <style:text-properties fo:color="#ff0000" fo:font-style="normal" fo:font-weight="normal" style:font-name-asian="Lucida Console" style:font-style-asian="normal" style:font-weight-asian="normal" style:font-name-complex="Lucida Console" style:font-style-complex="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000000" fo:font-size="10pt" fo:font-style="normal" fo:font-weight="normal" style:font-name-asian="Lucida Console" style:font-style-asian="normal" style:font-weight-asian="normal" style:font-name-complex="Lucida Console" style:font-style-complex="normal" style:font-weight-complex="normal"/>
    </style:style>
    <style:style style:name="T10" style:family="text">
      <style:text-properties fo:color="#000000" style:font-name="Arial2" fo:font-weight="bold" style:font-weight-asian="bold" style:font-weight-complex="bold"/>
    </style:style>
    <style:style style:name="T11" style:family="text">
      <style:text-properties fo:color="#000000" fo:font-style="normal" fo:font-weight="normal" style:font-name-asian="Lucida Console" style:font-style-asian="normal" style:font-weight-asian="normal" style:font-name-complex="Lucida Console"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size="8pt" fo:font-style="italic" fo:font-weight="bold" style:font-size-asian="8pt" style:font-style-asian="italic" style:font-weight-asian="bold" style:font-size-complex="8pt" style:font-style-complex="italic" style:font-weight-complex="bold"/>
    </style:style>
    <style:style style:name="T18" style:family="text">
      <style:text-properties fo:font-size="8pt" fo:font-style="italic" style:font-size-asian="8pt" style:font-style-asian="italic" style:font-size-complex="8pt"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ize="9pt" fo:font-style="normal" fo:font-weight="normal" style:font-size-asian="9pt" style:font-style-asian="normal" style:font-weight-asian="normal" style:font-size-complex="9pt" style:font-style-complex="normal" style:font-weight-complex="normal"/>
    </style:style>
    <style:style style:name="T21" style:family="text">
      <style:text-properties fo:font-variant="normal" fo:text-transform="none" fo:color="#bb1144" fo:letter-spacing="normal" fo:font-style="normal"/>
    </style:style>
    <style:style style:name="T22" style:family="text">
      <style:text-properties fo:font-variant="normal" fo:text-transform="none" fo:color="#24292e" style:font-name="Arial" fo:font-size="10pt" fo:letter-spacing="normal" fo:font-style="normal" fo:font-weight="bold" style:font-size-asian="10pt" style:font-weight-asian="bold" style:font-size-complex="10pt" style:font-weight-complex="bold"/>
    </style:style>
    <style:style style:name="T23" style:family="text">
      <style:text-properties fo:font-variant="normal" fo:text-transform="none" fo:color="#000000" style:font-name="Arial" fo:font-size="12pt" fo:letter-spacing="normal" fo:font-style="normal" fo:font-weight="normal"/>
    </style:style>
    <style:style style:name="T24" style:family="text">
      <style:text-properties fo:font-variant="normal" fo:text-transform="none" fo:color="#000000" style:font-name="Arial" fo:font-size="9.75pt" fo:letter-spacing="normal" fo:font-style="normal" fo:font-weight="normal"/>
    </style:style>
    <style:style style:name="T25"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26" style:family="text">
      <style:text-properties fo:font-variant="normal" fo:text-transform="none" fo:color="#000000" style:font-name="Arial2" fo:font-size="8pt" fo:letter-spacing="normal" fo:font-style="italic" fo:font-weight="bold" fo:background-color="transparent" style:font-size-asian="8pt" style:font-style-asian="italic" style:font-weight-asian="bold" style:font-size-complex="8pt" style:font-style-complex="italic" style:font-weight-complex="bold"/>
    </style:style>
    <style:style style:name="T27" style:family="text">
      <style:text-properties fo:color="#a71d5d"/>
    </style:style>
    <style:style style:name="T28" style:family="text">
      <style:text-properties fo:color="#183691"/>
    </style:style>
    <style:style style:name="T29" style:family="text">
      <style:text-properties style:font-name="Arial"/>
    </style:style>
    <style:style style:name="T30" style:family="text">
      <style:text-properties style:font-name="Arial" fo:font-weight="bold"/>
    </style:style>
    <style:style style:name="T31" style:family="text">
      <style:text-properties style:font-name="Arial" fo:font-weight="bold" style:font-weight-asian="bold" style:font-weight-complex="bold"/>
    </style:style>
    <style:style style:name="T32" style:family="text">
      <style:text-properties style:font-name="Arial" fo:font-size="10pt" fo:font-weight="bold" style:font-size-asian="10pt" style:font-weight-asian="bold" style:font-size-complex="10pt" style:font-weight-complex="bold"/>
    </style:style>
    <style:style style:name="T33"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style:font-name="Arial" fo:font-size="8pt" fo:font-style="normal" fo:font-weight="normal" style:font-size-asian="8pt" style:font-style-asian="normal" style:font-weight-asian="normal" style:font-size-complex="8pt" style:font-style-complex="normal" style:font-weight-complex="normal"/>
    </style:style>
    <style:style style:name="T35" style:family="text">
      <style:text-properties style:font-name="Arial" fo:font-size="8pt" fo:font-style="italic" fo:font-weight="bold" style:font-size-asian="8pt" style:font-style-asian="italic" style:font-weight-asian="bold" style:font-size-complex="8pt" style:font-style-complex="italic" style:font-weight-complex="bold"/>
    </style:style>
    <style:style style:name="T36" style:family="text">
      <style:text-properties style:font-name="Arial" fo:font-size="8pt" fo:font-style="italic" style:text-underline-style="none" fo:font-weight="bold" style:font-size-asian="8pt" style:font-style-asian="italic" style:font-weight-asian="bold" style:font-size-complex="8pt" style:font-style-complex="italic" style:font-weight-complex="bold"/>
    </style:style>
    <style:style style:name="T37" style:family="text">
      <style:text-properties style:font-name="Arial" fo:font-style="italic" fo:font-weight="bold" style:font-style-asian="italic" style:font-weight-asian="bold" style:font-style-complex="italic" style:font-weight-complex="bold"/>
    </style:style>
    <style:style style:name="T38" style:family="text">
      <style:text-properties style:font-name="Arial" fo:font-style="normal" fo:font-weight="normal" style:font-style-asian="normal" style:font-weight-asian="normal" style:font-style-complex="normal" style:font-weight-complex="normal"/>
    </style:style>
    <style:style style:name="T39" style:family="text">
      <style:text-properties style:font-name="Arial" fo:font-style="normal" style:text-underline-style="none" fo:font-weight="normal" style:font-style-asian="normal" style:font-weight-asian="normal" style:font-style-complex="normal" style:font-weight-complex="normal"/>
    </style:style>
    <style:style style:name="T40" style:family="text">
      <style:text-properties style:font-name="Arial" fo:font-size="12pt" fo:font-weight="bold" style:font-size-asian="12pt" style:font-weight-asian="bold" style:font-size-complex="12pt" style:font-weight-complex="bold"/>
    </style:style>
    <style:style style:name="T41" style:family="text">
      <style:text-properties style:font-name="Arial" style:text-underline-style="none"/>
    </style:style>
    <style:style style:name="T42" style:family="text">
      <style:text-properties style:font-name="Arial" style:text-underline-style="none" fo:font-weight="bold" style:font-weight-asian="bold" style:font-weight-complex="bold"/>
    </style:style>
    <style:style style:name="T43" style:family="text">
      <style:text-properties fo:color="#ed6a43"/>
    </style:style>
    <style:style style:name="T44" style:family="text">
      <style:text-properties style:font-name="Arial2"/>
    </style:style>
    <style:style style:name="T45" style:family="text">
      <style:text-properties style:font-name="Arial2" fo:font-weight="bold" style:font-weight-asian="bold" style:font-weight-complex="bold"/>
    </style:style>
    <style:style style:name="T46" style:family="text">
      <style:text-properties style:font-name="Arial2" fo:font-style="italic" fo:font-weight="bold" style:font-style-asian="italic" style:font-weight-asian="bold" style:font-style-complex="italic" style:font-weight-complex="bold"/>
    </style:style>
    <style:style style:name="T47" style:family="text">
      <style:text-properties style:text-underline-style="none"/>
    </style:style>
    <style:style style:name="T48"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9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issecting Rails - Udemy</text:p>
      <text:p text:style-name="Section_20_Heading">19 - Create project </text:p>
      <text:p text:style-name="P21">rails new <text:bookmark-start text:name="__DdeLink__12920_2070168593"/><text:bookmark-start text:name="__DdeLink__12916_2070168593"/>DevcampPortfolio -T --database=postgresql <text:bookmark-end text:name="__DdeLink__12920_2070168593"/><text:bookmark-end text:name="__DdeLink__12916_2070168593"/>(or -d postgresql (or mysql)</text:p>
      <text:p text:style-name="Body_20_Text">This will create a project in the folder specified (DevcampPortfolio in this case) under the folder in which the command was given.</text:p>
      <text:p text:style-name="Body_20_Text">Switch to the new folder and open the project and navigate to the config/database.yml file</text:p>
      <text:p text:style-name="Body_20_Text">Change the setting there to coincide with you postgres setting for user (usually line 32) and password (usually line 36) and uncomment the lines regarding the host (usually line 40) and the port (usually line 44)</text:p>
      <text:p text:style-name="Body_20_Text"/>
      <text:p text:style-name="Body_20_Text">Then run</text:p>
      <text:p text:style-name="Command_20_Line"><text:tab/><text:bookmark-start text:name="__DdeLink__12914_2070168593"/>rails <text:a xlink:type="simple" xlink:href="db:create" text:style-name="Internet_20_link" text:visited-style-name="Visited_20_Internet_20_Link">db:create</text:a><text:bookmark-end text:name="__DdeLink__12914_2070168593"/></text:p>
      <text:p text:style-name="Body_20_Text">This will connect to the postgres db and create the database</text:p>
      <text:p text:style-name="Body_20_Text"/>
      <text:p text:style-name="Section_20_Heading">20. Generating a Blog for the Portfolio Application Using Rails Scaffolds </text:p>
      <text:p text:style-name="P21"><text:bookmark-start text:name="__DdeLink__12862_2070168593"/>rails g <text:span text:style-name="T12">scaffold</text:span> Blog title:string body:text<text:bookmark-end text:name="__DdeLink__12862_2070168593"/></text:p>
      <text:p text:style-name="P1">Similar to generating a model but much more detailed results – builds model, view and controller with all actions , migration for the table (blogs) and javascript, scss and coffee script files and files called jbuilder</text:p>
      <text:p text:style-name="P1">The blog table will have two columns – title(string) and body(text)</text:p>
      <text:p text:style-name="P21">rails db:migrate</text:p>
      <text:p text:style-name="P1">Create the table in the db and update the schema.rb</text:p>
      <text:p text:style-name="P1"/>
      <text:p text:style-name="P1">scaffold – lots of styling commands but this file <text:span text:style-name="T1">should be deleted </text:span></text:p>
      <text:p text:style-name="P32"/>
      <text:p text:style-name="Section_20_Heading">41. Guide to the Rails Resource Generator for Building Out the Portfolio Feature </text:p>
      <text:p text:style-name="Command_20_Line">rails g <text:span text:style-name="T12">resource</text:span> Portfolio title:string subtitle:string body:text main_image:text thumb_image:text</text:p>
      <text:p text:style-name="P1">This command will generate a model, a folder for the views but no views, a controller with no actions and resourceful routes in the routes file and a migration file</text:p>
      <text:p text:style-name="P1"/>
      <text:p text:style-name="Section_20_Heading">42 – 43 . Deep Dive: Analyze Rails Generators and How to Customize a Generator </text:p>
      <text:p text:style-name="SubTitles">Customizing generators</text:p>
      <text:p text:style-name="P1"><text:tab/>Go to locales/application.rb</text:p>
      <text:p text:style-name="P1"><text:tab/>In this file you can set what happens for each part of the generation process</text:p>
      <text:p text:style-name="Code"><text:tab/>config.generators do |g|<text:line-break/> <text:s text:c="5"/>g.org <text:s text:c="12"/><text:tab/><text:tab/>:active_record<text:line-break/> <text:s text:c="5"/>g.template_engine <text:tab/>:erb<text:line-break/> <text:s text:c="5"/>g.test_framework <text:s/><text:tab/>:test_unit, fixture: false<text:line-break/> <text:s text:c="5"/>g.stylesheets <text:s text:c="4"/><text:tab/>false<text:line-break/> <text:s text:c="5"/>g.javascript <text:s text:c="5"/><text:tab/>false<text:line-break/> <text:s text:c="3"/>end<text:tab/></text:p>
      <text:p text:style-name="P1"/>
      <text:p text:style-name="P1">You can also set up templates for each of the .erb files generated</text:p>
      <text:p text:style-name="P1"><text:tab/>Go to the lib folder and create a folder erb/scaffold (generator name)/(viewname).html.erb and set up what you want each template view to look like.</text:p>
      <text:p text:style-name="P1"><text:tab/>Templates are available in the rails github repository </text:p>
      <text:p text:style-name="P1"><text:tab/><text:tab/><text:a xlink:type="simple" xlink:href="https://github.com/rails/rails/blob/master/railties/lib/rails/generators/erb/" text:style-name="Internet_20_link" text:visited-style-name="Visited_20_Internet_20_Link">https://github.com/rails/rails/blob/master/railties/lib/rails/generators/erb/</text:a></text:p>
      <text:p text:style-name="P1"><text:tab/>There is also a section in the Rails Guides regarding this feature</text:p>
      <text:p text:style-name="P1"><text:tab/><text:tab/><text:a xlink:type="simple" xlink:href="http://guides.rubyonrails.org/generators.html" text:style-name="Internet_20_link" text:visited-style-name="Visited_20_Internet_20_Link">http://guides.rubyonrails.org/generators.html</text:a></text:p>
      <text:p text:style-name="P1"/>
      <text:p text:style-name="P1"><text:tab/>Of course, these templates will only apply to future generation processes and will not affect currently existing <text:soft-page-break/>views.</text:p>
      <text:p text:style-name="P1"/>
      <text:p text:style-name="Chapter_20_Heading">Section 5 - Data flow in Rails</text:p>
      <text:p text:style-name="SubTitles">45. Building out a Seeds File for Generating Dynamic Sample Data </text:p>
      <text:p text:style-name="P1">This file should contain all the record creation needed to seed the database with its default values.<text:line-break/># The data can then be loaded with the rails <text:span text:style-name="T19">db:seed</text:span> command (or created alongside the database with <text:span text:style-name="T19">db:setup</text:span>).</text:p>
      <text:p text:style-name="P1"/>
      <text:p text:style-name="P1">In this seed file you enter the commands to interface with the database in the creation of records. You can set up as many records as you want to “seed” the database in as many tables as you want (assuming they already exist)</text:p>
      <text:p text:style-name="P1">If you want to start with a clean database, enter the command</text:p>
      <text:p text:style-name="P1"><text:tab/>rails <text:a xlink:type="simple" xlink:href="db:setup" text:style-name="Internet_20_link" text:visited-style-name="Visited_20_Internet_20_Link">db:setup</text:a> </text:p>
      <text:p text:style-name="P1">and <text:span text:style-name="T2">this will run all the migrations, creating empty tables in the database</text:span>. Then it will run the seeds file, creating the records you requested in the seeds.rb file you created.</text:p>
      <text:p text:style-name="P1"/>
      <text:p text:style-name="Section_20_Heading">53. How to Override the Rails Resources Routes for the Show Action </text:p>
      <text:p text:style-name="P1">You can customize routes in the resources section of an object by putting in a exception and then creating the route yourself<text:tab/></text:p>
      <text:p text:style-name="Code"><text:tab/>resources :portfolios, except: [:show]</text:p>
      <text:p text:style-name="Code"><text:s text:c="2"/><text:tab/>get 'portfolio/:id', to: 'portfolios#show', as: 'portfolio_show'</text:p>
      <text:p text:style-name="P1"/>
      <text:p text:style-name="P1">You would do this for “cosmetic” reasons, so that the link URL would be portfolio/7 instead of portfolios/7.</text:p>
      <text:p text:style-name="P1"/>
      <text:p text:style-name="Section_20_Heading">54-55. How to Implement Permalinks in a Rails Application</text:p>
      <text:p text:style-name="SubTitles">Friendly routes - “slugs” - a name for URL's</text:p>
      <text:p text:style-name="P28"><text:span text:style-name="T15">Add the</text:span> gem 'friendly_id', '~&gt; 5.1.0' <text:span text:style-name="T9">to</text:span> <text:span text:style-name="T9">the</text:span> <text:span text:style-name="T9">gemfile</text:span></text:p>
      <text:p text:style-name="Command_20_Line"><text:span text:style-name="T7">run</text:span> bundle install</text:p>
      <text:p text:style-name="P1"/>
      <text:p text:style-name="Command_20_Line"><text:span text:style-name="T7">run</text:span> rails generate friendly_id</text:p>
      <text:p text:style-name="P1">This will create a migration for the friendly_id object which uses its own database table</text:p>
      <text:p text:style-name="P1">It will also create an initializer which allows the setting of configure options, if desired.</text:p>
      <text:p text:style-name="P1"/>
      <text:p text:style-name="Command_20_Line"><text:span text:style-name="T7">run</text:span> rails db:migrate</text:p>
      <text:p text:style-name="P1">Create the table in the database</text:p>
      <text:p text:style-name="P1"/>
      <text:p text:style-name="Command_20_Line"><text:span text:style-name="T7">run</text:span> rails g migration add_slug_to_blogs slug:string:uniq</text:p>
      <text:p text:style-name="Body_20_Text">Set up for adding the column slug to the blogs table and making it so that no blog post can have the same URL (slug) as another </text:p>
      <text:p text:style-name="P1"/>
      <text:p text:style-name="Command_20_Line"><text:span text:style-name="T7">run</text:span> rails db:migrate</text:p>
      <text:p text:style-name="P1">Add the column slug to the table in the database and creates the index</text:p>
      <text:p text:style-name="P1"/>
      <text:p text:style-name="P1">Go to the model affected by this new gem (blog.rb in this case) and add the lines</text:p>
      <text:p text:style-name="Code"><text:s text:c="2"/>extend FriendlyId <text:line-break/> <text:s/>friendly_id :title, use: :slugged</text:p>
      <text:p text:style-name="P1">Go to Rails console to test </text:p>
      <text:p text:style-name="Code">Blog.create!(title:"Another Slug Test", body:"Slug Test")</text:p>
      <text:p text:style-name="P1">You should see a slug created at the end of the record </text:p>
      <text:p text:style-name="Code">Blog id: 13, title: "<text:span text:style-name="T1">Another Slug Test</text:span>", body: "Slug Test", created_at: "2017-04-12 21:50:05", updated_at: "2017-04-12 21:50:05", slug: "<text:span text:style-name="T1">another-slug-test</text:span>"&gt;</text:p>
      <text:p text:style-name="P1"/>
      <text:p text:style-name="P1">Go to the affected controller (in this case blog.rb) and change the data instance find to </text:p>
      <text:p text:style-name="Code">Blog.friendly.find(params[:id])</text:p>
      <text:p text:style-name="P1">which will override the default looking for the id, now <text:span text:style-name="T6">friendly</text:span> will look for the slug for the record and map it to <text:soft-page-break/>the id and find the record.</text:p>
      <text:p text:style-name="P1"/>
      <text:p text:style-name="P1">Finally, you have to recreate all the records in the affected object(in this case blog posts) so that each of them will have a slug</text:p>
      <text:p text:style-name="P1">From the console</text:p>
      <text:p text:style-name="Code">Blog.find_each(&amp;:save)</text:p>
      <text:p text:style-name="P1">This will get each record and recreate it, creating the slug as appropriate</text:p>
      <text:p text:style-name="P1">Restart the server, go to the blogs page and note that the Show link will now have the slug as the reference (blogs/my-blog-post-1) instead of the id of the blog post.</text:p>
      <text:p text:style-name="P1"/>
      <text:p text:style-name="Section_20_Heading">56. How to Use Enums in Rails to Manage Data Stages </text:p>
      <text:p text:style-name="Body_20_Text">We use <text:span text:style-name="Emphasis">enums</text:span> when a variable can only take one out of a small set of possible values. We'll use an enum variable to keep track fo the blog status (draft or published)</text:p>
      <text:p text:style-name="Body_20_Text"/>
      <text:p text:style-name="Body_20_Text">Add the status column to the table desired – in this example we'll use the Blogs table</text:p>
      <text:p text:style-name="Body_20_Text"/>
      <text:p text:style-name="Body_20_Text">Create a migration to add the default column to the table</text:p>
      <text:p text:style-name="Command_20_Line">rails g migration add_post_status_to_blogs status:integer</text:p>
      <text:p text:style-name="P18">Go to the migration in the project and add the status default parameter (if desired)</text:p>
      <text:p text:style-name="Code">add_column :blogs, :status, :integer, <text:span text:style-name="T1">default: 0</text:span></text:p>
      <text:p text:style-name="P19"><text:span text:style-name="T7">run</text:span> rails db:migrate</text:p>
      <text:p text:style-name="Body_20_Text">Got to the model file for the object and add the enum variable and map the values desired</text:p>
      <text:p text:style-name="Code">enum status: { draft: 0, published: 1 }</text:p>
      <text:p text:style-name="Body_20_Text"/>
      <text:p text:style-name="Body_20_Text">Restart the server and rails console, enter a new record to see the results – note that the status will be the word default, no the integer 0</text:p>
      <text:p text:style-name="Body_20_Text"/>
      <text:p text:style-name="Body_20_Text">This process has created a new method that can be accessed in order to choose records accordingly i.e. Blog.published will only get the blogs that have the status of 1 – we'll use this to select the records we want.</text:p>
      <text:p text:style-name="Body_20_Text"/>
      <text:p text:style-name="Section_20_Heading">57-58. How to Implement a Custom Action in Rails via a Button Click </text:p>
      <text:p text:style-name="SubTitles">Creating a custom route</text:p>
      <text:p text:style-name="Body_20_Text">In order to use the enum status variable as a selection option , we create a custom route by adding a block to the resource you are working with</text:p>
      <text:p text:style-name="Code">resources :blogs do</text:p>
      <text:p text:style-name="Code"><text:s text:c="4"/>member do</text:p>
      <text:p text:style-name="Code"><text:s text:c="6"/>get :toggle_status</text:p>
      <text:p text:style-name="Code"><text:s text:c="4"/>end</text:p>
      <text:p text:style-name="Code"><text:s text:c="2"/>end</text:p>
      <text:p text:style-name="Code"/>
      <text:p text:style-name="Body_20_Text">Add the path in the appropriate view (_blog.html.erb) <text:s/>- <text:span text:style-name="T17">toggle_status_blog_path(blog)</text:span></text:p>
      <text:p text:style-name="Body_20_Text">Add the method in the appropriate controller(blog)</text:p>
      <text:p text:style-name="Code"><text:s text:c="4"/>def toggle_status<text:line-break/> <text:s text:c="3"/>@blog = Blog.friendly.find(params[:id])<text:line-break/> <text:s text:c="3"/>if @blog.published?<text:line-break/> <text:s text:c="5"/>@blog.draft!<text:line-break/> <text:s text:c="3"/>elsif @blog.draft?<text:line-break/> <text:s text:c="5"/>@blog.published!<text:line-break/> <text:s text:c="3"/>end<text:line-break/> <text:s text:c="3"/>redirect_to blogs_url, notice: 'Post status has been updated'<text:line-break/> <text:s/>end</text:p>
      <text:p text:style-name="Code"/>
      <text:p text:style-name="Body_20_Text">Now the Toggle Status link (Draft/Published) on the index page (from the _blog partial) and will toggle the status </text:p>
      <text:p text:style-name="Body_20_Text"/>
      <text:p text:style-name="Section_20_Heading">60-61-62 - <text:s/>Deep Dive: Rails Routing and Data Flow </text:p>
      <text:p text:style-name="SubTitles">Creating Nested Routes</text:p>
      <text:p text:style-name="Body_20_Text">When you create a controller and supply view name, Rails will generate routes for those views</text:p>
      <text:p text:style-name="Command_20_Line"><text:soft-page-break/>rails g controller Dashboard main user blog</text:p>
      <text:p text:style-name="Body_20_Text">Routes created</text:p>
      <text:p text:style-name="Code"><text:s text:c="2"/>get 'dashboard/main'<text:line-break/> <text:s/>get 'dashboard/user'<text:line-break/> <text:s/>get 'dashboard/blog'</text:p>
      <text:p text:style-name="P12">If you want to customize the routing, use nesting routes (namespace)</text:p>
      <text:p text:style-name="Code">namespace :admin do </text:p>
      <text:p text:style-name="Code"><text:tab/>get 'dashboard/main'<text:line-break/> <text:s/><text:tab/>get 'dashboard/user'<text:line-break/> <text:s/><text:tab/>get 'dashboard/blog'</text:p>
      <text:p text:style-name="Code">end</text:p>
      <text:p text:style-name="P13">Now create a folder called admin in the controller folder and move the dashboard controller into the admin folder</text:p>
      <text:p text:style-name="P13">and then change the Class name in the dashboard controller to</text:p>
      <text:p text:style-name="Code"><text:tab/>class Admin::DashboardController</text:p>
      <text:p text:style-name="Body_20_Text">and the update the views to use the proper paths by creating as admin folder under views and moving the dashboard views folder to that new folder</text:p>
      <text:p text:style-name="Body_20_Text"/>
      <text:p text:style-name="SubTitles">Globbing</text:p>
      <text:p text:style-name="Body_20_Text">A way of catching URL errors</text:p>
      <text:p text:style-name="Body_20_Text">Create a route in the routes file - <text:s text:c="2"/></text:p>
      <text:p text:style-name="Code">get 'posts/*missing', to: 'posts#missing'</text:p>
      <text:p text:style-name="Body_20_Text">Create a missing.html.erb page in the post view folder</text:p>
      <text:p text:style-name="Body_20_Text">Create a missing action in the posts controller</text:p>
      <text:p text:style-name="Body_20_Text"/>
      <text:p text:style-name="Body_20_Text">Now, the “missing” page will catch any bad URLs under a certain view – i.e. /posts/really/badroute link will end up calling the missing.html.erb page. </text:p>
      <text:p text:style-name="Body_20_Text"><text:span text:style-name="T6">Note</text:span>: This will only use the missing pages if <text:s/>you have to have 2 parts of the route after the controller name in the link or rails will think you are trying to access the show page with a bad index. Also, make sure you put the glob routing after the valid routes. If not, rails will find the glob route first and think that's the one you want it to use (Rails works down the routes page an quits looking if it finds one it thinks is the one you want it to use).</text:p>
      <text:p text:style-name="Body_20_Text"/>
      <text:p text:style-name="SubTitles">Dynamic Routing</text:p>
      <text:p text:style-name="Body_20_Text">get 'query/:else/:another_one', to: 'pages#something'</text:p>
      <text:p text:style-name="Body_20_Text">Rails will interpret the word after the colon :else as a query criteria that will be mapped to an action in a controller. You can uses the :else to pass anything you want and use it to pass that input to an action in the specified controller (pages in this instance) which will then open a view with the same name as the action.</text:p>
      <text:p text:style-name="Body_20_Text"/>
      <text:p text:style-name="Body_20_Text">The route looks for the first word in the route and the : tells rails to treat the next word as a parameter. It stores that inside the params hash that you specify in the controller which is then passed to the instance variable specified which can be passed to the view specified.</text:p>
      <text:p text:style-name="Body_20_Text"/>
      <text:p text:style-name="Body_20_Text">Route ==&gt; <text:span text:style-name="T17">get 'query/:else', to: 'pages#something'</text:span></text:p>
      <text:p text:style-name="Body_20_Text"/>
      <text:p text:style-name="Body_20_Text">Controller</text:p>
      <text:p text:style-name="P2">def something</text:p>
      <text:p text:style-name="P2"><text:s text:c="4"/>@else = params[:else] #passed from dynamic routing</text:p>
      <text:p text:style-name="P2">end</text:p>
      <text:p text:style-name="Body_20_Text"/>
      <text:p text:style-name="Body_20_Text">View – <text:span text:style-name="T17">something.html.erb</text:span></text:p>
      <text:p text:style-name="P2">&lt;h1&gt; &lt;%= @else %&gt; &lt;/h1&gt;</text:p>
      <text:p text:style-name="Body_20_Text">The instance variable can have any name you want – doesn't have to match the params</text:p>
      <text:p text:style-name="Body_20_Text">You can have as many query criteria as you'd like, you just have to create the instance variable you want to pass to the view</text:p>
      <text:p text:style-name="Body_20_Text">Second route</text:p>
      <text:p text:style-name="P2">get 'query/:else/:another_one', to: 'pages#something'</text:p>
      <text:p text:style-name="Body_20_Text">Second line in action in controller</text:p>
      <text:p text:style-name="Body_20_Text"><text:s text:c="2"/><text:span text:style-name="T17">@another_one = params[:another_one]</text:span></text:p>
      <text:p text:style-name="Body_20_Text">Second reference to the instance variable in the view</text:p>
      <text:p text:style-name="P2">&lt;h1&gt; &lt;%= @another_one %&gt; &lt;/h1&gt;</text:p>
      <text:p text:style-name="Body_20_Text">Now the link query/criteria1/criteria2will cause the view to display the words criteria1 and criteria2</text:p>
      <text:p text:style-name="Body_20_Text"/>
      <text:p text:style-name="Chapter_20_Heading"><text:soft-page-break/>6 – Data Management in Rails</text:p>
      <text:p text:style-name="Chapter_20_Heading"/>
      <text:p text:style-name="Section_20_Heading">65 - Data Relationships in Rails</text:p>
      <text:p text:style-name="Command_20_Line">rails g model Topic title:string</text:p>
      <text:p text:style-name="Body_20_Text">This will generate a model and a migration for the topics table</text:p>
      <text:p text:style-name="Command_20_Line">Rails <text:a xlink:type="simple" xlink:href="db:migrate" text:style-name="Internet_20_link" text:visited-style-name="Visited_20_Internet_20_Link">db:migrate</text:a></text:p>
      <text:p text:style-name="Body_20_Text">Now set up a link on the topics by generating a migration for the topics table</text:p>
      <text:p text:style-name="Command_20_Line">rails g migration add_topic_reference_to_blogs topic:references</text:p>
      <text:p text:style-name="Body_20_Text">This will generate a migration that will look like this</text:p>
      <text:p text:style-name="Code">def change<text:line-break/> <text:s text:c="3"/>add_reference :blogs, :topic, foreign_key: true<text:line-break/> <text:s/>end</text:p>
      <text:p text:style-name="Body_20_Text">The migration, because you used the term <text:span text:style-name="T6">references</text:span> at the end of it, knows the relationship you are trying to create in the topics table. When you run <text:a xlink:type="simple" xlink:href="db:migrate" text:style-name="Internet_20_link" text:visited-style-name="Visited_20_Internet_20_Link">db:migrate</text:a> you'll see the response</text:p>
      <text:p text:style-name="Command_20_Line">-- add_reference(:blogs, :topic, {:foreign_key=&gt;true})</text:p>
      <text:p text:style-name="Body_20_Text">indicating that the blog table was affected (due to its reference in the migration you created). <text:span text:style-name="T6">The name of a migration is significant</text:span> in that rails uses the name to know what table you are trying to work with and to create the column in the blogs table and that that item is an integer that is a foreign key to the topics table.</text:p>
      <text:p text:style-name="Body_20_Text">Then you need to let the model know about the relationship you just created (who owns what, who belongs to whom)</text:p>
      <text:p text:style-name="Body_20_Text">In this instance, we'll tell Rails that the topic has many blogs and that the blogs belong to a topic.</text:p>
      <text:p text:style-name="Body_20_Text"/>
      <text:p text:style-name="Body_20_Text">To test using Rails console</text:p>
      <text:p text:style-name="Body_20_Text">Create two topic records</text:p>
      <text:p text:style-name="Command_20_Line">Topic.create!(title: "Ruby Programming")</text:p>
      <text:p text:style-name="Command_20_Line">Topic.create!(title: "Software Engineering")</text:p>
      <text:p text:style-name="Body_20_Text">Then create a new blog record - <text:s/></text:p>
      <text:p text:style-name="Command_20_Line">Blog.create!(title: "Some Ruby programming tips", body:"Much about Ruby", topic_id: Topic.first.id)</text:p>
      <text:p text:style-name="Body_20_Text"/>
      <text:p text:style-name="Body_20_Text">Rails will find the ID of the topic record you referenced and add it to the blog record you just created</text:p>
      <text:p text:style-name="Command_20_Line">=&gt; #&lt;Blog id: 19, title: "Some Ruby programming tips", body: "Much about Ruby", created_at: "2017-04-14 13:58:50", updated_at: "2017-04-14 13:58:50", slug: "some-ruby-programming-tips", status: "draft", topic_id: 1&gt;</text:p>
      <text:p text:style-name="Body_20_Text"/>
      <text:p text:style-name="P18">Now there is a relationship between this topic(1) and the blog record</text:p>
      <text:p text:style-name="P18"><text:span text:style-name="T19">t = Topic.fir</text:span><text:span text:style-name="T8">st</text:span> -find the first topic and relates it to the “t” object</text:p>
      <text:p text:style-name="P18"><text:span text:style-name="T19">t.blogs</text:span> – finds the blog(s) associated with the topic</text:p>
      <text:p text:style-name="Command_20_Line"><text:s/>#&lt;ActiveRecord::<text:span text:style-name="T1">Associations</text:span>::CollectionProxy [#&lt;Blog id: 19, title: "Some Ruby programming tips", body: "Much about Ruby", created_at: "2017-04-14 13:58:50", updated_at: "2017-04-14 13:58:50", slug: "some-ruby-programming-tips", status: "draft", topic_id: 1&gt;]&gt;</text:p>
      <text:p text:style-name="P18">You can also go in the other direction</text:p>
      <text:p text:style-name="Command_20_Line">Blog.last.topic</text:p>
      <text:p text:style-name="Command_20_Line"><text:s/>=&gt; #&lt;Topic id: 1, title: "Ruby Programming", created_at: "2017-04-14 13:53:13", updated_at: "2017-04-14 13:53:13"&gt;</text:p>
      <text:p text:style-name="Body_20_Text"/>
      <text:p text:style-name="SubTitles">66 - Custom Scopes – “Custom database queries”</text:p>
      <text:p text:style-name="Body_20_Text">You can create a scope in the any model by defining the scope and its query</text:p>
      <text:p text:style-name="Body_20_Text">In the portfolio model</text:p>
      <text:p text:style-name="Code">def self.angular</text:p>
      <text:p text:style-name="Code"><text:s text:c="4"/>where(subtitle: 'angular')</text:p>
      <text:p text:style-name="Code"><text:s/>end</text:p>
      <text:p text:style-name="Body_20_Text">Now in the portfolio controller</text:p>
      <text:p text:style-name="Code"><text:s text:c="2"/>def index</text:p>
      <text:p text:style-name="Code"><text:s text:c="4"/>@portfolio_items = Portfolio.angular</text:p>
      <text:p text:style-name="Code"><text:s text:c="2"/>end</text:p>
      <text:p text:style-name="Body_20_Text">will cause the index view to only show items with the “Angular” subtitle</text:p>
      <text:p text:style-name="Body_20_Text"><text:soft-page-break/></text:p>
      <text:p text:style-name="Body_20_Text">You can also build a custom scope by refering the scope keyword</text:p>
      <text:p text:style-name="Code">scope :ruby_on_rails_portfolio_items, -&gt; { where(subtitle: 'Ruby on Rails') } </text:p>
      <text:p text:style-name="Body_20_Text">and referencing the scope in the controller</text:p>
      <text:p text:style-name="Code">def index</text:p>
      <text:p text:style-name="Code"><text:s text:c="4"/>@portfolio_items = Portfolio. ruby_on_rails_portfolio_items</text:p>
      <text:p text:style-name="Code"><text:s text:c="2"/>end</text:p>
      <text:p text:style-name="Body_20_Text">To make use of the various scopes, you can create custom actions in the controller and a view for each of the actions that will limit the output to those items only – Angular action ==&gt; angular.html.erb. Add the angular-items to the routes and you can reference these item by the URL angular-items</text:p>
      <text:p text:style-name="Body_20_Text"/>
      <text:p text:style-name="SubTitles">67 - Setting default values </text:p>
      <text:p text:style-name="SubTitles"/>
      <text:p text:style-name="Body_20_Text">Defaults are set in the models for the objects using the after_initialize method which has a “callback” function attached to it</text:p>
      <text:p text:style-name="Body_20_Text"/>
      <text:p text:style-name="Body_20_Text">IN the Portfolio model add the following:</text:p>
      <text:p text:style-name="Body_20_Text"/>
      <text:p text:style-name="Code"><text:s text:c="2"/>after_initialize :set_defaults</text:p>
      <text:p text:style-name="Code"><text:s text:c="2"/></text:p>
      <text:p text:style-name="Code"><text:s text:c="4"/>def set_defaults</text:p>
      <text:p text:style-name="Code"><text:s text:c="6"/>self.main_image ||= "http://placehold.it/600x400"</text:p>
      <text:p text:style-name="Code"><text:s text:c="6"/>self.thumb_image ||= "http://placehold.it/350x200"</text:p>
      <text:p text:style-name="Code"><text:s text:c="2"/>end</text:p>
      <text:p text:style-name="Body_20_Text">This will put the placeholders in automatically when a new instance of the portfolio is created in the controller new action. The || portion of the default as to set the images only if they are nil. This way the initialize process won't overwrite the values in already existing records.</text:p>
      <text:p text:style-name="Body_20_Text"/>
      <text:p text:style-name="Body_20_Text"><text:tab/></text:p>
      <text:p text:style-name="Section_20_Heading">68 – How to use Concerns</text:p>
      <text:p text:style-name="Body_20_Text"/>
      <text:p text:style-name="Body_20_Text">A concern is an item that doesn't specifically apply to a model file of an item that could be shared across models. In may ways it is a global variable to which a value can be assigned. A concern should always be data related, that's why they are in the models folder.</text:p>
      <text:p text:style-name="Body_20_Text"/>
      <text:p text:style-name="Body_20_Text">Example of the valid use of a concern – creating a module called Placeholder to help create such and item in any model that requires it – we'll use the skills model as a first example example and then replace the code above in the portfolio model to utilize the Placeholder module</text:p>
      <text:p text:style-name="Body_20_Text"/>
      <text:p text:style-name="Body_20_Text">In the module/concerns folder create a file called placeholder.rb and enter the following code:</text:p>
      <text:p text:style-name="Body_20_Text"/>
      <text:p text:style-name="Code">module Placeholder</text:p>
      <text:p text:style-name="Code"><text:s text:c="2"/>extend ActiveSupport::Concern</text:p>
      <text:p text:style-name="Code"/>
      <text:p text:style-name="Code"><text:s text:c="2"/>def self.image_generator(height:, width:)</text:p>
      <text:p text:style-name="Code"><text:s text:c="4"/>"http://placehold.it/#{height}x#{width}"</text:p>
      <text:p text:style-name="Code"><text:s text:c="2"/>end <text:s/></text:p>
      <text:p text:style-name="Code">end</text:p>
      <text:p text:style-name="Body_20_Text"/>
      <text:p text:style-name="Body_20_Text">Each Concern you want to use has to be included in the model for which you wish it to have access</text:p>
      <text:p text:style-name="Body_20_Text"/>
      <text:p text:style-name="Body_20_Text">In skills.rb add the line</text:p>
      <text:p text:style-name="Body_20_Text"/>
      <text:p text:style-name="Code">include Placeholder</text:p>
      <text:p text:style-name="Body_20_Text">Now you can use the placeholder module to generate images in the model</text:p>
      <text:p text:style-name="Code">def set_defaults</text:p>
      <text:p text:style-name="Code"><text:s text:c="4"/>self.badge ||= Placeholder.image_generator(height: '250', width: '250')</text:p>
      <text:p text:style-name="Code"><text:s text:c="2"/>end</text:p>
      <text:p text:style-name="Body_20_Text">In portfolio.rb replace the lines above with (after adding the line include Placeholder at the top of the file)</text:p>
      <text:p text:style-name="Code">def set_defaults</text:p>
      <text:p text:style-name="Code"><text:s text:c="4"/>self.main_image ||= Placeholder.image_generator(height: '600', width: '400')</text:p>
      <text:p text:style-name="Code"><text:s text:c="4"/>self.thumb_image ||= Placeholder.image_generator(height: '350', width: '200')</text:p>
      <text:p text:style-name="Code"><text:soft-page-break/><text:s text:c="2"/>end</text:p>
      <text:p text:style-name="Body_20_Text">Now both of these models use the Placeholder module</text:p>
      <text:p text:style-name="Body_20_Text"/>
      <text:p text:style-name="Section_20_Heading">70 - Complex Forms – Configuring Nested Attributes</text:p>
      <text:p text:style-name="Command_20_Line">rails g model Technology name:string portfolio:references</text:p>
      <text:p text:style-name="Body_20_Text"/>
      <text:p text:style-name="Body_20_Text">in portfolio model add</text:p>
      <text:p text:style-name="Code">accepts_nested_attributes_for :technologies,</text:p>
      <text:p text:style-name="Code"><text:s text:c="32"/>reject_if: lambda { |attrs| attrs['name'].blank? }</text:p>
      <text:p text:style-name="Body_20_Text"/>
      <text:p text:style-name="Body_20_Text">In rails console</text:p>
      <text:p text:style-name="Command_20_Line">&lt;Portfolio.create!(title: “Web App”, subtitle: “Web App sub”, body: “Web App Test”, technologies_attributes: [{name: 'Ruby'}, {name: 'Rails'}, {name: 'Angular'}, {name: 'Ionic'}])</text:p>
      <text:p text:style-name="Code"><text:s text:c="3"/><text:span text:style-name="T14">(0.5ms) <text:s/>BEGIN</text:span></text:p>
      <text:p text:style-name="P26"><text:s text:c="2"/>SQL (0.5ms) <text:s/>INSERT INTO `portfolios` (`title`, `subtitle`, `body`, `main_image`, `thumb_image`, `created_at`, `updated_at`) VALUES ('Web app', 'Web App sub', 'Wed App Text', 'http://placehold.it/600x400', 'http://placehold.it/350x200', '2017-04-15 13:24:35', '2017-04-15 13:24:35')</text:p>
      <text:p text:style-name="P26"><text:s text:c="2"/>SQL (0.5ms) <text:s/>INSERT INTO `technologies` (`name`, `portfolio_id`, `created_at`, `updated_at`) VALUES ('Ruby', 20, '2017-04-15 13:24:35', '2017-04-15 13:24:35')</text:p>
      <text:p text:style-name="P26"><text:s text:c="2"/>SQL (0.0ms) <text:s/>INSERT INTO `technologies` (`name`, `portfolio_id`, `created_at`, `updated_at`) VALUES ('Rails', 20, '2017-04-15 13:24:35', '2017-04-15 13:24:35')</text:p>
      <text:p text:style-name="P26"><text:s text:c="2"/>SQL (0.0ms) <text:s/>INSERT INTO `technologies` (`name`, `portfolio_id`, `created_at`, `updated_at`) VALUES ('Angular', 20, '2017-04-15 13:24:35', '2017-04-15 13:24:35')</text:p>
      <text:p text:style-name="P26"><text:s text:c="2"/>SQL (0.0ms) <text:s/>INSERT INTO `technologies` (`name`, `portfolio_id`, `created_at`, `updated_at`) VALUES ('Ionic', 20, '2017-04-15 13:24:35', '2017-04-15 13:24:35')</text:p>
      <text:p text:style-name="P26"><text:s text:c="3"/>(1.1ms) <text:s/>COMMIT</text:p>
      <text:p text:style-name="P26">=&gt; #&lt;Portfolio id: 20, title: "Web app", subtitle: "Web App sub", body: "Wed App Text", main_image: "http://placehold.it/600x400", thumb_image: "http://placehold.it/350x200", created_at: "2017-04-15 13:24:35", updated_at: "2017-04-15 13:24:35"&gt;</text:p>
      <text:p text:style-name="Body_20_Text">Note that rails created a new portfolio item and 4 new technology items linked to the new portfolio item. Therefore, the accepts_nested_attributes_for specification has linked the two tables together. You can see tis by entering in the console</text:p>
      <text:p text:style-name="Command_20_Line"><text:s/>Portfolio.last.technologies</text:p>
      <text:p text:style-name="P14"><text:s text:c="2"/>Portfolio Load (0.0ms) <text:s/>SELECT <text:s/>`portfolios`.* FROM `portfolios` ORDER BY `portfolios`.`id` DESC LIMIT 1</text:p>
      <text:p text:style-name="P16"><text:s text:c="2"/>Technology Load (0.0ms) <text:s/>SELECT `technologies`.* FROM `technologies` WHERE `technologies`.`portfolio_id` = 20</text:p>
      <text:p text:style-name="P16">=&gt; #&lt;ActiveRecord::Associations::CollectionProxy [#&lt;Technology id: 7, name: "Ruby", portfolio_id: 20, created_at: "2017-04-15 13:24:35", updated_at: "2017-04-15 13:24:35"&gt;, #&lt;Technology id: 8, name: "Rails", portfolio_id: 20, created_at: "2017-04-15 13:24:35", updated_at: "2017-04-15 13:24:35"&gt;, #&lt;Technology id: 9, name: "Angular", portfolio_id: 20, created_at: "2017-04-15 13:24:35", updated_at: "2017-04-15 13:24:35"&gt;, #&lt;Technology id: 10, name: "Ionic", portfolio_id: 20, created_at: "2017-04-15 13:24:35", updated_at: "2017-04-15 13:24:35"&gt;]&gt;</text:p>
      <text:p text:style-name="Body_20_Text">Now the technologies associated with this portfolio item are displayed.</text:p>
      <text:p text:style-name="Body_20_Text"/>
      <text:p text:style-name="Body_20_Text">Now we can use this link to create a form that will allow the entry on a web page.</text:p>
      <text:p text:style-name="Body_20_Text">In the portfolio controller – new action – add the line</text:p>
      <text:p text:style-name="Code">3.times { @portfolio_item.technologies.build } </text:p>
      <text:p text:style-name="Body_20_Text">This is a hard-coded direction that will be replaced by a javascript line later to make it flexible. It will create 3 data instances for the portfolio technologies item and make them available to the form we will build.</text:p>
      <text:p text:style-name="Body_20_Text">In order to whitelist the technologies item, add it after :body, in the strong parameters with the array [name]</text:p>
      <text:p text:style-name="Code">, technologies_attributes: [:name] </text:p>
      <text:p text:style-name="Body_20_Text"/>
      <text:p text:style-name="Body_20_Text">In the views for the portfolio, change the new.html.erb form by adding a UL after the body section:</text:p>
      <text:p text:style-name="Code"><text:s text:c="2"/>&lt;ul&gt;</text:p>
      <text:p text:style-name="Code"><text:s text:c="4"/>&lt;%= f.fields_for :technologies do |technology_form| %&gt;</text:p>
      <text:p text:style-name="Code"><text:s text:c="6"/>&lt;li&gt;</text:p>
      <text:p text:style-name="Code"><text:s text:c="8"/>&lt;%= technology_form.label :name %&gt;</text:p>
      <text:p text:style-name="Code"><text:s text:c="8"/>&lt;%= technology_form.text_field :name %&gt;</text:p>
      <text:p text:style-name="Code"><text:s text:c="6"/>&lt;/li&gt;</text:p>
      <text:p text:style-name="Code"><text:s text:c="4"/>&lt;% end %&gt;</text:p>
      <text:p text:style-name="Code"><text:s text:c="2"/>&lt;/ul&gt;</text:p>
      <text:p text:style-name="Body_20_Text">This will create a nested form(subform) inside the new form using the fields for technologies in the portfolio item to be created.</text:p>
      <text:p text:style-name="Body_20_Text"/>
      <text:p text:style-name="Body_20_Text">Adding the lines below to show.html.erb will list the technologies associated with a particular portfolio</text:p>
      <text:p text:style-name="Code">&lt;% @portfolio_item.technologies.each do |t| %&gt;</text:p>
      <text:p text:style-name="Code">&lt;p&gt;&lt;%= t.name %&gt;&lt;/p&gt;</text:p>
      <text:p text:style-name="Code">&lt;% end %&gt;</text:p>
      <text:p text:style-name="Body_20_Text"/>
      <text:p text:style-name="Section_20_Heading"><text:soft-page-break/>Notes about Associations</text:p>
      <text:p text:style-name="Body_20_Text"/>
      <text:p text:style-name="Body_20_Text"><text:span text:style-name="T6">Has many through</text:span> – this is a way of creating links between tables that in their models do not have links created</text:p>
      <text:p text:style-name="Body_20_Text">Example</text:p>
      <text:p text:style-name="Body_20_Text"/>
      <text:p text:style-name="Body_20_Text">Books table structure</text:p>
      <text:p text:style-name="Code"><text:tab/>Name</text:p>
      <text:p text:style-name="Code"><text:tab/>Author_ID</text:p>
      <text:p text:style-name="Code"><text:tab/>Genre_ID</text:p>
      <text:p text:style-name="Body_20_Text">Author table structure</text:p>
      <text:p text:style-name="Code"><text:tab/>Name</text:p>
      <text:p text:style-name="Code"><text:tab/>Country</text:p>
      <text:p text:style-name="Body_20_Text">Genre table structure</text:p>
      <text:p text:style-name="Code"><text:tab/>Name</text:p>
      <text:p text:style-name="Body_20_Text"/>
      <text:p text:style-name="Body_20_Text">Book model</text:p>
      <table:table table:name="Table1" table:style-name="Table1">
        <table:table-column table:style-name="Table1.A"/>
        <table:table-row>
          <table:table-cell table:style-name="Table1.A1" office:value-type="string">
            <text:p text:style-name="Code"><text:bookmark text:name="LC2"/>belongs_to :author</text:p>
          </table:table-cell>
        </table:table-row>
      </table:table>
      <text:p text:style-name="Code">belongs_to :genre </text:p>
      <text:p text:style-name="Body_20_Text"/>
      <text:p text:style-name="Body_20_Text">Because of the relationship established in the book model, we can link the author and genre even though there is no defined index to the books in the author table</text:p>
      <text:p text:style-name="Body_20_Text">Author model</text:p>
      <table:table table:name="Table2" table:style-name="Table2">
        <table:table-column table:style-name="Table2.A"/>
        <table:table-row>
          <table:table-cell table:style-name="Table2.A1" office:value-type="string">
            <text:p text:style-name="Code"><text:bookmark text:name="LC22"/><text:bookmark text:name="LC21"/>has_many :books</text:p>
          </table:table-cell>
        </table:table-row>
      </table:table>
      <text:p text:style-name="Code">has_many :genres, through: :books </text:p>
      <text:p text:style-name="Body_20_Text"/>
      <text:p text:style-name="Body_20_Text">And we can link the genre with authors through the book model also</text:p>
      <text:p text:style-name="Body_20_Text">Genre model</text:p>
      <table:table table:name="Table3" table:style-name="Table3">
        <table:table-column table:style-name="Table3.A"/>
        <table:table-row>
          <table:table-cell table:style-name="Table3.A1" office:value-type="string">
            <text:p text:style-name="Code"><text:bookmark text:name="LC24"/><text:bookmark text:name="LC23"/>has_many :books</text:p>
          </table:table-cell>
        </table:table-row>
      </table:table>
      <text:p text:style-name="Code">has_many :authors, through: :books </text:p>
      <text:p text:style-name="Body_20_Text"/>
      <text:p text:style-name="Body_20_Text">The books model is the link between authors and genres – again, even though the author doesn't have a genre id and he genre doesn't have an author id defined in their tables because the books table has both of those id's in its table structure</text:p>
      <text:p text:style-name="Body_20_Text"/>
      <text:p text:style-name="SubTitles">Pluck</text:p>
      <text:p text:style-name="Body_20_Text">A rails command that will look through record for the object you are looking for in a particular data model</text:p>
      <text:p text:style-name="Code">Genre.plucK(:name) </text:p>
      <text:p text:style-name="Body_20_Text">Lists all the names of the Genre data object</text:p>
      <text:p text:style-name="Body_20_Text"/>
      <text:p text:style-name="SubTitles">Includes</text:p>
      <text:p text:style-name="Body_20_Text">In the Books controller you may access the books table by using the command</text:p>
      <text:p text:style-name="Code">@books = Book.all</text:p>
      <text:p text:style-name="Body_20_Text">and each time you use the @books in a form the database will be queried</text:p>
      <text:p text:style-name="Body_20_Text"/>
      <text:p text:style-name="Body_20_Text">Using the includes command in a data instance </text:p>
      <text:p text:style-name="Code">@books = book.includes (:author, :genre )</text:p>
      <text:p text:style-name="Body_20_Text">will cause rails to make only one database query in the books table for these items. If you use </text:p>
      <text:p text:style-name="Body_20_Text">This will speed up the data throughput for tables with large amounts of data</text:p>
      <text:p text:style-name="Body_20_Text"/>
      <text:p text:style-name="Chapter_20_Heading">7 - Authentication</text:p>
      <text:p text:style-name="Section_20_Heading">76 - Installing Devise</text:p>
      <text:p text:style-name="Body_20_Text">Go to rubyrems.org and look for devise, copy the gem command, insert it into the gemfile and run bundle install</text:p>
      <text:p text:style-name="Body_20_Text">This will install the devise gem and all its dependencies (bcrypt, warden, orm_adapter, railties, responders). </text:p>
      <text:p text:style-name="Body_20_Text">Warden helps with storing session data among other things.</text:p>
      <text:p text:style-name="Body_20_Text">Follow the instructions for installing on the Homepage:Getting started section</text:p>
      <text:p text:style-name="Body_20_Text"/>
      <text:p text:style-name="Command_20_Line">$ rails generate devise:install</text:p>
      <text:p text:style-name="Body_20_Text"><text:soft-page-break/></text:p>
      <text:p text:style-name="Body_20_Text">From the Devise:Homepage:Getting Started section:</text:p>
      <text:p text:style-name="Body_20_Text"><text:span text:style-name="T18">At this point, a number of instructions will appear in the console. Among these instructions, you'll need to set up the default URL options for the Devise mailer in each environment. Here is a possible configuration for </text:span><text:span text:style-name="Source_20_Text"><text:span text:style-name="T18">config/environments/development.rb</text:span></text:span><text:span text:style-name="T18">:</text:span></text:p>
      <text:p text:style-name="P3">config.action_mailer.default_url_options = { host: 'localhost', port: 3000 }</text:p>
      <text:p text:style-name="Body_20_Text"><text:span text:style-name="T18">The generator will install an initializer which describes ALL of Devise's configuration options. It is </text:span><text:span text:style-name="Emphasis"><text:span text:style-name="T18">imperative</text:span></text:span><text:span text:style-name="T18"> that you take a look at it. When you are done, you are ready to add Devise to any of your models using the generator.</text:span></text:p>
      <text:p text:style-name="Body_20_Text"><text:span text:style-name="T18">In the following command you will replace </text:span><text:span text:style-name="Source_20_Text"><text:span text:style-name="T18">MODEL</text:span></text:span><text:span text:style-name="T18"> with the class name used for the application’s users (it’s frequently </text:span><text:span text:style-name="Source_20_Text"><text:span text:style-name="T18">User</text:span></text:span><text:span text:style-name="T18"> but could also be </text:span><text:span text:style-name="Source_20_Text"><text:span text:style-name="T18">Admin</text:span></text:span><text:span text:style-name="T18">). This will create a model (if one does not exist) and configure it with the default Devise modules. The generator also configures your </text:span><text:span text:style-name="Source_20_Text"><text:span text:style-name="T18">config/routes.rb</text:span></text:span><text:span text:style-name="T18"> file to point to the Devise controller.</text:span></text:p>
      <text:p text:style-name="P3">$ rails generate devise MODEL (</text:p>
      <text:p text:style-name="P3">Next, check the MODEL for any additional configuration options you might want to add, such as confirmable or lockable. If you add an option, be sure to inspect the migration file (created by the generator if your ORM supports them) and uncomment the appropriate section. For example, if you add the confirmable option in the model, you'll need to uncomment the Confirmable section in the migration.</text:p>
      <text:p text:style-name="Body_20_Text"><text:span text:style-name="T18">Then run </text:span><text:span text:style-name="Source_20_Text"><text:span text:style-name="T18">rake db:migrate</text:span></text:span></text:p>
      <text:p text:style-name="P3">You should restart your application after changing Devise's configuration options. Otherwise, you will run into strange errors, for example, users being unable to login and route helpers being undefined.</text:p>
      <text:p text:style-name="Body_20_Text">In the install process devise creates a file config/initializers/devise.rb. Devise include validation items for email address entry in a regex, the email sender config, password length(6 – 128), a time span allowed if you require to reset password, sign out options and many other commented out options.</text:p>
      <text:p text:style-name="Body_20_Text">Keep most of these the same, changing <text:s/>only the email sender config to a valid email you want.</text:p>
      <text:p text:style-name="Body_20_Text"/>
      <text:p text:style-name="Body_20_Text">Now, following the screen instructions we change the config/environments/development.rb file to have the line</text:p>
      <text:p text:style-name="Code">config.action_mailer.default_url_options = { host: 'localhost', port: 3000 }</text:p>
      <text:p text:style-name="Body_20_Text">The instruction remind you to change this when you go into production – it's for the email process</text:p>
      <text:p text:style-name="Body_20_Text"/>
      <text:p text:style-name="Body_20_Text">Make sure you have a home page</text:p>
      <text:p text:style-name="Body_20_Text"/>
      <text:p text:style-name="Body_20_Text">Ensure you have flash messages in app/views/layouts/application.html.erb.</text:p>
      <text:p text:style-name="Body_20_Text"><text:s text:c="5"/></text:p>
      <text:p text:style-name="Code"><text:s text:c="7"/>&lt;p class="notice"&gt;&lt;%= notice %&gt;&lt;/p&gt;</text:p>
      <text:p text:style-name="Code"><text:s text:c="7"/>&lt;p class="alert"&gt;&lt;%= alert %&gt;&lt;/p&gt;</text:p>
      <text:p text:style-name="Body_20_Text"/>
      <text:p text:style-name="Body_20_Text">Run the command specified to generate the devise views</text:p>
      <text:p text:style-name="Command_20_Line">rails g devise:views</text:p>
      <text:p text:style-name="Body_20_Text">This will create a number of views in the view/devise folder. The two we'll deal with are registrations(signing up for the app) and session (signing in to the application)</text:p>
      <text:p text:style-name="Body_20_Text"/>
      <text:p text:style-name="Body_20_Text">Next we'll generate the model to be used by devise to work with the users</text:p>
      <text:p text:style-name="Code"><text:s/>rails generate devise User</text:p>
      <text:p text:style-name="Body_20_Text">This will create a migration file, a model and routes for the user object</text:p>
      <text:p text:style-name="Body_20_Text">The model has a number of devise properties listed with some other options commented out.</text:p>
      <text:p text:style-name="Body_20_Text">The migration sets up the users table. We'll add the following to it:</text:p>
      <text:p text:style-name="Code">t.string :name</text:p>
      <text:p text:style-name="Body_20_Text"/>
      <text:p text:style-name="Body_20_Text">Run <text:span text:style-name="T17">rails db:migrate</text:span></text:p>
      <text:p text:style-name="Body_20_Text">Start the rails server and enter localhost:3000/users/sign_up</text:p>
      <text:p text:style-name="Body_20_Text">This will give you a sign up page</text:p>
      <text:p text:style-name="Body_20_Text">Once signed up, you'll be sent to the home page you specified in the routes file</text:p>
      <text:p text:style-name="Body_20_Text"/>
      <text:p text:style-name="SubTitles">Customizing the sign up URL</text:p>
      <text:p text:style-name="Body_20_Text">Routes - </text:p>
      <text:p text:style-name="Code">devise_for :users, path: '', path_names: { sign_in: 'login', sign_out: 'logout', sign_up: 'register' }</text:p>
      <text:p text:style-name="Body_20_Text"/>
      <text:p text:style-name="Chapter_20_Heading">How to Add Custom Attributes to a Devise Based Authentication System </text:p>
      <text:p text:style-name="Body_20_Text">If you add a field to the login/registration/edit forms you created under Devise, the new filed will not be permitted and has to be whitelisted.</text:p>
      <text:p text:style-name="Body_20_Text">To do this, add these lines to the ApplicationController (you can't directly access the Devise Controller)</text:p>
      <text:p text:style-name="Body_20_Text"/>
      <text:p text:style-name="Code"><text:soft-page-break/>before_filter :configure_permitted_parameters, if: :devise_controller?<text:line-break/><text:line-break/> <text:s/>def configure_permitted_parameters<text:line-break/> <text:s text:c="3"/><text:tab/>devise_parameter_sanitizer.permit(:sign_up, keys: [:name])</text:p>
      <text:p text:style-name="Code"><text:tab/>devise_parameter_sanitizer.permit(:account_update, keys: [:name])<text:line-break/> <text:s/>end</text:p>
      <text:p text:style-name="Body_20_Text"/>
      <text:p text:style-name="Body_20_Text">This will allow the entry of names in the register and edit linked pages</text:p>
      <text:p text:style-name="Body_20_Text"/>
      <text:p text:style-name="Section_20_Heading">Using Controller Concerns for Devise</text:p>
      <text:p text:style-name="Body_20_Text">While the above section programming works, it is not considered best practices to have the Application Controller perform such an activity. It breaks the “single responsibility rule” so the whitelisting should be removed from here and put it in its own special module. That is what controller concerns are for. Remove the lines from the application controller and then create a new file under controllers/concerns and call it devise_whitelist.rb and insert these lines:</text:p>
      <text:p text:style-name="Body_20_Text"/>
      <text:p text:style-name="Code">module DeviseWhitelist</text:p>
      <text:p text:style-name="Code"/>
      <text:p text:style-name="Code">extend ActiveSupport::Concern</text:p>
      <text:p text:style-name="Code"/>
      <text:p text:style-name="Code"><text:s text:c="2"/>included do</text:p>
      <text:p text:style-name="Code"><text:s text:c="4"/>before_action :configure_permitted_parameters, if: :devise_controller?</text:p>
      <text:p text:style-name="Code"><text:s text:c="2"/>end</text:p>
      <text:p text:style-name="Code"/>
      <text:p text:style-name="Code"><text:s text:c="2"/>def configure_permitted_parameters</text:p>
      <text:p text:style-name="Code"><text:s text:c="4"/>devise_parameter_sanitizer.permit(:sign_up, keys: [:name])</text:p>
      <text:p text:style-name="Code"><text:s text:c="4"/>devise_parameter_sanitizer.permit(:account_update, keys: [:name])</text:p>
      <text:p text:style-name="Code"><text:s text:c="2"/>end</text:p>
      <text:p text:style-name="Code">end</text:p>
      <text:p text:style-name="Body_20_Text">Go back to the Application Controller and add the line </text:p>
      <text:p text:style-name="Code">include DeviseWhitelist</text:p>
      <text:p text:style-name="Body_20_Text"/>
      <text:p text:style-name="Body_20_Text">Now the app will work the same way it did in the previous section</text:p>
      <text:p text:style-name="Body_20_Text"/>
      <text:p text:style-name="Chapter_20_Heading">Integrate Virtual Attributes to Extract First and Last Name Data from a User </text:p>
      <text:p text:style-name="Body_20_Text">A virtual attribute is an attribute that we call on some model that is not actually a column name.</text:p>
      <text:p text:style-name="Body_20_Text"/>
      <text:p text:style-name="Body_20_Text">We'll add a first name and a last name attribute to the user model using string manipulation</text:p>
      <text:p text:style-name="Body_20_Text"/>
      <text:p text:style-name="Code"><text:s text:c="2"/>validates_presence_of :name<text:line-break/><text:line-break/> <text:s/>def first_name<text:line-break/> <text:s text:c="3"/>self.name.split.first <text:span text:style-name="T14">##split will split the string at the first space or the supplied split point split(", ")</text:span><text:line-break/> <text:s/>end<text:line-break/><text:line-break/> <text:s/>def last_name<text:line-break/> <text:s text:c="3"/>self.name.split.last<text:line-break/> <text:s/>end </text:p>
      <text:p text:style-name="Code"/>
      <text:p text:style-name="P18">In the home page, make the first line</text:p>
      <text:p text:style-name="Code">&lt;h1&gt;Hi, &lt;%= current_user.first_name if current_user%&gt;&lt;/h1&gt;</text:p>
      <text:p text:style-name="P18">The <text:span text:style-name="T6">current_user</text:span> is a devise method – doesn't need to be set </text:p>
      <text:p text:style-name="P18">Now, logging in will present the user with a customized greeting</text:p>
      <text:p text:style-name="P18"/>
      <text:p text:style-name="Section_20_Heading">83 - Pry and Bcrypt</text:p>
      <text:p text:style-name="P18">gem install pry</text:p>
      <text:p text:style-name="P18">gem install bcrypt – if not already installed</text:p>
      <text:p text:style-name="Code">[1] pry(main)&gt; require 'bcrypt'</text:p>
      <text:p text:style-name="Code">=&gt; true</text:p>
      <text:p text:style-name="P18"/>
      <text:p text:style-name="P7"><text:soft-page-break/>You can use Bcrypt to encrypt anything using its password module</text:p>
      <text:p text:style-name="Code">[3] pry(main)&gt; ssn = BCrypt::Password.create("214589631")</text:p>
      <text:p text:style-name="Code">=&gt; "$2a$10$4GlUSh2olRAsuX6hK0Z.eeZF66nYvqk/sMWGZkWb8LS9iWBz8XIy6"</text:p>
      <text:p text:style-name="P7">Of course, it can interpret the has to verify inputs match it</text:p>
      <text:p text:style-name="Code">[4] pry(main)&gt; ssn == "214589631"</text:p>
      <text:p text:style-name="Code">=&gt; true</text:p>
      <text:p text:style-name="P7">You can also changed the “cost” of the encryption – default 10 – by setting it in the command (lower = faster). The encryption is less secure, however.</text:p>
      <text:p text:style-name="Code">[6] pry(main)&gt; phone = BCrypt::Password.create('412-632-1234', cost:4)</text:p>
      <text:p text:style-name="Code">=&gt; "$2a$04$jhR0CPbNVOxB.0aOr94ayeOnJETaJWTGrlx6Hhp9zxcX9lCd64Yfm"</text:p>
      <text:p text:style-name="P7">You can also create a salting algorithm if required</text:p>
      <text:p text:style-name="Code">[7] pry(main)&gt; salt = BCrypt::Engine.generate_salt</text:p>
      <text:p text:style-name="Code">=&gt; "$2a$10$Pwbm17gfVvvcIrkV7.2XL."</text:p>
      <text:p text:style-name="P7"/>
      <text:p text:style-name="Chapter_20_Heading">8 – Ruby on Rails Controllers</text:p>
      <text:p text:style-name="P7"/>
      <text:p text:style-name="Section_20_Heading">85. Rails Data Flow Review and Working with Params </text:p>
      <text:p text:style-name="P7">params – passed the parameters from the controller to the view</text:p>
      <text:p text:style-name="P7"/>
      <text:p text:style-name="Section_20_Heading">86. Using Rails Sessions to Share Data Between Pages </text:p>
      <text:p text:style-name="P7">Sessions – stores data for use between views</text:p>
      <text:p text:style-name="P7"><text:s/>in ApplicationController add the lines:</text:p>
      <text:p text:style-name="Code"><text:s text:c="2"/>before_action :set_source</text:p>
      <text:p text:style-name="Code"/>
      <text:p text:style-name="Code"><text:s text:c="2"/>def set_source</text:p>
      <text:p text:style-name="Code"><text:s text:c="4"/>session[:source] = params[:q] if params[:q]</text:p>
      <text:p text:style-name="Code"><text:s text:c="2"/>end</text:p>
      <text:p text:style-name="P7">Now, in any page, we can store the session if we address the q parameter - <text:s/>portfolio/4?=twitter – will save a session [:source] data as “twitter” and this can be accessed anytime we want to use it.</text:p>
      <text:p text:style-name="P7">In application.html.erb, add the line</text:p>
      <text:p text:style-name="Code">&lt;% if session[:source] %&gt;</text:p>
      <text:p text:style-name="Code"><text:tab/>Thanks for visiting us on &lt;%= session[:source] %&gt; </text:p>
      <text:p text:style-name="P20">&lt;% end %&gt;</text:p>
      <text:p text:style-name="P7">and you can see the q parameter you entered and it will be visible on every page until you clear the session variable</text:p>
      <text:p text:style-name="P7"/>
      <text:p text:style-name="SubTitles">Notes about ApplicationController</text:p>
      <text:p text:style-name="P7">The ApplicationController is the parent controller of all others in the project. All others inherit from the Application Controller and anything in there will be access by any controller.</text:p>
      <text:p text:style-name="P7">To move the above action from the application controller, create a new controller concern and move the set source code to it.</text:p>
      <text:p text:style-name="P7"/>
      <text:p text:style-name="Section_20_Heading">88. Working with Strong Params in a Rails 5 Controller </text:p>
      <text:p text:style-name="SubTitles">Strong Parameters</text:p>
      <text:p text:style-name="Body_20_Text"># Never trust parameters from the scary internet, only allow the white list through.</text:p>
      <text:p text:style-name="Code"><text:s text:c="4"/>def blog_params</text:p>
      <text:p text:style-name="Code"><text:s text:c="6"/>params.require(:blog).permit(:title, :body)</text:p>
      <text:p text:style-name="Code"><text:s text:c="4"/>end</text:p>
      <text:p text:style-name="P7">Permit – white list <text:s/>- this is what the controller will allow to pass through</text:p>
      <text:p text:style-name="P7"/>
      <text:p text:style-name="P7">White list can be overridden in the application.rb folder</text:p>
      <text:p text:style-name="Code">config.action_controller.permit_all_parameters = true</text:p>
      <text:p text:style-name="P7">This would be rare – should not be done unless absolutely necessary</text:p>
      <text:p text:style-name="P7"/>
      <text:p text:style-name="Section_20_Heading">89-90. Deep Dive: Building a Guest User Feature in Rails </text:p>
      <text:p text:style-name="SubTitles">Null Object Patterns – dealing with guest users</text:p>
      <text:p text:style-name="P7"><text:soft-page-break/>If you reference current_user and no one is logged in, we'll get an error in any view that references current_user. </text:p>
      <text:p text:style-name="P7">A null object pattern will allow us to build a method to handle this on the controller side so that we can allow the nil to pass through and not affect the views adversely.</text:p>
      <text:p text:style-name="P7"/>
      <text:p text:style-name="P7">The line below is an example of what is called “defensive coding”</text:p>
      <text:p text:style-name="Code">&lt;h1&gt;Hi, &lt;%= current_user.first_name if current_user%&gt;&lt;/h1&gt;</text:p>
      <text:p text:style-name="P7">in that it tries to “protect” the page from a non-logged-in user</text:p>
      <text:p text:style-name="P7"/>
      <text:p text:style-name="P7">Create a concern called current_user_concern.rb</text:p>
      <text:p text:style-name="P7">Add the following </text:p>
      <text:p text:style-name="P7"/>
      <text:p text:style-name="Code">module CurrentUserConcern</text:p>
      <text:p text:style-name="Code"><text:s text:c="2"/>extend ActiveSupport::Concern</text:p>
      <text:p text:style-name="Code"/>
      <text:p text:style-name="Code"><text:s text:c="2"/>def current_user</text:p>
      <text:p text:style-name="Code"><text:s text:c="4"/>super || guest_user</text:p>
      <text:p text:style-name="Code"><text:s text:c="2"/>end</text:p>
      <text:p text:style-name="Code"/>
      <text:p text:style-name="Body_20_Text">When you invoke <text:span text:style-name="Emphasis">super</text:span> with no arguments <text:span text:style-name="Emphasis">Ruby</text:span> sends a message to the parent of the current object (current_user), asking it to invoke a method of the same name as the method invoking <text:span text:style-name="Emphasis">super</text:span>. The || operator checks to see if the user is logged in (is super true i.e. is current_user true) and if not, changes the current_user to guest_user which is defined in the module. The OpenStruct call basically is a command to create an object that the app can use without touching the database, mimicking a user record. Now we won't get any nils when we access current_user.</text:p>
      <text:p text:style-name="Body_20_Text"/>
      <text:p text:style-name="Code"><text:s text:c="2"/>def guest_user</text:p>
      <text:p text:style-name="Code"><text:s text:c="4"/>OpenStruct.new(name: "Guest User",</text:p>
      <text:p text:style-name="Code"><text:s text:c="18"/>first_name: "Guest",</text:p>
      <text:p text:style-name="Code"><text:s text:c="18"/>last_name: "User",</text:p>
      <text:p text:style-name="Code"><text:s text:c="18"/>email: "guest@example.com"</text:p>
      <text:p text:style-name="Code"><text:s text:c="18"/>)</text:p>
      <text:p text:style-name="Code"><text:s text:c="2"/>end</text:p>
      <text:p text:style-name="Code">end</text:p>
      <text:p text:style-name="P8"/>
      <text:p text:style-name="P7">Add this concern to the application controller</text:p>
      <text:p text:style-name="Code">include CurrentUserConcern</text:p>
      <text:p text:style-name="P7">Now you can take out the “defensive coding” in any area that looks for current_user.</text:p>
      <text:p text:style-name="P7"/>
      <text:p text:style-name="P7">To make sure that the app <text:s/>knows if the user is a current_user (Class = User) or a guest (Class – OpenStruct) you have to put a test parameter <text:span text:style-name="T6">.is_a?</text:span> in any area that addresses the current_user </text:p>
      <text:p text:style-name="P7">An example of this is in the Application.html.erb view where you display the logout or resister/login links</text:p>
      <text:p text:style-name="Code">&lt;% if current_user.is_a?(User) %&gt;</text:p>
      <text:p text:style-name="Code"><text:s text:c="4"/>&lt;%= link_to "Logout", destroy_user_session_path, method: :delete %&gt;</text:p>
      <text:p text:style-name="Code"><text:s text:c="2"/>&lt;% else %&gt;</text:p>
      <text:p text:style-name="Code"><text:s text:c="4"/>&lt;%= link_to "Register", new_user_registration_path %&gt;</text:p>
      <text:p text:style-name="Code"><text:s text:c="4"/>&lt;%= link_to "Login", new_user_session_path %&gt;</text:p>
      <text:p text:style-name="Code"><text:s text:c="2"/>&lt;% end %&gt;</text:p>
      <text:p text:style-name="P7">This helps the code to determine if the user accessing the page (current_user is a User object) is really logged in or just in as a guest (current_user is a OpenStruct class object) and, if not a logged in user, will not display the Logout link.</text:p>
      <text:p text:style-name="P7"/>
      <text:p text:style-name="Chapter_20_Heading">9 - Working with Views in Rails</text:p>
      <text:p text:style-name="Section_20_Heading">92 - 93. How to Customize the Rails Master Layout File </text:p>
      <text:p text:style-name="P7">The file application.html.erb is the default view that Rails uses as a starting point for the views. Anything you want to appear on all pages can go in this file.</text:p>
      <text:p text:style-name="P7"/>
      <text:p text:style-name="P7">You can set the title portion dynamically so that each viewof the website can have a different title page.</text:p>
      <text:p text:style-name="P7"/>
      <text:p text:style-name="P7">Go to the ApplicationController and a reference to the Controller Concern </text:p>
      <text:p text:style-name="Code">include DefaultPageContentConcern </text:p>
      <text:p text:style-name="P7">Create the Controller Concern default_page_content_concern.rb file and add the following:</text:p>
      <text:p text:style-name="Code"><text:soft-page-break/>module DefaultPageContentConcern</text:p>
      <text:p text:style-name="Code"><text:s text:c="2"/>extend ActiveSupport::Concern</text:p>
      <text:p text:style-name="Code"/>
      <text:p text:style-name="Code"><text:s text:c="2"/>included do</text:p>
      <text:p text:style-name="Code"><text:s text:c="4"/>before_action :set_page_defaults</text:p>
      <text:p text:style-name="Code"><text:s text:c="2"/>end</text:p>
      <text:p text:style-name="Code"/>
      <text:p text:style-name="Code"><text:s text:c="2"/>def set_page_defaults</text:p>
      <text:p text:style-name="Code"><text:s text:c="4"/>@page_title = "SQL Portfolio | My Portfolio Website"</text:p>
      <text:p text:style-name="Code"><text:s text:c="4"/>@seo_keywords = "Green Leaf Services portfolio"</text:p>
      <text:p text:style-name="Code"><text:s text:c="2"/>end</text:p>
      <text:p text:style-name="Code">end</text:p>
      <text:p text:style-name="P7"/>
      <text:p text:style-name="P7">Now that the page title is a data instance, we can set it to whatever we want it to be in each view</text:p>
      <text:p text:style-name="P7">Blog Controller, Index Action – add the line – set the @page_title instance here to </text:p>
      <text:p text:style-name="Code">@page_title = "SQL Blogs"</text:p>
      <text:p text:style-name="P7">Also, in any action for which you wish to change the view title, add the line</text:p>
      <text:p text:style-name="Code">@page_title = @datainstance.column (@blog.title)</text:p>
      <text:p text:style-name="P7">after you access the data instance for that controller and you can set the page title to whatever value you want. In this instance. We are setting the page title to the title of the blog we are referencing.</text:p>
      <text:p text:style-name="P7"/>
      <text:p text:style-name="Section_20_Heading">94. Guide to Using Multiple Layout Files in Rails 5 </text:p>
      <text:p text:style-name="P7">Create a layout file for blogs – blog.html.erb and copy the contents of application.html.erb into it</text:p>
      <text:p text:style-name="P7">In the stylesheet link, change application to blogs</text:p>
      <text:p text:style-name="P7">The go to the application.css file and remove everything. We do this because the line <text:span text:style-name="T17">*= require_tree . </text:span><text:span text:style-name="T15">will cause the app to use any of the styles in the stylesheets folder and we want to specify style in each view.</text:span></text:p>
      <text:p text:style-name="P7">Now, go to the blogs controller to declare which layout file to use for the blogs.</text:p>
      <text:p text:style-name="Code">layout “blog”</text:p>
      <text:p text:style-name="P7">When you try to access the blog show page you'll get “the most informative error message” you'll ever see</text:p>
      <text:p text:style-name="P9"><text:span text:style-name="Source_20_Text"><text:span text:style-name="T19">Asset was not declared to be precompiled in production.</text:span></text:span></text:p>
      <text:p text:style-name="P25"><text:span text:style-name="Source_20_Text"><text:span text:style-name="T19">Add `Rails.application.config.assets.precompile += %w( blogs.css )` to </text:span></text:span><text:span text:style-name="Source_20_Text"><text:span text:style-name="T19">`config/initializers/assets.rb` and restart your server</text:span></text:span></text:p>
      <text:p text:style-name="P6">This is an indication that you have created a new assets file that Rails does not know about and you have to tell it about the existence of the file. You'll have to do this for any further such <text:s/>assets you may create.</text:p>
      <text:p text:style-name="P7"/>
      <text:p text:style-name="P7">You can use the above process for any controller for which you wish to have separate styling</text:p>
      <text:p text:style-name="P7"/>
      <text:p text:style-name="Section_20_Heading">95. Introduction to Partials in Rails 5 </text:p>
      <text:p text:style-name="Section_20_Heading"><text:span text:style-name="T48">Implementing a NavBar</text:span></text:p>
      <text:p text:style-name="P7">Create a shared folder under views and create a folder _nav.html.erb</text:p>
      <text:p text:style-name="P7">Copy the nav block from blogs (or portfolios) view and, in each place from which you want the nav block, enter the line – putting it in the application.html.erb page will cause it to show up in the same place on every page unless you have overridden the generic layout in a specific controller</text:p>
      <text:p text:style-name="Code">&lt;%= render 'shared/nav' %&gt;</text:p>
      <text:p text:style-name="P7"/>
      <text:p text:style-name="Section_20_Heading">96. How to Send Data to Partials to Generate Custom Behavior in Rails 5 </text:p>
      <text:p text:style-name="P7">You can implement different styles for a shared partial by sending data to the partial that indicates the style you wish to use.</text:p>
      <text:p text:style-name="P7">In the nav block you out in the partial, add an embedded ruby class to the &lt;div&gt; notation at the top</text:p>
      <text:p text:style-name="Code">&lt;div class="&lt;%= location %&gt;"&gt;</text:p>
      <text:p text:style-name="P7">and in the nav partial render call in any of the views, add this class notation to the render line</text:p>
      <text:p text:style-name="P7">In application.html.erb add</text:p>
      <text:p text:style-name="Code">&lt;%= render "shared/nav", location: 'top' %&gt;</text:p>
      <text:p text:style-name="P7">In blog.html.erb and portfolio.html.erb add</text:p>
      <text:p text:style-name="Code">&lt;%= render "shared/nav", location: 'bottom' %&gt;</text:p>
      <text:p text:style-name="Body_20_Text"><text:soft-page-break/>Add the styles you created to the appropriate stylesheets</text:p>
      <text:p text:style-name="Code"/>
      <text:p text:style-name="P7">Create a partial for the portfolio items</text:p>
      <text:p text:style-name="P7">Views/portfolios – create a partial ==&gt; _form.html.erb</text:p>
      <text:p text:style-name="P7">Move all the code except the h1 line from new.html.erb to the partial <text:s/>_form.html.erb</text:p>
      <text:p text:style-name="P7">in new.html.erb add the line</text:p>
      <text:p text:style-name="Code">&lt;%= render 'form', portfolio_item: @portfolio_item %&gt;</text:p>
      <text:p text:style-name="P7">Remove all the code from edit.html.erb and add the line</text:p>
      <text:p text:style-name="Code">&lt;%= render 'form', portfolio_item: @portfolio_item %&gt;</text:p>
      <text:p text:style-name="P7"/>
      <text:p text:style-name="Section_20_Heading">97. Guide to View Helpers in Rails 5 </text:p>
      <text:p text:style-name="P7">View helpers are similar to partials. A helper can be called but it is written in Ruby, not HTML. You can embed HTML code in a helper but you have to add .html_safe at the end in order for it to display. The .html_safe notation is your indication that you know the code is safe. Don't use this with user input!</text:p>
      <text:p text:style-name="P7">The real purpose of view helpers is to assist in the implementation of conditional logic to the display. Best practices dictate that you leave your conditional logic outside your views.</text:p>
      <text:p text:style-name="P7">In previous view setups, we have the logic to determine if the user is logged in in three separate places. We'll move this to a view helper.</text:p>
      <text:p text:style-name="P7">We'll create a view helper called login helper and place the login logic that we had in application.html.erb, blog.html.erb, portfolio.html.erb in the layouts folder</text:p>
      <text:p text:style-name="Code">def login_helper</text:p>
      <text:p text:style-name="Code"><text:tab/> if current_user.is_a?(User) </text:p>
      <text:p text:style-name="Code"><text:s text:c="4"/><text:tab/><text:tab/>link_to "Logout", destroy_user_session_path, method: :delete </text:p>
      <text:p text:style-name="Code"><text:s text:c="2"/><text:tab/>else </text:p>
      <text:p text:style-name="Code"><text:s text:c="4"/><text:tab/><text:tab/> (link_to "Register", new_user_registration_path) + <text:s/>"&lt;br&gt;".html_safe +</text:p>
      <text:p text:style-name="Code"><text:s text:c="4"/><text:tab/><text:tab/> (link_to "Login", new_user_session_path) <text:span text:style-name="T7">==&gt; we have to put these together in one string because Ruby will only act on the last item is a logic arguments and, without the concatenation of these two arguments, we'll never see the Register option</text:span></text:p>
      <text:p text:style-name="Code"><text:s text:c="2"/><text:tab/>end </text:p>
      <text:p text:style-name="Code">end</text:p>
      <text:p text:style-name="Code"/>
      <text:p text:style-name="P7">and add the line</text:p>
      <text:p text:style-name="Code">&lt;%= login_helper %&gt;</text:p>
      <text:p text:style-name="P7">to the layouts from which the code was removed</text:p>
      <text:p text:style-name="P7"/>
      <text:p text:style-name="P7"><text:span text:style-name="T6">When to use a view helper</text:span> – if the logic we're trying to implement is largely based on Ruby code, use a view helper. If it's mostly HTML code, use a partial</text:p>
      <text:p text:style-name="P7"/>
      <text:p text:style-name="SubTitles">98. How to Use the Rails Content Tag Helper to Auto Generate HTML Code </text:p>
      <text:p text:style-name="P7"><text:s/></text:p>
      <text:p text:style-name="P7">A <text:span text:style-name="T6">content tag</text:span> will help you insert HTML into views where you want them.</text:p>
      <text:p text:style-name="P7">We'll add them to the application. Blog and portfolio views</text:p>
      <text:p text:style-name="P7"/>
      <text:p text:style-name="P7">In application_helper.html.erb add the lines</text:p>
      <text:p text:style-name="Code">def source_helper(layout_name)<text:line-break/> <text:s text:c="5"/>if session[:source]<text:line-break/> <text:s text:c="7"/>greeting = "Thanks for visiting me from #{session[:source]} and you are on the #{layout_name} layout"<text:line-break/> <text:s text:c="7"/><text:span text:style-name="T1">content_tag</text:span>(:p, greeting, class: "source-greeting")<text:line-break/> <text:s text:c="5"/>end<text:line-break/> <text:s/>end</text:p>
      <text:p text:style-name="P7">This will allow us to use this phrase as a paragraph tag and class in any view we choose by calling it and passing it the argument regarding the page that is doing the calling</text:p>
      <text:p text:style-name="Code">&lt;%= source_helper (“application” %&gt;</text:p>
      <text:p text:style-name="P7">This will allow customization of the greeting depending on who's calling</text:p>
      <text:p text:style-name="P7"/>
      <text:p text:style-name="Section_20_Heading">99. Introduction to Rendering Collections via Partials in Rails 5</text:p>
      <text:list xml:id="list3579089604640186326" text:style-name="L2">
        <text:list-header>
          <text:p text:style-name="P35"/>
        </text:list-header>
      </text:list>
      <text:p text:style-name="P7">Create a new partial _blog.html.erb</text:p>
      <text:p text:style-name="P7">Move the code in the blog index view into it </text:p>
      <text:p text:style-name="Code">&lt;tr&gt;</text:p>
      <text:p text:style-name="Code"><text:s text:c="2"/>&lt;td&gt;&lt;%= blog.title %&gt;&lt;/td&gt;</text:p>
      <text:p text:style-name="Code"><text:s text:c="2"/>&lt;td&gt;&lt;%= blog.body %&gt;&lt;/td&gt;</text:p>
      <text:p text:style-name="Code"><text:soft-page-break/><text:s text:c="2"/>&lt;td&gt;&lt;%= link_to blog.status.capitalize, toggle_status_blog_path(blog) %&gt;&lt;/td&gt;</text:p>
      <text:p text:style-name="Code"><text:s text:c="2"/>&lt;td&gt;&lt;%= link_to 'Show', blog %&gt;&lt;/td&gt;</text:p>
      <text:p text:style-name="Code"><text:s text:c="2"/>&lt;td&gt;&lt;%= link_to 'Edit', edit_blog_path(blog) %&gt;&lt;/td&gt;</text:p>
      <text:p text:style-name="Code"><text:s text:c="2"/>&lt;td&gt;&lt;%= link_to 'Delete', blog, method: :delete, data: { confirm: 'Are you sure?' } %&gt;&lt;/td&gt;</text:p>
      <text:p text:style-name="Code">&lt;/tr&gt;</text:p>
      <text:p text:style-name="P7">Change the line under the table body tag to </text:p>
      <text:p text:style-name="Code">&lt;%= render @blogs%&gt;</text:p>
      <text:p text:style-name="P7">Thus we are calling the local variable blog from the blog index view </text:p>
      <text:p text:style-name="P7">Rails uses “Convention over configuration” as a guideline and understand what you want when you use this type of code. It recognizes that you have passed the @blogs data instance from the blogs controller <text:s text:c="2"/><text:span text:style-name="T17">@blogs = Blog.all</text:span> and knows you want to use that and display it. Rails looks for a partial with the <text:span text:style-name="T6">singular</text:span> name of the data instance (blog in this case) and shortcuts to using it – no need for an <text:span text:style-name="T6">each</text:span> block.</text:p>
      <text:p text:style-name="P7"/>
      <text:p text:style-name="Section_20_Heading">100. Guide to Manually Configuring Partials to Work with Collections in Rails </text:p>
      <text:p text:style-name="P7"><text:tab/>If you try to use this technique for a data instance that does not follow the convention of naming the data instance the same as its controller (@blogs from the blogs controller) you have to “teach” rails how to use you data instance. </text:p>
      <text:p text:style-name="P7"/>
      <text:p text:style-name="P7">To demonstrate we'll use the data instance @portfolio_items from the portfolio controller</text:p>
      <text:p text:style-name="P7">In the line from which we render the partial, we have to enter</text:p>
      <text:p text:style-name="Code">&lt;% render partial: 'portfolio_item', collection: @portfolio_items %&gt;</text:p>
      <text:p text:style-name="P7"/>
      <text:p text:style-name="Section_20_Heading">101. Guide to Helpful ActionView Helper Methods in Rails 5 </text:p>
      <text:p text:style-name="P7">distance_of_time_in_words – two arguments(time start, time end)</text:p>
      <text:p text:style-name="P7">number_to_phone “5555555555” – converts to 555-555-5555</text:p>
      <text:p text:style-name="P7">number_to_currency “150” - converts to $150.00</text:p>
      <text:p text:style-name="P7">number_to_percentage “80.4” - converts to 80.400%</text:p>
      <text:p text:style-name="P7">number_with_delimiter “15187456516565” - converts to 151,874,561,516,565</text:p>
      <text:p text:style-name="P7"/>
      <text:p text:style-name="P7">Link to the helper methods - <text:a xlink:type="simple" xlink:href="http://guides.rubyonrails.org/layouts_and_rendering.html" text:style-name="Internet_20_link" text:visited-style-name="Visited_20_Internet_20_Link">http://guides.rubyonrails.org/layouts_and_rendering.html</text:a></text:p>
      <text:p text:style-name="P7"/>
      <text:p text:style-name="Section_20_Heading">102 - 103. Deep Dive: Tips and Tricks to Working with ActionView in Rails 5 </text:p>
      <text:p text:style-name="SubTitles">Action View Methods</text:p>
      <text:p text:style-name="P7">Review – anytime you want to display something, you need a controller, a view and a route. The controller name, the view folder name should be the same. In the controller. Any action should have a view page with the same name as the action. In the routes, you have to tell Rails to get the folder/view.</text:p>
      <text:p text:style-name="P7">In the view, &lt;% %&gt; will not display, &lt;%= %&gt; will display.</text:p>
      <text:p text:style-name="P7"/>
      <text:p text:style-name="P7">You can put output to the server terminal page by using the puts command in ruby to display any message - &lt;% puts "Hey There" %&gt; <text:s/>will display Hey There on the server terminal page anytime you access the page on which you put the command.</text:p>
      <text:p text:style-name="SubTitles">Spacer Template</text:p>
      <text:p text:style-name="P7">Spacer templates can be added to partials but you have to specify the partial command at the data instance</text:p>
      <text:p text:style-name="Code">&lt;%= render partial: @blogs, spacer_template: 'blog_ruler' %&gt;</text:p>
      <text:p text:style-name="P7">and create the _blog_ruler.html.erb file to have what you want in it – can be anything.</text:p>
      <text:p text:style-name="P7"/>
      <text:p text:style-name="SubTitles">Stylesheet links</text:p>
      <text:p text:style-name="P7">You can add links to outside stylesheets in application.html.erb</text:p>
      <text:p text:style-name="Code">&lt;%= stylesheet_link_tag "https://maxcdn.bootstrapcdn.com/bootstrap/4.0.0-alpha.6/css/bootstrap.min.css" %&gt; </text:p>
      <text:p text:style-name="P7"/>
      <text:p text:style-name="SubTitles">Caching</text:p>
      <text:p text:style-name="P7">Caching is a way to take a <text:span text:style-name="T13">slow-loading page</text:span> and wrap the components on that page and render the file it creates on the browser side.</text:p>
      <text:p text:style-name="P7"><text:soft-page-break/>Wrap the rendering of the blogs in a cache</text:p>
      <text:p text:style-name="Code">&lt;% cache do %&gt;<text:line-break/> <text:s/>&lt;div&gt;<text:line-break/> <text:s text:c="3"/>&lt;%= render partial: @blogs, spacer_template: 'blog_ruler' %&gt;<text:line-break/> <text:s/>&lt;/div&gt;<text:line-break/>&lt;% end %&gt;</text:p>
      <text:p text:style-name="P7">This will save <text:span text:style-name="T12">this portion</text:span> of the HTML code to the browser so that the next time we try to load it, it will load much faster. Make sure you are not using this in a page that may change during a session. This will not speed up database query or any such access.</text:p>
      <text:p text:style-name="P7"/>
      <text:p text:style-name="Chapter_20_Heading">10 - Professional Debugging in Rails </text:p>
      <text:p text:style-name="Section_20_Heading">105. How to Utilize Puts Debugging in Rails </text:p>
      <text:p text:style-name="P7">You can use puts statements anywhere and they will show in the server console as the app runs.</text:p>
      <text:p text:style-name="P7">It's best to delineate the puts statements so that they will be easier to find in the server console.</text:p>
      <text:p text:style-name="Code">puts "*" * 100</text:p>
      <text:p text:style-name="Code">puts @blogs.inspect</text:p>
      <text:p text:style-name="Code">puts "*" * 100</text:p>
      <text:p text:style-name="P7">Limitations on puts debugging - You have to have an idea of what is causing the problem so you know where to put the puts</text:p>
      <text:p text:style-name="P7">This is a link to a guide on puts debugging</text:p>
      <text:p text:style-name="P7"><text:a xlink:type="simple" xlink:href="https://tenderlovemaking.com/2016/02/05/i-am-a-puts-debuggerer.html" text:style-name="Internet_20_link" text:visited-style-name="Visited_20_Internet_20_Link">https://tenderlovemaking.com/2016/02/05/i-am-a-puts-debuggerer.html</text:a></text:p>
      <text:p text:style-name="P7"/>
      <text:p text:style-name="P7"/>
      <text:p text:style-name="Section_20_Heading">106. Guide to Byebug in Rails 5 </text:p>
      <text:p text:style-name="P7">Byebug will create a breakpoint in the code. Put the word byebug at the point where you want to stop the code. Byebug works similarly to Pry debugging below.</text:p>
      <text:p text:style-name="P7"/>
      <text:p text:style-name="Section_20_Heading">107. Guide to Debugging with Pry in Rails 5 </text:p>
      <text:p text:style-name="P7">Add gem 'pry-byebug' to the gemfile, run bundle install, restart the server.</text:p>
      <text:p text:style-name="P7"/>
      <text:p text:style-name="P7">Create a failure point – in the portfolio controller, remove the show action from the before action and try to get a portfolio to show.</text:p>
      <text:p text:style-name="P7">The server will report the error – No Method error in Portfolios#show – this will lead you to the source of the problem – the portfolio controller, the show action – we knew that already because we created the error but we won't know what's wrong if we have a “real” error.</text:p>
      <text:p text:style-name="P7"/>
      <text:p text:style-name="P7">Because we suspect a problem show view, we go to that page and put the line</text:p>
      <text:p text:style-name="Code">&lt;% binding.pry %&gt;</text:p>
      <text:p text:style-name="P7">at the top of the page. This will cause the server to stop at that point</text:p>
      <text:p text:style-name="P7">To start debugging we enter</text:p>
      <text:p text:style-name="Code"><text:s/>pry(#&lt;#&lt;Class:0x00000007063e28&gt;&gt;)&gt; @portfolio_item</text:p>
      <text:p text:style-name="Code">=&gt; nil</text:p>
      <text:p text:style-name="Body_20_Text">The nil response indicates to us that the action didn't get the data item it needs. To determine fi the params setn were OK we enter</text:p>
      <text:p text:style-name="Code">[2] pry(#&lt;#&lt;Class:0x00000007063e28&gt;&gt;)&gt; params</text:p>
      <text:p text:style-name="Code">=&gt; &lt;ActionController::Parameters {"controller"=&gt;"portfolios", "action"=&gt;"show", "id"=&gt;"3"} permitted: false&gt;</text:p>
      <text:p text:style-name="Body_20_Text">This indicates that the values sent were OK so something else is causing the app to fail. We enter continue to let the error run its course</text:p>
      <text:p text:style-name="Code">[3] pry(#&lt;#&lt;Class:0x00000007063e28&gt;&gt;)&gt; continue</text:p>
      <text:p text:style-name="P7">Remove the binding.ory line from the show page and now, we try to trace back to the controller to find the error</text:p>
      <text:p text:style-name="P7">Put binding.pry in the portfolio controller in the show action</text:p>
      <text:p text:style-name="P7">Refresh the web page and the the server will hang again. Go to the server console and you'll see the stop point is now at the show action. Enter</text:p>
      <text:p text:style-name="Code"><text:s/>@portfolio_item <text:span text:style-name="T15">at the binding-pry prompt</text:span></text:p>
      <text:p text:style-name="P7">and you'll see the result – an actual item – so again the params are correct, but the show action is in error. This should lead you to the error that we created. Enter continue to let the app complete the error process, fix the error, take out the binding pry line and the app will run.</text:p>
      <text:p text:style-name="P7"><text:soft-page-break/></text:p>
      <text:p text:style-name="P7">A more complex error example</text:p>
      <text:p text:style-name="P7">Create two scopes in the blog model and call them both in the index action</text:p>
      <text:p text:style-name="Code">@blogs = Blog.special_blogs ==&gt; all blogs</text:p>
      <text:p text:style-name="Code">@blogs = Blog.featured_blogs ==&gt; <text:s/>only 2</text:p>
      <text:p text:style-name="P7">We may be expecting all but we'll get only 2 because rails will act upon the last line in a section.</text:p>
      <text:p text:style-name="P7">To debug this, we can set multiple breakpoints – put the binding.pry line before the first line and then between the two lines -always try to look at every time the error may be occurring</text:p>
      <text:p text:style-name="Code"><text:s text:c="2"/>def index</text:p>
      <text:p text:style-name="Code"><text:s text:c="4"/>binding.pry</text:p>
      <text:p text:style-name="Code"><text:s text:c="4"/>@blogs = Blog.special_blogs</text:p>
      <text:p text:style-name="Code"><text:s text:c="4"/>binding.pry</text:p>
      <text:p text:style-name="Code"><text:s text:c="4"/>@blogs = Blog.featured_blogs</text:p>
      <text:p text:style-name="Code"><text:s text:c="4"/>binding.pry</text:p>
      <text:p text:style-name="Code"><text:s text:c="4"/>@page_title = "Blogs"</text:p>
      <text:p text:style-name="Code"><text:s text:c="2"/>end</text:p>
      <text:p text:style-name="P7">When the server hangs, go to the server console and you can step through the code by typing the word <text:span text:style-name="T6">next</text:span>.</text:p>
      <text:p text:style-name="P7">You can also just use one binding.pry line to stop the code and then typeing next will allow the code to proceed line-by-line. Typing exit will stop the “prying”.</text:p>
      <text:p text:style-name="P7"/>
      <text:p text:style-name="P7">Remember to remove the binding.pry line once you have fixed the app.</text:p>
      <text:p text:style-name="P7"/>
      <text:p text:style-name="P7">Following is a link to the Pry Gem Page</text:p>
      <text:p text:style-name="P7"><text:a xlink:type="simple" xlink:href="https://github.com/nixme/pry-debugger" text:style-name="Internet_20_link" text:visited-style-name="Visited_20_Internet_20_Link">https://github.com/nixme/pry-debugger</text:a></text:p>
      <text:p text:style-name="P7"/>
      <text:p text:style-name="P7"/>
      <text:p text:style-name="Section_20_Heading">108-109. Proper Way to Implement Error Management in a Rails Application </text:p>
      <text:p text:style-name="P7">Generic errors:</text:p>
      <text:p text:style-name="P7">To trap errors use </text:p>
      <text:p text:style-name="Code">begin</text:p>
      <text:p text:style-name="Code"><text:tab/>&lt;&lt;code that may cause an error&gt;&gt;</text:p>
      <text:p text:style-name="Code">rescue =&gt; e</text:p>
      <text:p text:style-name="Code"><text:tab/>flash[:error ] = “Appropriate Error Message: #{e}”</text:p>
      <text:p text:style-name="Code">end</text:p>
      <text:p text:style-name="P7"/>
      <text:p text:style-name="P7">If you know what kind of error you're looking for, you can specify it in the begin/rescue block</text:p>
      <text:p text:style-name="Code">begin</text:p>
      <text:p text:style-name="Code"><text:tab/>contact_facebook</text:p>
      <text:p text:style-name="Code"><text:tab/>@messages = retierve_messages</text:p>
      <text:p text:style-name="Code">rescue IOError <text:s/>=&gt; e <text:span text:style-name="T20">==&gt; this is the kind of error you would receive if Facebook was down</text:span></text:p>
      <text:p text:style-name="Code"><text:tab/>flash[:error ] = “Error occurred contacting Facebook: #{e}”</text:p>
      <text:p text:style-name="P11">end</text:p>
      <text:p text:style-name="P7"/>
      <text:p text:style-name="P7">A website you can use to test error is <text:span text:style-name="T6">repl.it</text:span></text:p>
      <text:p text:style-name="P7">Enter the following:</text:p>
      <text:p text:style-name="Code">def divide num1, num2<text:line-break/> <text:s/>begin<text:line-break/> <text:s text:c="3"/>num1/num2<text:line-break/> <text:s text:c="3"/>bad syntax here<text:line-break/> <text:s/>rescue =&gt; e<text:line-break/> <text:s text:c="3"/>puts "Error: #{e}"<text:line-break/> <text:s/>end<text:line-break/>end<text:line-break/><text:line-break/>divide 5, 0</text:p>
      <text:p text:style-name="P7">and type run</text:p>
      <text:p text:style-name="P7"/>
      <text:p text:style-name="P7">The left panel will display </text:p>
      <text:p text:style-name="Command_20_Line">Error: divided by 0 </text:p>
      <text:p text:style-name="P7">but will not mention the bad syntax you have entered</text:p>
      <text:p text:style-name="P7"><text:s/>putting divide 5,1 will now produce the error</text:p>
      <text:p text:style-name="Command_20_Line">Error: undefined local variable or method `here' for main:Object</text:p>
      <text:p text:style-name="Command_20_Line"><text:soft-page-break/>=&gt; nil</text:p>
      <text:p text:style-name="P7">but notice that it did not do the division process. Now we're rescuing bad code, not bad math</text:p>
      <text:p text:style-name="P7"/>
      <text:p text:style-name="P7">Change the code to </text:p>
      <text:p text:style-name="Code">rescue ZeroDivisionError =&gt; e</text:p>
      <text:p text:style-name="P7">and run the process, stop at the error and we'll receive the error</text:p>
      <text:p text:style-name="P24">undefined local variable or method `here' for main:Object </text:p>
      <text:p text:style-name="P24">(repl):4:in `divide' </text:p>
      <text:p text:style-name="P22"><text:span text:style-name="T21">(repl):10:in `&lt;main&gt;'</text:span> </text:p>
      <text:p text:style-name="Body_20_Text">which is much more helpful in showing the bad syntax</text:p>
      <text:p text:style-name="Body_20_Text"/>
      <text:p text:style-name="Body_20_Text">You should be very targeted in using the error trapping process. In our example, it is always a possibility that in a division process we may have a divide by 0 error, so we specifically trap that error. We should not use a generic error trapping process.</text:p>
      <text:p text:style-name="Body_20_Text"/>
      <text:p text:style-name="P7">Following is a link to the Ruby Error (Exceptions) documentation</text:p>
      <text:p text:style-name="P7"><text:a xlink:type="simple" xlink:href="https://ruby-doc.org/core-2.2.0/Exception.html" text:style-name="Internet_20_link" text:visited-style-name="Visited_20_Internet_20_Link">https://ruby-doc.org/core-2.2.0/Exception.html</text:a></text:p>
      <text:p text:style-name="Chapter_20_Heading">11 Using RubyGems</text:p>
      <text:p text:style-name="P7"/>
      <text:p text:style-name="Section_20_Heading">111-112. How to Install Bootstrap 4 into a Rails 5 Application </text:p>
      <text:p text:style-name="P7">You can just use the .cdn for bootstrap but this is not a “best practice”. You should put the Ruby gem and the bootstrap file in your code.</text:p>
      <text:p text:style-name="P7"/>
      <text:p text:style-name="P7">Go to the Bootstrap4 page</text:p>
      <text:p text:style-name="P7">Go to the section RubyGems – click on the See the gem's readme</text:p>
      <text:p text:style-name="P7">Copy the line</text:p>
      <text:p text:style-name="P10"><text:span text:style-name="T27">gem</text:span> <text:span text:style-name="T28">'bootstrap'</text:span>, <text:span text:style-name="T28">'~&gt; 4.0.0.alpha6'</text:span></text:p>
      <text:p text:style-name="P7">and paste it at the bottom of your gemfile</text:p>
      <text:p text:style-name="P7">run bundle install</text:p>
      <text:p text:style-name="P7">This will go to the bootstrap server and install all the bootstrap libraries (css, javascript) into the background of the app. It is <text:span text:style-name="T12">still not available for use in your application.</text:span></text:p>
      <text:p text:style-name="P7"/>
      <text:p text:style-name="P7">Next the docs say </text:p>
      <text:p text:style-name="Command_20_Line"><text:span text:style-name="T22">Ensure that </text:span><text:span text:style-name="Source_20_Text"><text:span text:style-name="T22">sprockets-rails </text:span></text:span><text:span text:style-name="T22">is at least v2.3.2</text:span><text:span text:style-name="T32"> </text:span></text:p>
      <text:p text:style-name="Command_20_Line"><text:span text:style-name="T32"/></text:p>
      <text:p text:style-name="P7">To check this, go to gemfile.lock file. This file shows all the dependencies (gems that other gems depend on) in the app. Look for sprockets-rails (under sass-rails as a dependency so it must be installed somewhere) and you'll be able to find it listed and its version. If its OK proceed to the next step in the docs process.</text:p>
      <text:p text:style-name="Command_20_Line"><text:span text:style-name="T23">Import Bootstrap styles in </text:span><text:span text:style-name="Source_20_Text"><text:span text:style-name="T24">app/assets/stylesheets/application.scss</text:span></text:span><text:span text:style-name="T23">:</text:span></text:p>
      <text:p text:style-name="Command_20_Line">// Custom bootstrap variables must be set or imported *before* bootstrap.</text:p>
      <text:p text:style-name="Command_20_Line"><text:span text:style-name="T27">@import</text:span> "<text:span text:style-name="T43">bootstrap</text:span>";</text:p>
      <text:p text:style-name="Body_20_Text"/>
      <text:p text:style-name="P7">You'll need to <text:span text:style-name="T13">rename the file application.css to application.scss</text:span> and then add the import bootstrap line to it and any other dedicated scss layout files we are using</text:p>
      <text:p text:style-name="P7"><text:s/></text:p>
      <text:p text:style-name="P7">The next section deals with javascript changes:</text:p>
      <text:p text:style-name="Command_20_Line"><text:span text:style-name="T25">Require Bootstrap Javascripts in </text:span><text:span text:style-name="Source_20_Text"><text:span text:style-name="T25">app/assets/javascripts/application.js</text:span></text:span><text:span text:style-name="T25">:</text:span></text:p>
      <text:p text:style-name="P23">//= require jquery</text:p>
      <text:p text:style-name="P23">//= require bootstrap-sprockets</text:p>
      <text:p text:style-name="P7">These require statements must be in the order specified</text:p>
      <text:p text:style-name="P7"/>
      <text:p text:style-name="P7">That's all the changes necessary to install bootstrap.</text:p>
      <text:p text:style-name="P7"/>
      <text:p text:style-name="Section_20_Heading">113 - 116. Strategy for Building a Custom RubyGem </text:p>
      <text:p text:style-name="P7">We'll build a custom gem that will contain copyright information that will update the year notation automatically.</text:p>
      <text:p text:style-name="P7"><text:soft-page-break/></text:p>
      <text:p text:style-name="P7">First create the module in an app in which you know everything is working properly and implement it in that app. Then we'll remove all the code from that app and only implement ti be a call to the gem we will create.</text:p>
      <text:p text:style-name="P7"/>
      <text:p text:style-name="P7">Add a module to the ApplicationController – make it a unique name because were going to put in Ruby Gems</text:p>
      <text:p text:style-name="P7"/>
      <text:p text:style-name="Code">module GlsViewTool <text:span text:style-name="T7">==&gt; don't put in caps next to each other – that will cause problems later on</text:span></text:p>
      <text:p text:style-name="Code"><text:s text:c="2"/>class Renderer</text:p>
      <text:p text:style-name="Code"><text:s text:c="4"/>def self.copyright name, msg</text:p>
      <text:p text:style-name="Code"><text:s text:c="6"/>"&amp;copy: #{Time.now.year} | &lt;b&gt;#{name}&lt;/b&gt; #{msg}".html_safe</text:p>
      <text:p text:style-name="Code"><text:s text:c="4"/>end</text:p>
      <text:p text:style-name="Code"><text:s text:c="2"/>end</text:p>
      <text:p text:style-name="Code">end</text:p>
      <text:p text:style-name="P7">In the Class definition section of the ApplicationController add the lines</text:p>
      <text:p text:style-name="Code"><text:tab/>before_action :set_copyright </text:p>
      <text:p text:style-name="Code"><text:s text:c="2"/></text:p>
      <text:p text:style-name="Code"><text:s text:c="2"/><text:tab/>def set_copyright</text:p>
      <text:p text:style-name="Code"><text:s text:c="4"/><text:tab/><text:tab/>@copyright = GlsViewTool::Renderer.copyright 'GreenLeafServices', 'All rights reserved'</text:p>
      <text:p text:style-name="Code"><text:s text:c="2"/><text:tab/>end</text:p>
      <text:p text:style-name="P7"/>
      <text:p text:style-name="P7">To test, in the layouts/application.html.erb file add the line</text:p>
      <text:p text:style-name="Code">&lt;%= @copyright %&gt;</text:p>
      <text:p text:style-name="P7">under the yield line</text:p>
      <text:p text:style-name="P7">Now every page should show the copyright information</text:p>
      <text:p text:style-name="P7"/>
      <text:p text:style-name="P7">Once we know this works, we'll extract it out to create the gem</text:p>
      <text:p text:style-name="P7">First, make sure your proposed name(gls_view_tool) for the gem does not already exist by searching for it in Ruby Gems</text:p>
      <text:p text:style-name="P7">Then, make a separate folder – e.g. create_a_ruby_gem <text:s/>- navigate to it and enter the command</text:p>
      <text:p text:style-name="Command_20_Line">bundle gem gls_view_tool</text:p>
      <text:p text:style-name="P7">and bundle will create the gem (after asking you some questions) and set up git for it</text:p>
      <text:p text:style-name="P7">Open the folder gls_view_tool in a text editor and you'll see all the folders/files in the gem</text:p>
      <text:p text:style-name="P7"/>
      <text:p text:style-name="P7">Open the file gls_view_tool.gemspec</text:p>
      <text:p text:style-name="P7"/>
      <text:p text:style-name="P7">Remove the line 17-24 from the code – we want to push this to Ruby Gems</text:p>
      <text:p text:style-name="P7">Change the lines 12 – 15 to have accurate information</text:p>
      <text:p text:style-name="Code"><text:s text:c="2"/>spec.summary <text:s text:c="6"/>= %q{Various view specific methods for applications I use.}<text:line-break/> <text:s/>spec.description <text:s text:c="2"/>= %q{Provides generated HTML data for Rails applications.}<text:line-break/> <text:s/>spec.homepage <text:s text:c="5"/>= "<text:a xlink:type="simple" xlink:href="http://green-leaf-services.com/" text:style-name="Internet_20_link" text:visited-style-name="Visited_20_Internet_20_Link">http:green-leaf-services.com</text:a>"</text:p>
      <text:p text:style-name="P7"/>
      <text:p text:style-name="P7">Now go to the lib folder and in the file gls_view_tool.rb add the line</text:p>
      <text:p text:style-name="Code">require "gls_view_tool/renderer"</text:p>
      <text:p text:style-name="P7">then create that file renderer.rb in the lib/gls_view_tool folder and copy the module code from the file in which you originally created the gem.</text:p>
      <text:p text:style-name="P7">Change the readme file to describe the gem. Also, enter the instructions for install and usage. Change other areas as appropriate (##Contributing, etc.)</text:p>
      <text:p text:style-name="P7"/>
      <text:p text:style-name="P7">add *.gem to the .gitignore file – this will prevent the actual gem from ending up on github. If that happened, github would encounter an error.</text:p>
      <text:p text:style-name="P7"/>
      <text:p text:style-name="P7">Now, create a repo to store the gem on github</text:p>
      <text:p text:style-name="P7">Open a git bash session, switch to the folder gls_view_tool and type commit all the files in that folder (the bundle gm process initialized the git when it created the folder)</text:p>
      <text:p text:style-name="P7"/>
      <text:p text:style-name="P7">Go to github to create the repo online using the same name as the gem you are creating and, coming back to the git bash console, paste the command lines into the git bash session to push the local commit to the online repo</text:p>
      <text:p text:style-name="P7"/>
      <text:p text:style-name="P7">Once you are certain everything is pushed up to the github repository, you are ready to build the gem.</text:p>
      <text:p text:style-name="P7"/>
      <text:p text:style-name="P7">Making certain you are in the folder containing the files of the gem you are trying to build, from a console session <text:soft-page-break/>prompt enter:</text:p>
      <text:p text:style-name="Command_20_Line">gem build gls_view_tool.gemspec</text:p>
      <text:p text:style-name="P7">You should receive a confirmation:</text:p>
      <text:p text:style-name="Code">Successfully built RubyGem</text:p>
      <text:p text:style-name="Code"><text:s text:c="2"/>Name: gls_view_tool</text:p>
      <text:p text:style-name="Code"><text:s text:c="2"/>Version: 0.1.0</text:p>
      <text:p text:style-name="Code"><text:s text:c="2"/>File: gls_view_tool-0.1.0.gem</text:p>
      <text:p text:style-name="P7"/>
      <text:p text:style-name="P7">Now you can access the gem from github – it is not yet on RubyGems website – you should push it there only if you wish to make it “public”. You can access it for you own usage anytime from github.</text:p>
      <text:p text:style-name="P7"/>
      <text:p text:style-name="P7">To test it in the app you are developing it for (the main app we've be working on), close up the gem project and go back to the main app and remove the code that you used to first develop the gem.</text:p>
      <text:p text:style-name="P7"/>
      <text:p text:style-name="P7">Add the gem to the gemfile</text:p>
      <text:p text:style-name="Code">gem 'gls_view_tool', git: 'https://github.com/greenleafservices/gls_view_tool' </text:p>
      <text:p text:style-name="P7">and, from the folder of the app in which you have installed the gem run <text:span text:style-name="T16">bundle install</text:span></text:p>
      <text:p text:style-name="P7">You should see messages from bundle install about the gem</text:p>
      <text:p text:style-name="Command_20_Line">Fetching https://github.com/greenleafservices/gls_view_tool</text:p>
      <text:p text:style-name="Command_20_Line">Fetching gem metadata from https://rubygems.org/..........</text:p>
      <text:p text:style-name="Command_20_Line">Fetching version metadata from https://rubygems.org/..</text:p>
      <text:p text:style-name="Command_20_Line">Fetching dependency metadata from https://rubygems.org/.</text:p>
      <text:p text:style-name="Command_20_Line">Resolving dependencies...</text:p>
      <text:p text:style-name="Command_20_Line">...</text:p>
      <text:p text:style-name="Command_20_Line">Using gls_view_tool 0.1.0 from https://github.com/greenleafservices/gls_view_tool (at master@f565a84)</text:p>
      <text:p text:style-name="P7"/>
      <text:p text:style-name="P7">Note that the commit referenced is the same one as the last github push you made.</text:p>
      <text:p text:style-name="P7"/>
      <text:p text:style-name="P7">In the app in which you created the gem</text:p>
      <text:p text:style-name="P7">Since this deals with views, move the def of the gem from the ApplicationController to the ApplicationHelper file</text:p>
      <text:p text:style-name="P7">Remove the @ data instance from the def of the gem </text:p>
      <text:p text:style-name="Code">def copyright</text:p>
      <text:p text:style-name="Code"><text:s text:c="4"/>GlsViewTool::Renderer.copyright 'GreenLeafServices', 'All rights reserved'</text:p>
      <text:p text:style-name="Code"><text:s text:c="2"/>end</text:p>
      <text:p text:style-name="P7">and from the line in the views referencing the gem data ==&gt;<text:span text:style-name="T17"> &lt;%= @copyright %&gt; to &lt;%= copyright %&gt;</text:span></text:p>
      <text:p text:style-name="P7">Remove all the other code from the ApplicationController</text:p>
      <text:p text:style-name="P7"/>
      <text:p text:style-name="P7">Now you should be able to run the app and it should act in the same manner it did before you took out the gem code</text:p>
      <text:p text:style-name="P7"/>
      <text:p text:style-name="Chapter_20_Heading">12 - Implementing Authorization in Rails </text:p>
      <text:p text:style-name="Body_20_Text">Authentication which determines if the user is a valid user. </text:p>
      <text:p text:style-name="Body_20_Text">Authorization deals with allowing which type of behaviors users are allowed to execute – post, edit, delete, etc.</text:p>
      <text:p text:style-name="Body_20_Text"/>
      <text:p text:style-name="Section_20_Heading">118 - 121. The Petergate Gem <text:s/></text:p>
      <text:p text:style-name="Body_20_Text"/>
      <text:p text:style-name="P7">Install the petergate gem in the gemfile and run bundle install.</text:p>
      <text:p text:style-name="P7"><text:s/>Petergate works with devise so, assuming we have that running, we can use the functionality of petergate to its fullest. </text:p>
      <text:p text:style-name="P7">Run the petergate generators and <text:a xlink:type="simple" xlink:href="db:migrate" text:style-name="Internet_20_link" text:visited-style-name="Visited_20_Internet_20_Link">db:migrate</text:a></text:p>
      <text:p text:style-name="Command_20_Line"><text:span text:style-name="Source_20_Text"><text:span text:style-name="T29">rails g petergate:install</text:span></text:span></text:p>
      <text:p text:style-name="Body_20_Text"><text:span text:style-name="Source_20_Text"><text:span text:style-name="T29">This will insert the line</text:span></text:span></text:p>
      <text:p text:style-name="Command_20_Line"><text:span text:style-name="Source_20_Text"><text:span text:style-name="T29"><text:s text:c="2"/>petergate(roles: [:admin, :editor], multiple: false) <text:s/></text:span></text:span></text:p>
      <text:p text:style-name="Body_20_Text"><text:span text:style-name="Source_20_Text"><text:span text:style-name="T29">into the user.rb model and create a migration file for the users table that adds the column </text:span></text:span><text:span text:style-name="Source_20_Text"><text:span text:style-name="T31">roles</text:span></text:span><text:span text:style-name="Source_20_Text"><text:span text:style-name="T29"> to the user table</text:span></text:span></text:p>
      <text:p text:style-name="Command_20_Line"><text:span text:style-name="Source_20_Text"><text:span text:style-name="T29">rails </text:span></text:span><text:a xlink:type="simple" xlink:href="db:migrate" text:style-name="Internet_20_link" text:visited-style-name="Visited_20_Internet_20_Link"><text:span text:style-name="Source_20_Text"><text:span text:style-name="T29">db:migrate</text:span></text:span></text:a></text:p>
      <text:p text:style-name="Body_20_Text"><text:span text:style-name="Source_20_Text"><text:span text:style-name="T29"><text:s/></text:span></text:span></text:p>
      <text:p text:style-name="Body_20_Text"><text:span text:style-name="Source_20_Text"><text:span text:style-name="T29">Implementing petergate</text:span></text:span></text:p>
      <text:p text:style-name="Body_20_Text"><text:span text:style-name="Source_20_Text"><text:span text:style-name="T29">In order to make use of the petergate gem, we'll have to change the null object setup we created in the </text:span></text:span><text:soft-page-break/><text:span text:style-name="Source_20_Text"><text:span text:style-name="T29">CurrentUserConcern in the <text:s/>Controller Concerns folder. This was created so that, if a person just accessed the site without logging in, a guest user object wold be created.</text:span></text:span></text:p>
      <text:p text:style-name="Body_20_Text"><text:span text:style-name="Source_20_Text"><text:span text:style-name="T29">We need to change the concern so that it will mimic a “true user” as if the guest had a record in the database. </text:span></text:span></text:p>
      <text:p text:style-name="Body_20_Text"><text:span text:style-name="Source_20_Text"><text:span text:style-name="T29">To make this work, create a guest_user model (guest_user.rb) and add the following lines:</text:span></text:span></text:p>
      <text:p text:style-name="Code"><text:span text:style-name="Source_20_Text"><text:span text:style-name="T29">class GuestUser &lt; User</text:span></text:span></text:p>
      <text:p text:style-name="Code"><text:span text:style-name="Source_20_Text"><text:span text:style-name="T29"><text:s text:c="2"/>attr_accessor :name, :first_name, :last_name, :email</text:span></text:span></text:p>
      <text:p text:style-name="Code"><text:span text:style-name="Source_20_Text"><text:span text:style-name="T29">end</text:span></text:span></text:p>
      <text:p text:style-name="Body_20_Text"><text:span text:style-name="Source_20_Text"><text:span text:style-name="T29">This will cause the GuestUser class to inherit all the properties of the User class and add the attributes that a user has.</text:span></text:span></text:p>
      <text:p text:style-name="Body_20_Text"><text:span text:style-name="Source_20_Text"><text:span text:style-name="T29">Change the CurrentUserConcern guest_user def to the following:</text:span></text:span></text:p>
      <text:p text:style-name="Code"><text:span text:style-name="Source_20_Text"><text:span text:style-name="T29"><text:s text:c="2"/>guest = GuestUser.new</text:span></text:span></text:p>
      <text:p text:style-name="Code"><text:span text:style-name="Source_20_Text"><text:span text:style-name="T29"><text:s text:c="4"/>guest.name = "Guest User"</text:span></text:span></text:p>
      <text:p text:style-name="Code"><text:span text:style-name="Source_20_Text"><text:span text:style-name="T29"><text:s text:c="4"/>guest.first_name = "Guest"</text:span></text:span></text:p>
      <text:p text:style-name="Code"><text:span text:style-name="Source_20_Text"><text:span text:style-name="T29"><text:s text:c="4"/>guest.last_name = "User"</text:span></text:span></text:p>
      <text:p text:style-name="Code"><text:span text:style-name="Source_20_Text"><text:span text:style-name="T29"><text:s text:c="4"/>guest.email = "guest@example.com"</text:span></text:span></text:p>
      <text:p text:style-name="Code"><text:span text:style-name="Source_20_Text"><text:span text:style-name="T29"><text:s text:c="4"/>guest</text:span></text:span><text:span text:style-name="Source_20_Text"><text:span text:style-name="T33"> </text:span></text:span><text:span text:style-name="Source_20_Text"><text:span text:style-name="T34">==&gt; this last line returns the guest object</text:span></text:span></text:p>
      <text:p text:style-name="Body_20_Text"><text:span text:style-name="Source_20_Text"><text:span text:style-name="T29">Change the login_helper in the application_helper file changing it to look for GuestUser and changing the if/else statements to allow the gust to login/register and the logged in user to Logout. Now, this should work identically to the previous guest user setup.</text:span></text:span></text:p>
      <text:p text:style-name="Body_20_Text"><text:span text:style-name="Source_20_Text"><text:span text:style-name="T29"/></text:span></text:p>
      <text:p text:style-name="Body_20_Text"><text:span text:style-name="Source_20_Text"><text:span text:style-name="T29"/></text:span></text:p>
      <text:p text:style-name="Body_20_Text"><text:span text:style-name="Source_20_Text"><text:span text:style-name="T29">Change the petergate parameters in the user model to have the role site_admin only</text:span></text:span></text:p>
      <text:p text:style-name="Code"><text:span text:style-name="Source_20_Text"><text:span text:style-name="T29">petergate(roles: [:site_admin], multiple: false) <text:s/></text:span></text:span></text:p>
      <text:p text:style-name="Body_20_Text"><text:span text:style-name="Source_20_Text"><text:span text:style-name="T29">Set up the Blog Controller for petergate - Add the line</text:span></text:span></text:p>
      <text:p text:style-name="Code"><text:span text:style-name="Source_20_Text"><text:span text:style-name="T29">access all: [:show, :index], user: {except: [:destroy, :new, :create, :update, :edit ] }, site_admin: :all</text:span></text:span></text:p>
      <text:p text:style-name="Body_20_Text"><text:span text:style-name="Source_20_Text"><text:span text:style-name="T29">This allows the following access:</text:span></text:span></text:p>
      <text:p text:style-name="Body_20_Text"><text:span text:style-name="Source_20_Text"><text:span text:style-name="T29">All users (guest and logins) ==&gt; show and index views</text:span></text:span></text:p>
      <text:p text:style-name="Body_20_Text"><text:span text:style-name="Source_20_Text"><text:span text:style-name="T29">Logged in users cannot ==&gt; delete, create, or edit</text:span></text:span></text:p>
      <text:p text:style-name="Body_20_Text"><text:span text:style-name="Source_20_Text"><text:span text:style-name="T29">site_admin ==&gt; all rights</text:span></text:span></text:p>
      <text:p text:style-name="Body_20_Text"><text:span text:style-name="Source_20_Text"><text:span text:style-name="T29"/></text:span></text:p>
      <text:p text:style-name="Body_20_Text"><text:span text:style-name="Source_20_Text"><text:span text:style-name="T29">Set up the portfolio controller as appropriate</text:span></text:span></text:p>
      <text:p text:style-name="Body_20_Text"><text:span text:style-name="Source_20_Text"><text:span text:style-name="T29"/></text:span></text:p>
      <text:p text:style-name="Chapter_20_Heading"><text:span text:style-name="Source_20_Text"><text:span text:style-name="T29">13 - Working with Styles in Rails </text:span></text:span></text:p>
      <text:p text:style-name="Body_20_Text"><text:span text:style-name="Source_20_Text"><text:span text:style-name="T29"/></text:span></text:p>
      <text:p text:style-name="Body_20_Text"><text:span text:style-name="Source_20_Text"><text:span text:style-name="T29">Download bootstrap – if you haven't already </text:span></text:span></text:p>
      <text:p text:style-name="Body_20_Text"><text:span text:style-name="Source_20_Text"><text:span text:style-name="T29"/></text:span></text:p>
      <text:p text:style-name="Body_20_Text"><text:span text:style-name="Source_20_Text"><text:span text:style-name="T29">To use a sample bootstrap style</text:span></text:span></text:p>
      <text:p text:style-name="P18"><text:span text:style-name="Source_20_Text"><text:span text:style-name="T29">Open a copy of its index.html page.</text:span></text:span></text:p>
      <text:p text:style-name="P18"><text:span text:style-name="Source_20_Text"><text:span text:style-name="T29">copy the two lines concerning utf-8 and the view port to application.html.erb</text:span></text:span></text:p>
      <text:p text:style-name="P18"><text:span text:style-name="Source_20_Text"><text:span text:style-name="T29">delete everything except what is is between the body tags</text:span></text:span></text:p>
      <text:p text:style-name="Body_20_Text"><text:span text:style-name="Source_20_Text"><text:span text:style-name="T29">Copy the remaining items to the page on which you want it to display in your project</text:span></text:span></text:p>
      <text:p text:style-name="Body_20_Text"><text:span text:style-name="Source_20_Text"><text:span text:style-name="T29">Start the server, go to the home page and you should now see an “unstyled” version of the bootstrap sample you are tying to use along with the links form application.html.erb</text:span></text:span></text:p>
      <text:p text:style-name="Body_20_Text"><text:span text:style-name="Source_20_Text"><text:span text:style-name="T29">Navigate to the cover.css file and copy everything in it to application.scss</text:span></text:span></text:p>
      <text:p text:style-name="Body_20_Text"><text:span text:style-name="Source_20_Text"><text:span text:style-name="T29">Now you cover page should look similar to the style you are trying to implement</text:span></text:span></text:p>
      <text:p text:style-name="Body_20_Text"><text:span text:style-name="Source_20_Text"><text:span text:style-name="T29"/></text:span></text:p>
      <text:p text:style-name="Section_20_Heading"><text:span text:style-name="Source_20_Text"><text:span text:style-name="T29">125. Building a Navigation Partial for the Master Application Layout with Rails and Bootstrap</text:span></text:span></text:p>
      <text:p text:style-name="Body_20_Text"><text:span text:style-name="Source_20_Text"><text:span text:style-name="T29">Use the portions you want from the bootstrap css.</text:span></text:span></text:p>
      <text:p text:style-name="Body_20_Text"><text:span text:style-name="Source_20_Text"><text:span text:style-name="T29">Some bootstrap tips</text:span></text:span></text:p>
      <text:p text:style-name="Body_20_Text"><text:span text:style-name="Source_20_Text"><text:span text:style-name="T37">To copy classes into Rails</text:span></text:span><text:span text:style-name="Source_20_Text"><text:span text:style-name="T29"> ==&gt; put a , after the path and enter class: '&lt;css-style you want&gt;' before the closing embedded ruby tag</text:span></text:span></text:p>
      <text:p text:style-name="Code"><text:span text:style-name="Source_20_Text"><text:span text:style-name="T29">&lt;%= link_to "Home", root_path</text:span></text:span><text:span text:style-name="Source_20_Text"><text:span text:style-name="T3">, class: 'nav-link' </text:span></text:span><text:span text:style-name="Source_20_Text"><text:span text:style-name="T29">%&gt;</text:span></text:span></text:p>
      <text:p text:style-name="Body_20_Text"><text:span text:style-name="Source_20_Text"><text:span text:style-name="T29"/></text:span></text:p>
      <text:p text:style-name="P18"><text:span text:style-name="Source_20_Text"><text:span text:style-name="T29">If you have a helper (like the login helper) that you want to use with different syling on different pages, you can pass the style you want in the call to the helper bu adding a 'style' method to the helper</text:span></text:span></text:p>
      <text:p text:style-name="Code"><text:span text:style-name="Source_20_Text"><text:span text:style-name="T29">def login_helper </text:span></text:span><text:span text:style-name="Source_20_Text"><text:span text:style-name="T3">style</text:span></text:span></text:p>
      <text:p text:style-name="P18"><text:span text:style-name="Source_20_Text"><text:span text:style-name="T29">and then calling the style in that area of the helper in which you want it utilized by adding class: style in that area</text:span></text:span></text:p>
      <text:p text:style-name="P18"><text:soft-page-break/><text:span text:style-name="Source_20_Text"><text:span text:style-name="T29"/></text:span></text:p>
      <text:p text:style-name="P18"><text:span text:style-name="Source_20_Text"><text:span text:style-name="T29">Using the Cards template from Bootstrap</text:span></text:span></text:p>
      <text:p text:style-name="P18"><text:a xlink:type="simple" xlink:href="https://v4-alpha.getbootstrap.com/components/card/" text:style-name="Internet_20_link" text:visited-style-name="Visited_20_Internet_20_Link"><text:span text:style-name="Source_20_Text"><text:span text:style-name="T29">https://v4-alpha.getbootstrap.com/components/card/</text:span></text:span></text:a></text:p>
      <text:p text:style-name="P18"><text:span text:style-name="Source_20_Text"><text:span text:style-name="T29">Find the code you want and copy it to the edit.html.erb</text:span></text:span></text:p>
      <text:p text:style-name="P18"><text:span text:style-name="Source_20_Text"><text:span text:style-name="T29"/></text:span></text:p>
      <text:p text:style-name="P18"><text:span text:style-name="Source_20_Text"><text:span text:style-name="T29">To change any bootstrap style, put them at the end of the application.scss file. Because css stands for Cascading style sheets, any styles for which you put a modifier at the end of the .css file will use the last modifier written- it cascades down to the last style referenced!</text:span></text:span></text:p>
      <text:p text:style-name="P18"><text:span text:style-name="Source_20_Text"><text:span text:style-name="T29"/></text:span></text:p>
      <text:p text:style-name="SubTitles"><text:span text:style-name="Source_20_Text"><text:span text:style-name="T29">Columns</text:span></text:span></text:p>
      <text:p text:style-name="P18"><text:span text:style-name="Source_20_Text"><text:span text:style-name="T29">No matter where you put the col-md-# grids styles, there will always be 12 columns inside the container. Sections of columns are separated by &lt;div&gt; tags</text:span></text:span></text:p>
      <text:p text:style-name="P18"><text:span text:style-name="Source_20_Text"><text:span text:style-name="T29">Following will create a row container with 2 columns, one 8 grid spaces wide and the other 4. The size of each grid space depends on the size of its parent container.</text:span></text:span></text:p>
      <text:p text:style-name="Code"><text:span text:style-name="Source_20_Text"><text:span text:style-name="T29">&lt;div class="row"&gt;</text:span></text:span></text:p>
      <text:p text:style-name="Code"><text:span text:style-name="Source_20_Text"><text:span text:style-name="T29"><text:s text:c="6"/>&lt;div class="col-md-8"&gt;</text:span></text:span></text:p>
      <text:p text:style-name="Code"><text:span text:style-name="Source_20_Text"><text:span text:style-name="T29"><text:tab/><text:tab/><text:tab/>Content here</text:span></text:span></text:p>
      <text:p text:style-name="Code"><text:span text:style-name="Source_20_Text"><text:span text:style-name="T29"><text:tab/>&lt;/div&gt;</text:span></text:span></text:p>
      <text:p text:style-name="Code"><text:span text:style-name="Source_20_Text"><text:span text:style-name="T29"><text:tab/>&lt;div class="col-md-4"&gt;</text:span></text:span></text:p>
      <text:p text:style-name="Code"><text:span text:style-name="Source_20_Text"><text:span text:style-name="T29"><text:tab/><text:tab/><text:tab/>Content here</text:span></text:span></text:p>
      <text:p text:style-name="Code"><text:span text:style-name="Source_20_Text"><text:span text:style-name="T29"><text:tab/>&lt;/div&gt;</text:span></text:span></text:p>
      <text:p text:style-name="Code"><text:span text:style-name="Source_20_Text"><text:span text:style-name="T29">&lt;/div&gt;</text:span></text:span></text:p>
      <text:p text:style-name="P18"><text:span text:style-name="Source_20_Text"><text:span text:style-name="T29"/></text:span></text:p>
      <text:p text:style-name="P18"><text:span text:style-name="Source_20_Text"><text:span text:style-name="T29">Forms</text:span></text:span></text:p>
      <text:p text:style-name="P18"><text:span text:style-name="Source_20_Text"><text:span text:style-name="T29">Each from element needs to be wrapped in a form group class</text:span></text:span></text:p>
      <text:p text:style-name="Code"><text:span text:style-name="Source_20_Text"><text:span text:style-name="T45"/></text:span></text:p>
      <text:p text:style-name="Code"><text:span text:style-name="Source_20_Text"><text:span text:style-name="T26">&lt;div</text:span></text:span><text:span text:style-name="Source_20_Text"><text:span text:style-name="T26"> class="form-group"&gt;</text:span></text:span></text:p>
      <text:p text:style-name="Code"><text:span text:style-name="Source_20_Text"><text:span text:style-name="T26"><text:s text:c="4"/>&lt;label for="exampleInputEmail1"&gt;Email address&lt;/label&gt;</text:span></text:span></text:p>
      <text:p text:style-name="Code"><text:span text:style-name="Source_20_Text"><text:span text:style-name="T26"><text:s text:c="4"/>&lt;input type="email" class="form-control" id="exampleInputEmail1" aria-describedby="emailHelp" placeholder="Enter email"&gt;</text:span></text:span></text:p>
      <text:p text:style-name="Code"><text:span text:style-name="Source_20_Text"><text:span text:style-name="T26"><text:s text:c="4"/>&lt;small id="emailHelp" class="form-text text-muted"&gt;We'll never share your email with anyone else.&lt;/small&gt;</text:span></text:span></text:p>
      <text:p text:style-name="Code"><text:span text:style-name="Source_20_Text"><text:span text:style-name="T26"><text:s text:c="2"/>&lt;/div&gt;</text:span></text:span></text:p>
      <text:p text:style-name="Code"><text:span text:style-name="Source_20_Text"><text:span text:style-name="T10"/></text:span></text:p>
      <text:p text:style-name="P18"><text:span text:style-name="Source_20_Text"><text:span text:style-name="T29"/></text:span></text:p>
      <text:p text:style-name="SubTitles"><text:span text:style-name="Source_20_Text"><text:span text:style-name="T29">Styling in divs</text:span></text:span></text:p>
      <text:p text:style-name="Body_20_Text"><text:span text:style-name="Source_20_Text"><text:span text:style-name="T29">If you set a class in a div, elements of the div may not inherit the class – links, paragraphs, etc. Sometimes you have to go the the style and put in a specification as to what type of element should get that class (a, p, etc.)</text:span></text:span></text:p>
      <text:p text:style-name="P18"><text:span text:style-name="Source_20_Text"><text:span text:style-name="T29"><text:tab/><text:tab/></text:span></text:span></text:p>
      <text:p text:style-name="SubTitles"><text:span text:style-name="Source_20_Text"><text:span text:style-name="T29">Rows and forms</text:span></text:span></text:p>
      <text:p text:style-name="P18"><text:span text:style-name="Source_20_Text"><text:span text:style-name="T29">If you want a form to be in columns inside a row, the row class must be inside the form</text:span></text:span></text:p>
      <text:p text:style-name="P18"><text:span text:style-name="Source_20_Text"><text:span text:style-name="T29"/></text:span></text:p>
      <text:p text:style-name="SubTitles"><text:span text:style-name="Source_20_Text"><text:span text:style-name="T29">Buttons and divs</text:span></text:span></text:p>
      <text:p text:style-name="P18"><text:span text:style-name="Source_20_Text"><text:span text:style-name="T29">If you want a button to fill a div, add the class btn-block to the button</text:span></text:span></text:p>
      <text:p text:style-name="P18"><text:span text:style-name="Source_20_Text"><text:span text:style-name="T29"/></text:span></text:p>
      <text:p text:style-name="SubTitles"><text:span text:style-name="Source_20_Text"><text:span text:style-name="T29">Container class</text:span></text:span></text:p>
      <text:p text:style-name="P18"><text:span text:style-name="Source_20_Text"><text:span text:style-name="T29">This basically is a style to control the width of the data on the screen. Its style definition is in the main bootstrap file. Containers can be split into columns by having a row class and then column classes in the row. Columns should always add up to 12.</text:span></text:span></text:p>
      <text:p text:style-name="Code"><text:span text:style-name="Source_20_Text"><text:span text:style-name="T29">&lt;div class="container"&gt;</text:span></text:span></text:p>
      <text:p text:style-name="Code"><text:span text:style-name="Source_20_Text"><text:span text:style-name="T29"><text:s text:c="2"/>&lt;div class="row"&gt;</text:span></text:span></text:p>
      <text:p text:style-name="Code"><text:span text:style-name="Source_20_Text"><text:span text:style-name="T29"><text:s text:c="4"/>&lt;div class="col-md-7"&gt;</text:span></text:span></text:p>
      <text:p text:style-name="Code"><text:span text:style-name="Source_20_Text"><text:span text:style-name="T29"/></text:span></text:p>
      <text:p text:style-name="Code"><text:span text:style-name="Source_20_Text"><text:span text:style-name="T29"><text:s text:c="4"/>&lt;/div&gt;</text:span></text:span></text:p>
      <text:p text:style-name="Code"><text:span text:style-name="Source_20_Text"><text:span text:style-name="T29"><text:s text:c="4"/>&lt;div class="col-md-5"&gt;</text:span></text:span></text:p>
      <text:p text:style-name="Code"><text:span text:style-name="Source_20_Text"><text:span text:style-name="T29"><text:s text:c="6"/></text:span></text:span></text:p>
      <text:p text:style-name="Code"><text:span text:style-name="Source_20_Text"><text:span text:style-name="T29"><text:s text:c="4"/>&lt;/div&gt;</text:span></text:span></text:p>
      <text:p text:style-name="Code"><text:span text:style-name="Source_20_Text"><text:span text:style-name="T29"><text:s text:c="2"/>&lt;/div&gt;</text:span></text:span></text:p>
      <text:p text:style-name="Code"><text:span text:style-name="Source_20_Text"><text:span text:style-name="T29">&lt;/div&gt;</text:span></text:span></text:p>
      <text:p text:style-name="P18"><text:span text:style-name="Source_20_Text"><text:span text:style-name="T29"/></text:span></text:p>
      <text:p text:style-name="P18"><text:span text:style-name="Source_20_Text"><text:span text:style-name="T29"/></text:span></text:p>
      <text:p text:style-name="Body_20_Text"><text:span text:style-name="Source_20_Text"><text:span text:style-name="T29"/></text:span></text:p>
      <text:p text:style-name="SubTitles"><text:span text:style-name="Source_20_Text"><text:span text:style-name="T29">Styling test setups</text:span></text:span></text:p>
      <text:p text:style-name="Body_20_Text"><text:span text:style-name="Source_20_Text"><text:span text:style-name="T29">You can add a style to a class (to test to see if it helps before changing it in the style sheet) by adding the code</text:span></text:span></text:p>
      <text:p text:style-name="Body_20_Text"><text:soft-page-break/><text:span text:style-name="Source_20_Text"><text:span text:style-name="T29">style = “&lt;test styling&gt;” after the class designation</text:span></text:span></text:p>
      <text:p text:style-name="Body_20_Text"><text:span text:style-name="Source_20_Text"><text:span text:style-name="T29"/></text:span></text:p>
      <text:p text:style-name="SubTitles"><text:span text:style-name="Source_20_Text"><text:span text:style-name="T29">Using a style to modify another style</text:span></text:span></text:p>
      <text:p text:style-name="Body_20_Text"><text:span text:style-name="Source_20_Text"><text:span text:style-name="T29">If you have a style that you use in another area of the website and you want to use it in a modified style in another section, enclose it in another style – e.g. “card”</text:span></text:span></text:p>
      <text:p text:style-name="Code"><text:span text:style-name="Source_20_Text"><text:span text:style-name="T29">.login &gt; .card { <text:s/></text:span></text:span><text:span text:style-name="Source_20_Text"><text:span text:style-name="T38">==&gt; modify the .card class for the .login class</text:span></text:span></text:p>
      <text:p text:style-name="Code"><text:span text:style-name="Source_20_Text"><text:span text:style-name="T29"><text:s text:c="2"/>width: 22rem;</text:span></text:span></text:p>
      <text:p text:style-name="Code"><text:span text:style-name="Source_20_Text"><text:span text:style-name="T29"><text:s text:c="2"/>margin: 0 auto; </text:span></text:span><text:span text:style-name="Source_20_Text"><text:span text:style-name="T38">// auto - horizontally center the element within its container</text:span></text:span></text:p>
      <text:p text:style-name="Code"><text:span text:style-name="Source_20_Text"><text:span text:style-name="T29"><text:s text:c="2"/>float: none;</text:span></text:span></text:p>
      <text:p text:style-name="Code"><text:span text:style-name="Source_20_Text"><text:span text:style-name="T29">}</text:span></text:span></text:p>
      <text:p text:style-name="Body_20_Text"><text:span text:style-name="Source_20_Text"><text:span text:style-name="T29"/></text:span></text:p>
      <text:p text:style-name="Body_20_Text"><text:span text:style-name="Source_20_Text"><text:span text:style-name="T29"/></text:span></text:p>
      <text:p text:style-name="SubTitles"><text:span text:style-name="Source_20_Text"><text:span text:style-name="T29">Using default values for view helper methods</text:span></text:span></text:p>
      <text:p text:style-name="Body_20_Text"><text:span text:style-name="Source_20_Text"><text:span text:style-name="T29">In order to make the login helper work with nav links, we modified the login helper to ask for a style as a method when it is called. </text:span></text:span></text:p>
      <text:p text:style-name="Code"><text:span text:style-name="Source_20_Text"><text:span text:style-name="T29">def login_helper style</text:span></text:span></text:p>
      <text:p text:style-name="Body_20_Text"><text:span text:style-name="Source_20_Text"><text:span text:style-name="T29">However, that will cause a problem with the login helper when we don't really need it to have a certain style. In over to avoid the, we can use ruby to pass in a default style. All you need to do is add an = signa nd put in either a default style or a blank space.</text:span></text:span></text:p>
      <text:p text:style-name="Code"><text:span text:style-name="Source_20_Text"><text:span text:style-name="T29">def login_helper style = ' '</text:span></text:span></text:p>
      <text:p text:style-name="Body_20_Text"><text:span text:style-name="Source_20_Text"><text:span text:style-name="T29"/></text:span></text:p>
      <text:p text:style-name="SubTitles"><text:span text:style-name="Source_20_Text"><text:span text:style-name="T29">Page layout tips</text:span></text:span></text:p>
      <text:p text:style-name="Body_20_Text"><text:span text:style-name="Source_20_Text"><text:span text:style-name="T29">If you find that a div is being placed at the bottom of another div instead of next to it as you designed, it is most likely due to the fact that the browser does not have enough horizontal room to place it.</text:span></text:span></text:p>
      <text:p text:style-name="Body_20_Text"><text:span text:style-name="Source_20_Text"><text:span text:style-name="T29"/></text:span></text:p>
      <text:p text:style-name="Body_20_Text"><text:span text:style-name="Source_20_Text"><text:span text:style-name="T29">The HTML </text:span></text:span><text:span text:style-name="Source_20_Text"><text:span text:style-name="T40">&lt;span&gt;</text:span></text:span><text:span text:style-name="Source_20_Text"><text:span text:style-name="T29"> tag is used for grouping and applying styles to </text:span></text:span><text:span text:style-name="Source_20_Text"><text:span text:style-name="T31">inline</text:span></text:span><text:span text:style-name="Source_20_Text"><text:span text:style-name="T29"> elements. There is a difference between the span tag and the </text:span></text:span><text:span text:style-name="Source_20_Text"><text:span text:style-name="T30">div tag</text:span></text:span><text:span text:style-name="Source_20_Text"><text:span text:style-name="T29">. The span tag is used with inline elements whilst the </text:span></text:span><text:span text:style-name="Source_20_Text"><text:span text:style-name="T30">div tag</text:span></text:span><text:span text:style-name="Source_20_Text"><text:span text:style-name="T29"> is used with block-level content </text:span></text:span></text:p>
      <text:p text:style-name="Body_20_Text"><text:span text:style-name="Source_20_Text"><text:span text:style-name="T29"/></text:span></text:p>
      <text:p text:style-name="SubTitles"><text:span text:style-name="Source_20_Text"><text:span text:style-name="T29">Implementing Font-Awesome</text:span></text:span></text:p>
      <text:p text:style-name="Body_20_Text"><text:span text:style-name="Source_20_Text"><text:span text:style-name="T29">Go to Ruby Gems, look for font-awesome</text:span></text:span></text:p>
      <text:p text:style-name="Body_20_Text"><text:span text:style-name="Source_20_Text"><text:span text:style-name="T29">Copy the phrase to put in the gemfile</text:span></text:span></text:p>
      <text:p text:style-name="Code"><text:span text:style-name="Source_20_Text"><text:span text:style-name="T29">gem 'font-awesome-rails', '~&gt; 4.7', '&gt;= 4.7.0.1'</text:span></text:span></text:p>
      <text:p text:style-name="Body_20_Text"><text:span text:style-name="Source_20_Text"><text:span text:style-name="T29">Run bundle install</text:span></text:span></text:p>
      <text:p text:style-name="Body_20_Text"><text:span text:style-name="Source_20_Text"><text:span text:style-name="T29">restart the rails server</text:span></text:span></text:p>
      <text:p text:style-name="Body_20_Text"><text:span text:style-name="Source_20_Text"><text:span text:style-name="T29">Place </text:span></text:span><text:span text:style-name="Source_20_Text"><text:span text:style-name="T35">@import "font-awesome"; </text:span></text:span><text:span text:style-name="Source_20_Text"><text:span text:style-name="T29">into any of the css files in which you want to use it</text:span></text:span></text:p>
      <text:p text:style-name="Body_20_Text"><text:span text:style-name="Source_20_Text"><text:span text:style-name="T29">Find the helper template copy and paste it inside embedded ruby tags and link tags</text:span></text:span></text:p>
      <text:p text:style-name="Code"><text:span text:style-name="Source_20_Text"><text:span text:style-name="T29">&lt;a href="#"&gt;&lt;%= fa_icon "</text:span></text:span><text:span text:style-name="Source_20_Text"><text:span text:style-name="T46">camera</text:span></text:span><text:span text:style-name="Source_20_Text"><text:span text:style-name="T45">-retro</text:span></text:span><text:span text:style-name="Source_20_Text"><text:span text:style-name="T29">" %&gt;&lt;/a&gt;</text:span></text:span></text:p>
      <text:p text:style-name="Code"><text:span text:style-name="Source_20_Text"><text:span text:style-name="T44"/></text:span></text:p>
      <text:p text:style-name="Body_20_Text"><text:span text:style-name="Source_20_Text"><text:span text:style-name="T44">and then change the icon to the one you want</text:span></text:span></text:p>
      <text:p text:style-name="Body_20_Text"><text:span text:style-name="Source_20_Text"><text:span text:style-name="T44">To find the icons you want to use, go the the font-awesome page </text:span></text:span></text:p>
      <text:p text:style-name="Body_20_Text"><text:span text:style-name="Source_20_Text"><text:span text:style-name="T44">We want to use the github icon so we change the line above to read</text:span></text:span></text:p>
      <text:p text:style-name="Code"><text:span text:style-name="Source_20_Text"><text:span text:style-name="T29">&lt;a href="#"&gt;&lt;%= fa_icon "</text:span></text:span><text:span text:style-name="Source_20_Text"><text:span text:style-name="T45">github</text:span></text:span><text:span text:style-name="Source_20_Text"><text:span text:style-name="T29">" %&gt;&lt;/a&gt;</text:span></text:span></text:p>
      <text:p text:style-name="P7"/>
      <text:p text:style-name="SubTitles">Using Kaminari for pagination</text:p>
      <text:p text:style-name="P7">Copy the gem phrases into your gemfile and run bundle install</text:p>
      <text:p text:style-name="Code">gem 'kaminari', '~&gt; 1.0', '&gt;= 1.0.1'</text:p>
      <text:p text:style-name="Code">gem 'bootstrap4-kaminari-views'</text:p>
      <text:p text:style-name="P7">To implement Kaminari pagination, go to the controller in which you wish to use it and add the .page params to the object you are paginating</text:p>
      <text:p text:style-name="Code">@blogs = Blog.page(params[:page]).per(5)</text:p>
      <text:p text:style-name="Body_20_Text">This will cause only 5 blogs to show on each page and also limit the database query to 5 items at time for faster throughput.</text:p>
      <text:p text:style-name="Body_20_Text">On the page(s) you want to paginate, enter</text:p>
      <text:p text:style-name="Code">&lt;%= paginate @&lt;object, theme: 'twitter-bootstrap-4', pagination_class: "pagination-sm" %&gt;</text:p>
      <text:p text:style-name="Body_20_Text">The theme (from Kaminari) and pagination_class (from bootstrap) can be changed </text:p>
      <text:p text:style-name="Body_20_Text"/>
      <text:p text:style-name="Section_20_Heading">How to Build a View Helper to Dynamically Generate a Nav Bar </text:p>
      <text:p text:style-name="P7">If you have a variety of partials that have similar code, you can create a section in the application helper to <text:soft-page-break/>consolidate the code into one spot.</text:p>
      <text:p text:style-name="P7"/>
      <text:p text:style-name="P7"><text:span text:style-name="T6">Heredocs</text:span> come in handy when you have to deal with larger multi-line strings in the source code itself. You create a heredoc by enclosing the phrase in &lt;&lt; PhraseName and ending with the phrase name</text:p>
      <text:p text:style-name="P7"/>
      <text:p text:style-name="Code"><text:tab/>def <text:s/>nav_helper style, tag_type</text:p>
      <text:p text:style-name="Code">nav_links = &lt;&lt;NAV</text:p>
      <text:p text:style-name="Code">&lt;#{tag_type}&gt;&lt;a href="#{root_path}" class="#{style} #{active? root_path}"&gt;Home&lt;/a&gt;&lt;#{tag_type}&gt;</text:p>
      <text:p text:style-name="Code">&lt;#{tag_type}&gt;&lt;a href="#{about_me_path}" class="#{style}"&gt;About&lt;/a&gt;&lt;#{tag_type}&gt;</text:p>
      <text:p text:style-name="Code">&lt;#{tag_type}&gt;&lt;a href="#{contact_path}" class="#{style}"&gt;Contact&lt;/a&gt;&lt;#{tag_type}&gt;</text:p>
      <text:p text:style-name="Code">&lt;#{tag_type}&gt;&lt;a href="#{blogs_path}" class="#{style}"&gt;Blog&lt;/a&gt;&lt;#{tag_type}&gt;</text:p>
      <text:p text:style-name="Code">&lt;#{tag_type}&gt;&lt;a href="#{portfolios_path}" class="#{style}"&gt;Portfolio&lt;/a&gt;&lt;#{tag_type}&gt;</text:p>
      <text:p text:style-name="Code">NAV</text:p>
      <text:p text:style-name="Code"><text:s text:c="2"/>nav_links.html_safe</text:p>
      <text:p text:style-name="Code"><text:s text:c="2"/>end</text:p>
      <text:p text:style-name="P7">The tabbing is important – the heredoc bloc won't work if it is tabbed conventionally</text:p>
      <text:p text:style-name="P7"/>
      <text:p text:style-name="P7">Now you can replace any nav listing with the</text:p>
      <text:p text:style-name="P7"><text:span text:style-name="T17">nav helper style tag _type</text:span> call</text:p>
      <text:p text:style-name="P7">e.g.</text:p>
      <text:p text:style-name="Code">&lt;%= nav_helper 'nav-link', 'span' %&gt; </text:p>
      <text:p text:style-name="Body_20_Text">to have the nav links above with a style of 'nav-link' and a span tag-type</text:p>
      <text:p text:style-name="Body_20_Text"/>
      <text:p text:style-name="SubTitles">Creating a helper to show a link is the active link</text:p>
      <text:p text:style-name="Body_20_Text">You can create and active style to indicate the page you are on in the nav bar bye adding a section to the nav_helper</text:p>
      <text:p text:style-name="SubTitles"/>
      <text:p text:style-name="Code">def active? path</text:p>
      <text:p text:style-name="Code"><text:s text:c="4"/>"active" if current_page? path</text:p>
      <text:p text:style-name="Code">end</text:p>
      <text:p text:style-name="Body_20_Text">This tells rails to return “active” if the current page matches the path we passed in</text:p>
      <text:p text:style-name="Body_20_Text">This method is in the section above </text:p>
      <text:p text:style-name="Body_20_Text"/>
      <text:p text:style-name="SubTitles">Making the nav_helper more concise</text:p>
      <text:p text:style-name="Body_20_Text">First, create an array that contains all the nav items and their paths</text:p>
      <text:p text:style-name="Code"><text:s text:c="2"/>def nav_items</text:p>
      <text:p text:style-name="Code"><text:s text:c="6"/>[</text:p>
      <text:p text:style-name="Code"><text:s text:c="8"/>{</text:p>
      <text:p text:style-name="Code"><text:s text:c="10"/>url: root_path,</text:p>
      <text:p text:style-name="Code"><text:s text:c="10"/>title: 'Home'</text:p>
      <text:p text:style-name="Code"><text:s text:c="8"/>},</text:p>
      <text:p text:style-name="Code"><text:s text:c="8"/>{</text:p>
      <text:p text:style-name="Code"><text:s text:c="10"/>url: about_me_path,</text:p>
      <text:p text:style-name="Code"><text:s text:c="10"/>title: 'About Me'</text:p>
      <text:p text:style-name="Code"><text:s text:c="8"/>},</text:p>
      <text:p text:style-name="Code"><text:s text:c="8"/>{</text:p>
      <text:p text:style-name="Code"><text:s text:c="10"/>url: contact_path,</text:p>
      <text:p text:style-name="Code"><text:s text:c="10"/>title: 'Contact'</text:p>
      <text:p text:style-name="Code"><text:s text:c="8"/>},</text:p>
      <text:p text:style-name="Code"><text:s text:c="8"/>{</text:p>
      <text:p text:style-name="Code"><text:s text:c="10"/>url: blogs_path,</text:p>
      <text:p text:style-name="Code"><text:s text:c="10"/>title: 'Blog'</text:p>
      <text:p text:style-name="Code"><text:s text:c="8"/>},</text:p>
      <text:p text:style-name="Code"><text:s text:c="8"/>{</text:p>
      <text:p text:style-name="Code"><text:s text:c="10"/>url: portfolios_path,</text:p>
      <text:p text:style-name="Code"><text:s text:c="10"/>title: 'Portfolio'</text:p>
      <text:p text:style-name="Code"><text:s text:c="8"/>},</text:p>
      <text:p text:style-name="Code"><text:s text:c="6"/>]</text:p>
      <text:p text:style-name="Code"><text:s text:c="2"/>end</text:p>
      <text:p text:style-name="Body_20_Text"/>
      <text:p text:style-name="Body_20_Text"/>
      <text:p text:style-name="Body_20_Text">Then change the nav helper to read through the array to populate the menu items, using the url and title designators in the nav_links <text:span text:style-name="T1">&lt;&lt; </text:span>operator which appends each nav_links created to the listing nav_links (which is set to “ “ at the beginning of the process. This eliminates the need for the heredoc setup. Make note that the single quotes are inside the double quotes.</text:p>
      <text:p text:style-name="Code">def nav_helper style, tag_type</text:p>
      <text:p text:style-name="Code"><text:soft-page-break/><text:s text:c="4"/>nav_links = ''</text:p>
      <text:p text:style-name="Code"/>
      <text:p text:style-name="Code"><text:s text:c="4"/>nav_items.each do |item|</text:p>
      <text:p text:style-name="Code"><text:s text:c="6"/>nav_links <text:span text:style-name="T1">&lt;&lt; </text:span>"&lt;#{tag_type}&gt;&lt;a href='#{item[:<text:span text:style-name="T1">url</text:span>]}' class='#{style} #{active? item[:<text:span text:style-name="T1">url</text:span>]}'&gt;#{item[:<text:span text:style-name="T1">title</text:span>]}&lt;/a&gt;&lt;/#{tag_type}&gt;"</text:p>
      <text:p text:style-name="Code"><text:s text:c="4"/>end</text:p>
      <text:p text:style-name="Code"/>
      <text:p text:style-name="Code"><text:s text:c="4"/>nav_links.html_safe</text:p>
      <text:p text:style-name="Code">end</text:p>
      <text:p text:style-name="Body_20_Text">Now adding a menu item can be done by adding an item to the nav_items array </text:p>
      <text:p text:style-name="Body_20_Text"/>
      <text:p text:style-name="Section_20_Heading">146. Deep Dive: Rails Asset Pipeline </text:p>
      <text:p text:style-name="Body_20_Text">In application_helper.html.erb we see two lines of code regarding stylesheets and javascript</text:p>
      <text:p text:style-name="Body_20_Text"/>
      <text:p text:style-name="Code">&lt;%= stylesheet_link_tag <text:s text:c="3"/>'application', media: 'all', 'data-turbolinks-track': 'reload' %&gt;</text:p>
      <text:p text:style-name="Code"><text:s text:c="4"/>&lt;%= javascript_include_tag 'application', 'data-turbolinks-track': 'reload' %&gt;</text:p>
      <text:p text:style-name="Body_20_Text">These two link tag helpers are used by rails to load the links in the web pages – you can see the links if you look at the page source in the browser – the links come from the app/assets/javascripts of arr/assets/application.scss files (the first line in application.scss is to @import bootstrap).</text:p>
      <text:p text:style-name="Body_20_Text">When interpreting these files, rails does a lot or performance enhancing in order to speed up the process of rendering pages. It caches the file contents as a loaded page on the user's computer. This contains all the core <text:s/>bootstrap code from the bootstrap gem and all of our custom styling that we added to application.scss, blogs.scss etc. You can see these files when you click on Sources in the browser inspection area</text:p>
      <text:p text:style-name="Body_20_Text"/>
      <text:p text:style-name="Body_20_Text">When you switch to a production environment, your JavaScript and stylesheets will be minified into one line each, removing all the white space, line ends. etc.</text:p>
      <text:p text:style-name="Body_20_Text"/>
      <text:p text:style-name="Body_20_Text">Clicking on Network will show a list of pages and the amount of time it takes for them to load.</text:p>
      <text:p text:style-name="Body_20_Text"/>
      <text:p text:style-name="Chapter_20_Heading">Rails + JavaScript </text:p>
      <text:p text:style-name="Section_20_Heading">148. How to Integrate a Position Attribute and Custom Scope in Rails </text:p>
      <text:p text:style-name="Body_20_Text">Add position column to portfolio table</text:p>
      <text:p text:style-name="Command_20_Line">rails g migration add_position_to_portfolios position:integer</text:p>
      <text:p text:style-name="Command_20_Line">rails db:migrate</text:p>
      <text:p text:style-name="Body_20_Text"/>
      <text:p text:style-name="Body_20_Text">Create a scope to utilize the position column in selecting the portfolios</text:p>
      <text:p text:style-name="Code"><text:s text:c="2"/>@portfolio_items = Portfolio.by_position</text:p>
      <text:p text:style-name="Body_20_Text">Go to the portfolio model (portfolio.rb) and add the scope</text:p>
      <text:p text:style-name="Code">def self.by_position</text:p>
      <text:p text:style-name="Code"><text:s text:c="4"/>order("position ASC")</text:p>
      <text:p text:style-name="Code"><text:s text:c="2"/>end</text:p>
      <text:p text:style-name="Body_20_Text"/>
      <text:p text:style-name="Section_20_Heading">149. Installing the jQuery UI and html5sortable JavaScript Libraries in Rails </text:p>
      <text:p text:style-name="SubTitles"/>
      <text:p text:style-name="Body_20_Text">jquery UI and html5sortable are both needed to perform the following setup. html5sortable will not work without jquery UI</text:p>
      <text:p text:style-name="Body_20_Text"/>
      <text:p text:style-name="Body_20_Text"/>
      <text:p text:style-name="SubTitles">html5sortable setup</text:p>
      <text:p text:style-name="Body_20_Text">Github – https://github.com/voidberg/html5sortable//dist/htmlsortable.js – copy and paste to an new file in app/assets/javascripts/html.sortable.js</text:p>
      <text:p text:style-name="Body_20_Text">This js file will start working automatically (you can test it put putting an alert in the first line) because of the way js is set in out app. Looking in app/assets/javascripts/application.js, you'll notice the lines</text:p>
      <text:p text:style-name="Code">//= require jquery</text:p>
      <text:p text:style-name="Code"><text:soft-page-break/>//= require bootstrap-sprockets</text:p>
      <text:p text:style-name="Code">//= require jquery_ujs</text:p>
      <text:p text:style-name="Code">//= require turbolinks</text:p>
      <text:p text:style-name="Code">//= require_tree .</text:p>
      <text:p text:style-name="Body_20_Text"/>
      <text:p text:style-name="Body_20_Text">The require tree. command will cause all the file in the folder to be activated by this application. However, it is best to add the js library in the listing above turbolinks because turbolinks sometime can cause some problems in the code if it is above another js script. So add the html.sortable line above the turbolinks line</text:p>
      <text:p text:style-name="Code">//= require jquery</text:p>
      <text:p text:style-name="Code">//= require bootstrap-sprockets</text:p>
      <text:p text:style-name="Code">//= require jquery_ujs</text:p>
      <text:p text:style-name="P27">//= require html.sortable</text:p>
      <text:p text:style-name="Code">//= require turbolinks</text:p>
      <text:p text:style-name="Code">//= require_tree .</text:p>
      <text:p text:style-name="Body_20_Text"/>
      <text:p text:style-name="SubTitles">jquery UI setup</text:p>
      <text:p text:style-name="Body_20_Text"/>
      <text:p text:style-name="Body_20_Text">Ruby Gems – jquery UI </text:p>
      <text:p text:style-name="Body_20_Text">copy the gemfile setup line and paste it into your gemfile and run bundle install</text:p>
      <text:p text:style-name="Body_20_Text">Past the line</text:p>
      <text:p text:style-name="Code">//= require jquery-ui</text:p>
      <text:p text:style-name="Body_20_Text">in the application.js file above the html5sortable line</text:p>
      <text:p text:style-name="Body_20_Text">In the portfolio.css file (or any css file in which you will use the functionality of the jquery-ui gem, add the line</text:p>
      <text:p text:style-name="Code">@import "jquery-ui";</text:p>
      <text:p text:style-name="Body_20_Text"/>
      <text:p text:style-name="Section_20_Heading">150 - 153. Initial Implementation of Drag and Drop Interface in Rails 5 </text:p>
      <text:p text:style-name="Body_20_Text">In the portfolio index view, <text:span text:style-name="T6">add the class “sortable” </text:span>to the div in which you are showing the data. This class in conjunction with jquery will allow us to work in the DOM with the object we want to sort through drag-and-drop</text:p>
      <text:p text:style-name="Body_20_Text"/>
      <text:p text:style-name="Body_20_Text">Go to the portfolios coffee script file and add</text:p>
      <text:p text:style-name="Code">ready = undefined</text:p>
      <text:p text:style-name="Code"/>
      <text:p text:style-name="Code">ready = -&gt;</text:p>
      <text:p text:style-name="Code"><text:s text:c="2"/>$('.sortable').sortable()</text:p>
      <text:p text:style-name="Code"><text:s text:c="2"/><text:span text:style-name="T7"># sortable comes from the html5sortable library</text:span></text:p>
      <text:p text:style-name="Code"><text:s text:c="2"/>return</text:p>
      <text:p text:style-name="Code"/>
      <text:p text:style-name="Code">$(document).ready ready</text:p>
      <text:p text:style-name="Body_20_Text"/>
      <text:p text:style-name="Body_20_Text">This sets up the ability to drag and drop items in the index page but it is <text:span text:style-name="T6">not persistent</text:span>. If you refresh the screen, the items go back to their original state (sort by position in the original selection in the portfolios controller)</text:p>
      <text:p text:style-name="P7"/>
      <text:p text:style-name="P7"><text:span text:style-name="T6">To create persistence</text:span>, we have to change the position value for each portfolio item</text:p>
      <text:p text:style-name="P7"/>
      <text:p text:style-name="P7">Open the partial _portfolio.item.html.erb – this page is the one that displays each portfolio item separately on the portfolio index page. We need to teach the javascript what the data is, what element it is working with. <text:s/>To do this</text:p>
      <text:p text:style-name="P7"><text:s/>Add the attribute <text:span text:style-name="T17">data-id= “&lt;%= portfolio_item.id %&gt;” </text:span>to the class at the top of the portfolio_item partial. This will grab the id of each portfolio item to distinguish each of the cards for the use by the coffee script code.</text:p>
      <text:p text:style-name="P7"/>
      <text:p text:style-name="P7">Now we need to set the data positions using the portfolio coffee script file. See the file in the SQLPortfolio project <text:s/>- </text:p>
      <text:p text:style-name="P7"><text:a xlink:type="simple" xlink:href="https://github.com/greenleafservices/SQLPortolio" text:style-name="Internet_20_link" text:visited-style-name="Visited_20_Internet_20_Link">https://github.com/greenleafservices/SQLPortolio</text:a></text:p>
      <text:p text:style-name="P7"/>
      <text:p text:style-name="P7">Now, update the route to have the route that is listed in the coffee script – portfolios/sort</text:p>
      <text:p text:style-name="Code">resources :portfolios, except: [:show] do</text:p>
      <text:p text:style-name="Code"><text:s text:c="4"/>put :sort, on: :collection</text:p>
      <text:p text:style-name="Code"><text:s/>end</text:p>
      <text:p text:style-name="P7">Go to the portfolio controller and add the action sort. Normally, Rails will attempt for a view to render for the portfolio/sort action. But, we will not create a separate view but instead, direct rails to update the database and <text:soft-page-break/>then refresh the index page</text:p>
      <text:p text:style-name="P7"/>
      <text:p text:style-name="Code">def sort</text:p>
      <text:p text:style-name="Code"><text:s text:c="4"/><text:span text:style-name="T7"># using the sort array from the coffee script file</text:span></text:p>
      <text:p text:style-name="Code"><text:s text:c="4"/>params[:order].each do |key, value|</text:p>
      <text:p text:style-name="P15"><text:s text:c="6"/><text:span text:style-name="T11"># rewrite each record in the database using the params from the new sort order – see the </text:span><text:span text:style-name="T5">note</text:span><text:span text:style-name="T11"> below</text:span></text:p>
      <text:p text:style-name="P15"><text:s text:c="6"/><text:span text:style-name="T11"># 0"=&gt;{"id"=&gt;"“5“", "newposition"=&gt;"1"}, </text:span></text:p>
      <text:p text:style-name="P17"><text:s text:c="6"/># "1"=&gt;{"id"=&gt;"“2“", "newposition"=&gt;"2"}, and so on</text:p>
      <text:p text:style-name="Code"><text:s text:c="6"/>Portfolio.find(value[:id]).update(position: value[:newposition])</text:p>
      <text:p text:style-name="Code"><text:s text:c="4"/>end</text:p>
      <text:p text:style-name="P7"/>
      <text:p text:style-name="Code"><text:s text:c="4"/><text:span text:style-name="T7"># render nothing: true (deprecated)</text:span></text:p>
      <text:p text:style-name="Code"><text:s text:c="4"/></text:p>
      <text:p text:style-name="Code"><text:s text:c="3"/><text:span text:style-name="T7"><text:s/># Rails 5.1 way of rendering nothing</text:span></text:p>
      <text:p text:style-name="Code"><text:s text:c="4"/>head :created</text:p>
      <text:p text:style-name="Code">end</text:p>
      <text:p text:style-name="P7"/>
      <text:p text:style-name="P7"><text:span text:style-name="T1">Note</text:span>: When we move an item, the process reconfigures the order array from the coffee script file ==&gt; <text:span text:style-name="T17">data: order: updated_order</text:span>) , storing the array position (starting with 0) then item id and its position to be written to the database record. We can see that in the server console”</text:p>
      <text:p text:style-name="Command_20_Line">Parameters: {"order"=&gt;{"0"=&gt;{"id"=&gt;"“5“", "position"=&gt;"1"}, "1"=&gt;{"id"=&gt;"“2“", "position"=&gt;"2"},.....</text:p>
      <text:p text:style-name="P7"/>
      <text:p text:style-name="P7">Now, when we drag and drop, the order will be stored in the database and will remain as we set it (until we change it again) no matter how many time the page is accessed. The line </text:p>
      <text:p text:style-name="P11">Portfolio.find(value[:id]).update(position: value[:newposition])</text:p>
      <text:p text:style-name="Body_20_Text">is a way of updating a record directly in the database using an <text:span text:style-name="T6">SQL command.</text:span></text:p>
      <text:p text:style-name="P5"/>
      <text:p text:style-name="SubTitles">Adding security to the drag and drop interface.</text:p>
      <text:p text:style-name="P5">We only want the site_admin to be able to change the view order of the portfolios so we have to add some security to the feature</text:p>
      <text:p text:style-name="P5">First, add the sort method to the exception list for users in the portfolio controller</text:p>
      <text:p text:style-name="P5">Second, go to the portfolio index view and make the sortable class only available for the site admin (if you don't change it here, the user can still drag and drop but it won't be persistent)</text:p>
      <text:p text:style-name="Code">&lt;div class="row &lt;%= "sortable" if logged_in?(:site_admin) %&gt;"&gt;</text:p>
      <text:p text:style-name="P5"/>
      <text:p text:style-name="Chapter_20_Heading">15. Adding Images to a Rails Application </text:p>
      <text:p text:style-name="SubTitles">156. Introduction to Using Images and the Rails Asset Pipeline </text:p>
      <text:p text:style-name="P29">Single images</text:p>
      <text:p text:style-name="Body_20_Text"/>
      <text:p text:style-name="Body_20_Text">By URL - <text:span text:style-name="T17">&lt;img src="http://placehold.it/250x250" alt="No image"&gt;</text:span></text:p>
      <text:p text:style-name="Body_20_Text"/>
      <text:p text:style-name="Body_20_Text">Ruby method - &lt;<text:span text:style-name="T17">%= image_tag "http://placehold.it/250x250", width:250, height:250, alt: "No image available" %&gt;</text:span></text:p>
      <text:p text:style-name="Body_20_Text">This ruby method, using the image_tag helper, gives us access into the Rails Asset Pipeline in which you can name the image file that is in the assets/images folder</text:p>
      <text:p text:style-name="Code">&lt;%= image_tag "GreenLeaf.jpg", width:250, height:250, alt: "No image available" %&gt;</text:p>
      <text:p text:style-name="Body_20_Text"/>
      <text:p text:style-name="Section_20_Heading">157. How to Add a Full Size Image Background in Rails with Bootstrap 4 </text:p>
      <text:p text:style-name="SubTitles"/>
      <text:p text:style-name="Body_20_Text">First, add a style tag in application.scss for id background (#background – see the code in the app)</text:p>
      <text:p text:style-name="Body_20_Text">Also, remove the background-color specification in the body styling</text:p>
      <text:p text:style-name="Body_20_Text"/>
      <text:p text:style-name="Body_20_Text">In application.html.erb add <text:span text:style-name="T17">&lt;div id="background"&gt;&lt;/div&gt;</text:span> above the render nav line</text:p>
      <text:p text:style-name="Body_20_Text">This process will cause any view section that doesn't have a special layout in its controller to use this picture as its full screen background.</text:p>
      <text:p text:style-name="Body_20_Text"/>
      <text:p text:style-name="Section_20_Heading">158. How to Set a Full Size Video Background in Rails with <text:soft-page-break/>Bootstrap 4 </text:p>
      <text:p text:style-name="Body_20_Text">Use the video_tag helper – any video you want to show should be in the assets/video folder</text:p>
      <text:p text:style-name="Body_20_Text"/>
      <text:p text:style-name="Section_20_Heading">159. Deep Dive: Installing and Configuring Carrierwave for Image Uploads in Rails 5 </text:p>
      <text:p text:style-name="Body_20_Text">If you want to use images in your app that are not located in the app image library, you can upload them from the web using some gems</text:p>
      <text:p text:style-name="Body_20_Text"/>
      <text:p text:style-name="Body_20_Text">dotenv</text:p>
      <text:p text:style-name="Body_20_Text">carrierwave</text:p>
      <text:p text:style-name="Body_20_Text">carrierwave-aws</text:p>
      <text:p text:style-name="Body_20_Text">mini_magick</text:p>
      <text:p text:style-name="Body_20_Text"/>
      <text:p text:style-name="Body_20_Text">Also will utilize AWS – Amazon Web Services – this will also work with heroku</text:p>
      <text:p text:style-name="Body_20_Text"/>
      <text:p text:style-name="Body_20_Text">Install the gems, run bundle install and sign up to AWS if you don't have an account</text:p>
      <text:p text:style-name="Body_20_Text"/>
      <text:p text:style-name="Body_20_Text">For CarrierWave setup</text:p>
      <text:p text:style-name="Code">rails generate uploader (controller you want to use it for – Portfolio in our case)</text:p>
      <text:p text:style-name="Code">This will create a file – app/uploaders/portfolio_uploader.rb</text:p>
      <text:p text:style-name="Body_20_Text">Find the section in that file regarding whitelist and uncomment those lines</text:p>
      <text:p text:style-name="Body_20_Text">Go to the portfolio model and set up a model between the uploader and the database</text:p>
      <text:p text:style-name="Code"><text:s text:c="2"/>mount_uploader :thumb_image, PortfolioUploader</text:p>
      <text:p text:style-name="Code"><text:s text:c="2"/>mount_uploader :main_image, PortfolioUploader</text:p>
      <text:p text:style-name="Body_20_Text">This tell the portfolio controller that it needs to contact CarrierWave to upload the image files. Each type of file you want to upload in the app will require an uploader connection in some controller</text:p>
      <text:p text:style-name="Body_20_Text">Also, add main_image and thumb_image to the strong params section in the controller</text:p>
      <text:p text:style-name="Body_20_Text">Now go to the portfolio form partial – add a form-group div and file-field for each image (main and thumb)</text:p>
      <text:p text:style-name="Code"><text:tab/>&lt;div class="form-group"&gt;</text:p>
      <text:p text:style-name="Code"><text:s text:c="8"/>&lt;%= f.file_field :main_image %&gt;</text:p>
      <text:p text:style-name="Code"><text:s text:c="6"/>&lt;/div&gt;</text:p>
      <text:p text:style-name="Body_20_Text"/>
      <text:p text:style-name="P18">Now, when you enter a new portfolio item, you can select the item you want to use form your hard drive. When you select these images, they will be loaded to the app in folders under the public folder with the id of the record with which they are associated</text:p>
      <text:p text:style-name="Command_20_Line">public\uploads\portfolio\thumb_image\27\WOR1_-2.jpg</text:p>
      <text:p text:style-name="P18">This is done by the uploader model for each controller. If you store your app most ISP's this will work OK. However, on heroku, this will not be allowed and we'll see how to do that later.</text:p>
      <text:p text:style-name="P18"/>
      <text:p text:style-name="P18">Go to the portfolio show page and fix the display size of the image by placing <text:span text:style-name="T17">, width: '100%' </text:span>at the end of the image_tag. Now the images will display on the index page and each individual show page</text:p>
      <text:p text:style-name="P18"/>
      <text:p text:style-name="Section_20_Heading">160. Deep Dive: Integrating Connection to AWS S3 for File Hosting with Carrierwave </text:p>
      <text:p text:style-name="P18">Go to AWS – create a bucket for you image storage</text:p>
      <text:p text:style-name="P18"/>
      <text:p text:style-name="P18">Create a .env file in your app – make sure you add .env to the .gitignore file</text:p>
      <text:p text:style-name="P18">Add the following lines:</text:p>
      <text:p text:style-name="Code">S3_BUCKET_NAME=gls-sqlportfolio</text:p>
      <text:p text:style-name="Code">AWS_ACCESS_KEY_ID=provided by AWS in your setup</text:p>
      <text:p text:style-name="Code">AWS_SECRET_ACCESS_KEY=provided by AWS in your setup</text:p>
      <text:p text:style-name="Code">AWS_REGION=us-east-2</text:p>
      <text:p text:style-name="P18"/>
      <text:p text:style-name="P18">To verify that the .env is setup properly, go to the Rails console and enter</text:p>
      <text:p text:style-name="Command_20_Line">ENV.fetch('S3_BUCKET_NAME')</text:p>
      <text:p text:style-name="P18">and you receive a response showing the parameter you set in the .env file</text:p>
      <text:p text:style-name="P18"><text:soft-page-break/></text:p>
      <text:p text:style-name="P18">Go to Ruby Gems – CarrierWave-AWS and, from the homepage, copy the configuration instructions and paste them into a new file – config/initializers/carrierwave.rb</text:p>
      <text:p text:style-name="P18"/>
      <text:p text:style-name="P18">go to portfolio_uploader.rb and change the storage line to</text:p>
      <text:p text:style-name="Code">storage :aws</text:p>
      <text:p text:style-name="P18">Unfortunately, this does not appear to work in the development environment on Windows – set the storage to file in the development environment and wait until ready for production to switch to AWS.</text:p>
      <text:p text:style-name="P18"/>
      <text:p text:style-name="P18">You can use the AWS CLI to work with buckets and ascertain that your connection works however – the the AWS CLI documentation. - https://aws.amazon.com/cli/</text:p>
      <text:p text:style-name="P18"/>
      <text:p text:style-name="P18"/>
      <text:p text:style-name="Section_20_Heading">161 - 162. Implementing File Upload Button Styles and Refactoring Placeholder</text:p>
      <text:p text:style-name="P18">To “dress up” the generic HTML buttons, go to the form you wish to fix and use a label tag <text:s/>in each of the form group areas you wish to customize</text:p>
      <text:p text:style-name="P18"/>
      <text:p text:style-name="Code">&lt;label class="btn btn-primary"&gt;</text:p>
      <text:p text:style-name="Code"><text:tab/>Upload a main image file &lt;%= f.file_field :main_image, style: 'display:none;' %&gt;</text:p>
      <text:p text:style-name="Code">&lt;/label&gt;</text:p>
      <text:p text:style-name="Body_20_Text">Basically, this turns the label into a button</text:p>
      <text:p text:style-name="Body_20_Text"/>
      <text:p text:style-name="SubTitles">Placeholder fixup</text:p>
      <text:p text:style-name="Body_20_Text">Move the image_generator method from the placeholder.rb concern to a file in the helpers folder – portfolio_helper.rb</text:p>
      <text:p text:style-name="Body_20_Text">Delete the placeholder.rb file from model concerns</text:p>
      <text:p text:style-name="Body_20_Text">Remove the validation of main_image and thumb_image from the portfolio model</text:p>
      <text:p text:style-name="Body_20_Text">In the portfolio_helper file create a new method</text:p>
      <text:p text:style-name="Code">def portfolio_img img, type</text:p>
      <text:p text:style-name="Code"><text:s text:c="6"/>if img.model.main_image? || img.model.thumb_image?</text:p>
      <text:p text:style-name="Code"><text:s text:c="8"/>img</text:p>
      <text:p text:style-name="Code"><text:s text:c="6"/>elsif type == 'thumb'</text:p>
      <text:p text:style-name="Code"><text:s text:c="8"/>image_generator(height: '350', width: '200')</text:p>
      <text:p text:style-name="Code"><text:s text:c="6"/>elsif type == 'main'</text:p>
      <text:p text:style-name="Code"><text:s text:c="8"/>image_generator(height: '600', width: '400')</text:p>
      <text:p text:style-name="Code"><text:s text:c="6"/>end</text:p>
      <text:p text:style-name="Code"><text:s/>end</text:p>
      <text:p text:style-name="Body_20_Text"/>
      <text:p text:style-name="Body_20_Text">This will check to see if an image is in the portfolio and, if not, create a placeholder image for it. To call this, we add it to the view for the portfolio_item partial</text:p>
      <text:p text:style-name="Body_20_Text"/>
      <text:p text:style-name="Body_20_Text">Change the skill.rb file to remove any reference to the placeholder item</text:p>
      <text:p text:style-name="Body_20_Text">Change the portfolio show page</text:p>
      <text:p text:style-name="Body_20_Text"/>
      <text:p text:style-name="Body_20_Text"/>
      <text:p text:style-name="Body_20_Text"/>
      <text:p text:style-name="Chapter_20_Heading">16. Guide to Forms in Rails </text:p>
      <text:p text:style-name="Body_20_Text"/>
      <text:p text:style-name="Section_20_Heading">164-165. Difference Between form_form and form_tag in Rails </text:p>
      <text:p text:style-name="Body_20_Text">form tag – use if there is no direct connection between the form and the model – e.g. a form for searching the database</text:p>
      <text:p text:style-name="Body_20_Text"/>
      <text:p text:style-name="SubTitles">Form layout tips</text:p>
      <text:p text:style-name="Body_20_Text">If you want to create a form and not use labels, use the following:</text:p>
      <text:p text:style-name="Body_20_Text"/>
      <text:p text:style-name="Code">&lt;div class="form-group"&gt;</text:p>
      <text:p text:style-name="Code"><text:soft-page-break/><text:s text:c="3"/>&lt;%= f.text_field :title, class: 'form-control', placeholder: "Title" %&gt;</text:p>
      <text:p text:style-name="Code"><text:s/>&lt;/div&gt;</text:p>
      <text:p text:style-name="Code"/>
      <text:p text:style-name="Code"><text:s/>&lt;div class="form-group"&gt;</text:p>
      <text:p text:style-name="Code"><text:s text:c="3"/>&lt;%= f.text_area :body, class: 'form-control', rows: 15, placeholder: "Content" %&gt;</text:p>
      <text:p text:style-name="Code"><text:s/>&lt;/div&gt;</text:p>
      <text:p text:style-name="Code"/>
      <text:p text:style-name="Code"><text:s/>&lt;div class="form-group"&gt;</text:p>
      <text:p text:style-name="Code">&lt;%= f.submit "Submit", class: 'btn btn-primary' %&gt;</text:p>
      <text:p text:style-name="Body_20_Text"/>
      <text:p text:style-name="Body_20_Text">You can prepopulate a form with the value phrase instead of placeholder</text:p>
      <text:p text:style-name="Body_20_Text"/>
      <text:p text:style-name="Code">&lt;%= f.text_area :body, class: 'form-control', rows: 15, value: "Content" %&gt;</text:p>
      <text:p text:style-name="Body_20_Text"/>
      <text:p text:style-name="Section_20_Heading">166. How to Integrate Cocoon in Rails 5 for jQuery Nested Forms </text:p>
      <text:p text:style-name="Body_20_Text"/>
      <text:p text:style-name="Body_20_Text">Add the cocoon gem to gem file and fun bundle install</text:p>
      <text:p text:style-name="Body_20_Text"/>
      <text:p text:style-name="Body_20_Text">See the cocoon docs for information on its two helper functions</text:p>
      <text:p text:style-name="Code"><text:span text:style-name="Source_20_Text"><text:span text:style-name="T29">link_to_add_association</text:span></text:span> </text:p>
      <text:p text:style-name="Code">link_to_remove_association</text:p>
      <text:p text:style-name="Body_20_Text"/>
      <text:p text:style-name="Body_20_Text">In the model you are working with, in the accepts_nested_attributes_for section add the line</text:p>
      <text:p text:style-name="Code">allow_destroy: true,</text:p>
      <text:p text:style-name="Body_20_Text"/>
      <text:p text:style-name="Body_20_Text">In the controllers strong params section change the params of the nested attribute to</text:p>
      <text:p text:style-name="Code">technologies_attributes: [:id, :name, :_destroy]</text:p>
      <text:p text:style-name="Body_20_Text">Cocoon needs the id of the item and also has the attribute _destroy in its setup</text:p>
      <text:p text:style-name="Body_20_Text"/>
      <text:p text:style-name="Body_20_Text"/>
      <text:p text:style-name="Section_20_Heading">167-168. Guide to Integrating Alerts that Automatically Fade Away in Rails 5 </text:p>
      <text:p text:style-name="Body_20_Text"/>
      <text:p text:style-name="Body_20_Text">Install gritter gem and run bundle install</text:p>
      <text:p text:style-name="Command_20_Line"><text:span text:style-name="Source_20_Text"><text:span text:style-name="T29">rails g gritter:locale</text:span></text:span></text:p>
      <text:p text:style-name="Body_20_Text"><text:span text:style-name="Source_20_Text"><text:span text:style-name="T29">This is only if you need to use another language in you code</text:span></text:span></text:p>
      <text:p text:style-name="Body_20_Text"><text:span text:style-name="Source_20_Text"><text:span text:style-name="T29"/></text:span></text:p>
      <text:p text:style-name="Body_20_Text"><text:span text:style-name="Source_20_Text"><text:span text:style-name="T29">Add to application.js</text:span></text:span></text:p>
      <text:p text:style-name="Code"><text:span text:style-name="Source_20_Text"><text:span text:style-name="T29">//= require gritter</text:span></text:span></text:p>
      <text:p text:style-name="Body_20_Text"><text:span text:style-name="Source_20_Text"><text:span text:style-name="T29"/></text:span></text:p>
      <text:p text:style-name="Body_20_Text"><text:span text:style-name="Source_20_Text"><text:span text:style-name="T29">Add to all scss files</text:span></text:span></text:p>
      <text:p text:style-name="Code"><text:span text:style-name="Source_20_Text"><text:span text:style-name="T29">@import "gritter";</text:span></text:span></text:p>
      <text:p text:style-name="Body_20_Text"><text:span text:style-name="Source_20_Text"><text:span text:style-name="T29"/></text:span></text:p>
      <text:p text:style-name="Body_20_Text"><text:span text:style-name="Source_20_Text"><text:span text:style-name="T29">Create a new partial file in the views/shared folder - _alerts.html.erb</text:span></text:span></text:p>
      <text:p text:style-name="Body_20_Text"><text:span text:style-name="Source_20_Text"><text:span text:style-name="T29">Use the add_gritter helper to send flash messages to the user</text:span></text:span></text:p>
      <text:p text:style-name="Code"><text:span text:style-name="Source_20_Text"><text:span text:style-name="T29">&lt;% if flash[:alert] %&gt;</text:span></text:span></text:p>
      <text:p text:style-name="Code"><text:span text:style-name="Source_20_Text"><text:span text:style-name="T29"><text:s text:c="2"/>&lt;%= js add_gritter(flash[:alert], title: "GLS Portfolio", sticky: false) %&gt;</text:span></text:span></text:p>
      <text:p text:style-name="Code"><text:span text:style-name="Source_20_Text"><text:span text:style-name="T29">&lt;% end %&gt;</text:span></text:span></text:p>
      <text:p text:style-name="Body_20_Text"><text:span text:style-name="Source_20_Text"><text:span text:style-name="T29"/></text:span></text:p>
      <text:p text:style-name="Body_20_Text"><text:span text:style-name="Source_20_Text"><text:span text:style-name="T29">There are other helper in gritter – see the gem docs</text:span></text:span></text:p>
      <text:p text:style-name="Body_20_Text"><text:span text:style-name="Source_20_Text"><text:span text:style-name="T29"/></text:span></text:p>
      <text:p text:style-name="Body_20_Text"><text:span text:style-name="Source_20_Text"><text:span text:style-name="T29">Add the following line to application.html.erb – location not critical as it is javascript code</text:span></text:span></text:p>
      <text:p text:style-name="Code"><text:span text:style-name="Source_20_Text"><text:span text:style-name="T29">&lt;%= render 'shared/alerts' %&gt;</text:span></text:span></text:p>
      <text:p text:style-name="Body_20_Text"><text:span text:style-name="Source_20_Text"><text:span text:style-name="T29">Refactor of this process</text:span></text:span></text:p>
      <text:p text:style-name="Body_20_Text"><text:span text:style-name="Source_20_Text"><text:span text:style-name="T29">Add method to application helper</text:span></text:span></text:p>
      <text:p text:style-name="Code"><text:span text:style-name="Source_20_Text"><text:span text:style-name="T29">def alerts</text:span></text:span></text:p>
      <text:p text:style-name="Code"><text:span text:style-name="Source_20_Text"><text:span text:style-name="T29"><text:s text:c="3"/>alert = (flash[:alert] || flash[:error] || flash[:notice])</text:span></text:span></text:p>
      <text:p text:style-name="Code"><text:span text:style-name="Source_20_Text"><text:span text:style-name="T29"/></text:span></text:p>
      <text:p text:style-name="Code"><text:span text:style-name="Source_20_Text"><text:span text:style-name="T29"><text:s text:c="3"/>if alert</text:span></text:span></text:p>
      <text:p text:style-name="Code"><text:span text:style-name="Source_20_Text"><text:span text:style-name="T29"><text:s text:c="5"/>alert_generator alert</text:span></text:span></text:p>
      <text:p text:style-name="Code"><text:span text:style-name="Source_20_Text"><text:span text:style-name="T29"><text:s text:c="3"/>end</text:span></text:span></text:p>
      <text:p text:style-name="Code"><text:soft-page-break/><text:span text:style-name="Source_20_Text"><text:span text:style-name="T29"><text:s/>end</text:span></text:span></text:p>
      <text:p text:style-name="Code"><text:span text:style-name="Source_20_Text"><text:span text:style-name="T29"/></text:span></text:p>
      <text:p text:style-name="Code"><text:span text:style-name="Source_20_Text"><text:span text:style-name="T29"><text:s/>def alert_generator msg</text:span></text:span></text:p>
      <text:p text:style-name="Code"><text:span text:style-name="Source_20_Text"><text:span text:style-name="T29"><text:s text:c="3"/>js add_gritter(msg, title: "GLS Portfolio", sticky: false)</text:span></text:span></text:p>
      <text:p text:style-name="Code"><text:span text:style-name="Source_20_Text"><text:span text:style-name="T29">end</text:span></text:span></text:p>
      <text:p text:style-name="Body_20_Text"><text:span text:style-name="Source_20_Text"><text:span text:style-name="T29">Change the line calling the alerts in the application.html.erb to</text:span></text:span></text:p>
      <text:p text:style-name="Body_20_Text"><text:span text:style-name="Source_20_Text"><text:span text:style-name="T35">&lt;%= alerts %&gt;</text:span></text:span><text:span text:style-name="Source_20_Text"><text:span text:style-name="T29"> Calling the alerts methods</text:span></text:span></text:p>
      <text:p text:style-name="Body_20_Text"><text:span text:style-name="Source_20_Text"><text:span text:style-name="T29">To use this in the partials for the blogs and portfolios, add the line</text:span></text:span></text:p>
      <text:p text:style-name="Code"><text:span text:style-name="Source_20_Text"><text:span text:style-name="T29">&lt;%= alert_generator error %&gt;</text:span></text:span></text:p>
      <text:p text:style-name="Body_20_Text"><text:span text:style-name="Source_20_Text"><text:span text:style-name="T29">You can also use the alert call for the update and create notices generated by the controllers if you place it in the layout pages used by the controller</text:span></text:span></text:p>
      <text:p text:style-name="Body_20_Text"><text:span text:style-name="Source_20_Text"><text:span text:style-name="T29"/></text:span></text:p>
      <text:p text:style-name="Chapter_20_Heading"><text:span text:style-name="Source_20_Text"><text:span text:style-name="T29"/></text:span></text:p>
      <text:p text:style-name="Chapter_20_Heading"><text:span text:style-name="Source_20_Text"><text:span text:style-name="T29"/></text:span></text:p>
      <text:p text:style-name="Section_20_Heading"><text:span text:style-name="Source_20_Text"><text:span text:style-name="T29">169. Deep Dive: How to Build an HTML Form from Scratch the Works with Rails </text:span></text:span></text:p>
      <text:p text:style-name="Body_20_Text"><text:span text:style-name="Source_20_Text"><text:span text:style-name="T29"/></text:span></text:p>
      <text:p text:style-name="Body_20_Text"><text:span text:style-name="Source_20_Text"><text:span text:style-name="T29">Building an HTML form from scratch will illustrate all the actions performed by Rails form_for action.</text:span></text:span></text:p>
      <text:p text:style-name="Body_20_Text"><text:span text:style-name="Source_20_Text"><text:span text:style-name="T29">IN addition to formatting a generic form, form_for generates an authenticity token for each form. </text:span></text:span></text:p>
      <text:p text:style-name="Body_20_Text"><text:span text:style-name="Source_20_Text"><text:span text:style-name="T29">If you build an HTML form for data submission, you have to create the authenticity token by using the line</text:span></text:span></text:p>
      <text:p text:style-name="Code"><text:span text:style-name="Source_20_Text"><text:span text:style-name="T29">&lt;input type="hidden" value="&lt;%= form_authenticity_token %&gt;" name="authenticity_token"&gt;</text:span></text:span></text:p>
      <text:p text:style-name="Body_20_Text"><text:span text:style-name="Source_20_Text"><text:span text:style-name="T29"/></text:span></text:p>
      <text:p text:style-name="Body_20_Text"><text:span text:style-name="Source_20_Text"><text:span text:style-name="T29">See the github repository for the form partial that was created from scratch – github.com:greenleafservices/FormGuide.git</text:span></text:span></text:p>
      <text:p text:style-name="Body_20_Text"><text:span text:style-name="Source_20_Text"><text:span text:style-name="T29"/></text:span></text:p>
      <text:p text:style-name="Chapter_20_Heading"><text:span text:style-name="Source_20_Text"><text:span text:style-name="T29">17. Rails Lib Directory </text:span></text:span></text:p>
      <text:p text:style-name="Body_20_Text"><text:span text:style-name="Source_20_Text"><text:span text:style-name="T29"/></text:span></text:p>
      <text:p text:style-name="Chapter_20_Heading"><text:span text:style-name="Source_20_Text"><text:span text:style-name="T29">Using the Lib Folder to create Custom Modules</text:span></text:span></text:p>
      <text:p text:style-name="Body_20_Text"><text:span text:style-name="Source_20_Text"><text:span text:style-name="T29">Working in the Lib folder allows us to create code that can be used anywhere in the app – it is not tightly bound to any particular aspect of the app.</text:span></text:span></text:p>
      <text:p text:style-name="Body_20_Text"><text:span text:style-name="Source_20_Text"><text:span text:style-name="T29"/></text:span></text:p>
      <text:p text:style-name="Section_20_Heading"><text:span text:style-name="Source_20_Text"><text:span text:style-name="T29">171. Integrating the Twitter Gem to Pull in Tweets in Rails 5 </text:span></text:span></text:p>
      <text:p text:style-name="Body_20_Text"><text:span text:style-name="Source_20_Text"><text:span text:style-name="T29">Open the application.rb file</text:span></text:span></text:p>
      <text:p text:style-name="Body_20_Text"><text:span text:style-name="Source_20_Text"><text:span text:style-name="T29">Tell Rails that when we start the app, we want it to load any of the modules we have inside the lib folder and make anything in that folder available to the rest of the application</text:span></text:span></text:p>
      <text:p text:style-name="Body_20_Text"><text:span text:style-name="Source_20_Text"><text:span text:style-name="T29"/></text:span></text:p>
      <text:p text:style-name="Code"><text:span text:style-name="Source_20_Text"><text:span text:style-name="T29">module GlsPortfolio<text:line-break/> <text:s/>class Application &lt; Rails::Application<text:line-break/> <text:s text:c="3"/>config.eager_load_paths &lt;&lt; "#{Rails.root}/lib"<text:line-break/> <text:s/>end<text:line-break/>end</text:span></text:span></text:p>
      <text:p text:style-name="Body_20_Text"><text:span text:style-name="Source_20_Text"><text:span text:style-name="T29">In the lib folder create a new file, the naming of which is very important</text:span></text:span></text:p>
      <text:p text:style-name="Body_20_Text"><text:span text:style-name="Source_20_Text"><text:span text:style-name="T29">file name social_tool.rb</text:span></text:span></text:p>
      <text:p text:style-name="Body_20_Text"><text:span text:style-name="Source_20_Text"><text:span text:style-name="T29">module SocialTool </text:span></text:span></text:p>
      <text:p text:style-name="Body_20_Text"><text:span text:style-name="Source_20_Text"><text:span text:style-name="T29"/></text:span></text:p>
      <text:p text:style-name="Code"><text:span text:style-name="Source_20_Text"><text:span text:style-name="T29">module SocialTool<text:line-break/> <text:s/>def self.twitter_search<text:line-break/> <text:s text:c="3"/>client = Twitter::REST::Client.new do |config|<text:line-break/> <text:s text:c="5"/>config.consumer_key <text:s text:c="7"/>= ENV.fetch("TWITTER_CONSUMER_KEY")<text:line-break/> <text:s text:c="5"/>config.consumer_secret <text:s text:c="4"/>= ENV.fetch("TWITTER_CONSUMER_SECRET")<text:line-break/> <text:s text:c="5"/>config.access_token <text:s text:c="7"/>= ENV.fetch("TWITTER_ACCESS_TOKEN")<text:line-break/> <text:s text:c="5"/>config.access_token_secret = ENV.fetch("TWITTER_ACCESS_SECRET")<text:line-break/> <text:s text:c="3"/>end<text:line-break/># </text:span></text:span><text:span text:style-name="Source_20_Text"><text:span text:style-name="T38">This is the search criteria section</text:span></text:span><text:span text:style-name="Source_20_Text"><text:span text:style-name="T29"><text:line-break/> <text:s text:c="3"/>client.search("#rubyonrails", result_type: 'recent').take(6).collect do |tweet|<text:line-break/></text:span></text:span><text:soft-page-break/><text:span text:style-name="Source_20_Text"><text:span text:style-name="T29"> <text:s text:c="5"/>"#{tweet.user.screen_name}: #{tweet.text}"<text:line-break/> <text:s text:c="3"/>end<text:line-break/> <text:s/>end<text:line-break/>end</text:span></text:span></text:p>
      <text:p text:style-name="Body_20_Text"><text:span text:style-name="Source_20_Text"><text:span text:style-name="T29"/></text:span></text:p>
      <text:p text:style-name="Body_20_Text"><text:span text:style-name="Source_20_Text"><text:span text:style-name="T29">add the Twitter gem - gem 'twitter', '~&gt; 6.1'</text:span></text:span></text:p>
      <text:p text:style-name="Body_20_Text"><text:span text:style-name="Source_20_Text"><text:span text:style-name="T29">run bundle install</text:span></text:span></text:p>
      <text:p text:style-name="Body_20_Text"><text:span text:style-name="Source_20_Text"><text:span text:style-name="T29">To connect to twitter, we'll need the keys specified above. There's a link in the twitter gem docs to register the app with Twitter - </text:span></text:span></text:p>
      <text:p text:style-name="Body_20_Text"><text:span text:style-name="Source_20_Text"><text:span text:style-name="T29"/></text:span></text:p>
      <text:p text:style-name="P18"><text:span text:style-name="Source_20_Text"><text:span text:style-name="T29">Use you twitter account to sign in to twitter – Click on Create New App</text:span></text:span></text:p>
      <text:p text:style-name="P18"><text:span text:style-name="Source_20_Text"><text:span text:style-name="T29"/></text:span></text:p>
      <text:p text:style-name="P18"><text:span text:style-name="Source_20_Text"><text:span text:style-name="T29">Enter the keys and tokens data from the twitter account into the .env file using the naming values form the SocialTool module</text:span></text:span></text:p>
      <text:p text:style-name="P18"><text:span text:style-name="Source_20_Text"><text:span text:style-name="T29"/></text:span></text:p>
      <text:p text:style-name="P18"><text:span text:style-name="Source_20_Text"><text:span text:style-name="T29"><text:s/>To test the connection – rails console <text:s/>==&gt; SocialTool.twitter_search</text:span></text:span></text:p>
      <text:p text:style-name="P18"><text:span text:style-name="Source_20_Text"><text:span text:style-name="T29"/></text:span></text:p>
      <text:p text:style-name="Section_20_Heading"><text:span text:style-name="Source_20_Text"><text:span text:style-name="T29">172. How to Render Tweets on a Rails View Page </text:span></text:span></text:p>
      <text:p text:style-name="Body_20_Text"><text:span text:style-name="Source_20_Text"><text:span text:style-name="T29"/></text:span></text:p>
      <text:p text:style-name="Body_20_Text"><text:span text:style-name="Source_20_Text"><text:span text:style-name="T29">Create a route a controller action and a view page</text:span></text:span></text:p>
      <text:p text:style-name="Body_20_Text"><text:span text:style-name="Source_20_Text"><text:span text:style-name="T29">Route - </text:span></text:span><text:span text:style-name="Source_20_Text"><text:span text:style-name="T35">get 'tech-news', to: 'pages#tech_news' </text:span></text:span></text:p>
      <text:p text:style-name="Body_20_Text"><text:span text:style-name="Source_20_Text"><text:span text:style-name="T29">Pages Controller - </text:span></text:span></text:p>
      <text:p text:style-name="Code"><text:span text:style-name="Source_20_Text"><text:span text:style-name="T29">def tech_news<text:line-break/> <text:s text:c="3"/>@tweets = SocialTool.twitter_search<text:line-break/></text:span></text:span><text:span text:style-name="Source_20_Text"><text:span text:style-name="T29"> <text:s/>end</text:span></text:span></text:p>
      <text:p text:style-name="Body_20_Text"><text:span text:style-name="Source_20_Text"><text:span text:style-name="T29">Pages – new file – tech_news.html.erb</text:span></text:span></text:p>
      <text:p text:style-name="Body_20_Text"><text:span text:style-name="Source_20_Text"><text:span text:style-name="T29"/></text:span></text:p>
      <text:p text:style-name="Section_20_Heading"><text:span text:style-name="Source_20_Text"><text:span text:style-name="T29">173. Building a Parser View Helper Method to Make Twitter Links Clickable in Rails </text:span></text:span></text:p>
      <text:p text:style-name="Body_20_Text"><text:span text:style-name="Source_20_Text"><text:span text:style-name="T29"/></text:span></text:p>
      <text:p text:style-name="Body_20_Text"><text:span text:style-name="Source_20_Text"><text:span text:style-name="T29">Add a method to the pages helper – see the code</text:span></text:span></text:p>
      <text:p text:style-name="Body_20_Text"><text:span text:style-name="Source_20_Text"><text:span text:style-name="T29">The code uses a regular expression to parse through the tweet to find the URL and the pass that to a link using gsub (global substitution method) on the regex found in the parsing section</text:span></text:span></text:p>
      <text:p text:style-name="Body_20_Text"><text:span text:style-name="Source_20_Text"><text:span text:style-name="T29"/></text:span></text:p>
      <text:p text:style-name="SubTitles"><text:span text:style-name="Source_20_Text"><text:span text:style-name="T29">Customizing the Styles for the Tech News Page with Bootstrap 4 </text:span></text:span></text:p>
      <text:p text:style-name="Body_20_Text"><text:span text:style-name="Source_20_Text"><text:span text:style-name="T29"><text:s/></text:span></text:span></text:p>
      <text:p text:style-name="Body_20_Text"><text:span text:style-name="Source_20_Text"><text:span text:style-name="T29">Add the tech-news class to application.scss</text:span></text:span></text:p>
      <text:p text:style-name="Body_20_Text"><text:span text:style-name="Source_20_Text"><text:span text:style-name="T29"/></text:span></text:p>
      <text:p text:style-name="Body_20_Text"><text:span text:style-name="Source_20_Text"><text:span text:style-name="T29">Add the nav item for the tech news to the application helper file in the nav_item def section</text:span></text:span></text:p>
      <text:p text:style-name="Body_20_Text"><text:span text:style-name="Source_20_Text"><text:span text:style-name="T29"/></text:span></text:p>
      <text:p text:style-name="Chapter_20_Heading"><text:span text:style-name="Source_20_Text"><text:span text:style-name="T29">18. Live Data in Rails 5 with ActionCable </text:span></text:span></text:p>
      <text:p text:style-name="Section_20_Heading"><text:span text:style-name="Source_20_Text"><text:span text:style-name="T29">176. Running the Comment Generator and Installing the No SQL Redis Database in Rails 5 </text:span></text:span></text:p>
      <text:p text:style-name="Body_20_Text"><text:span text:style-name="Source_20_Text"><text:span text:style-name="T29">Redis is a database program – no sql – no tables – allows a key value persistent storage setup – the ability to persist hashes. It is used by ActionCable.</text:span></text:span></text:p>
      <text:p text:style-name="Body_20_Text"><text:span text:style-name="Source_20_Text"><text:span text:style-name="T29"/></text:span></text:p>
      <text:p text:style-name="Body_20_Text"><text:span text:style-name="Source_20_Text"><text:span text:style-name="T29">ActionCable ships with Rails5 – it only has to be activated and configured</text:span></text:span></text:p>
      <text:p text:style-name="Body_20_Text"><text:span text:style-name="Source_20_Text"><text:span text:style-name="T29"/></text:span></text:p>
      <text:p text:style-name="Body_20_Text"><text:span text:style-name="Source_20_Text"><text:span text:style-name="T29">application.js – add </text:span></text:span><text:span text:style-name="Source_20_Text"><text:span text:style-name="T37">require cable </text:span></text:span><text:span text:style-name="Source_20_Text"><text:span text:style-name="T29">above turbolinks</text:span></text:span></text:p>
      <text:p text:style-name="Body_20_Text"><text:span text:style-name="Source_20_Text"><text:span text:style-name="T29">This will tell Rails to look for the cable.js file and load action_cable as an immediately invoked function and to look for the channels folder</text:span></text:span></text:p>
      <text:p text:style-name="Body_20_Text"><text:span text:style-name="Source_20_Text"><text:span text:style-name="T29"/></text:span></text:p>
      <text:p text:style-name="SubTitles"><text:span text:style-name="Source_20_Text"><text:span text:style-name="T29">Comment Generation</text:span></text:span></text:p>
      <text:p text:style-name="Command_20_Line"><text:span text:style-name="Source_20_Text"><text:span text:style-name="T29"><text:tab/></text:span></text:span><text:bookmark-start text:name="__DdeLink__12900_2070168593"/><text:span text:style-name="Source_20_Text"><text:span text:style-name="T29">rails g resource Comment content:text user:references blog:references</text:span></text:span><text:bookmark-end text:name="__DdeLink__12900_2070168593"/></text:p>
      <text:p text:style-name="Body_20_Text"><text:soft-page-break/><text:span text:style-name="Source_20_Text"><text:span text:style-name="T29">This will create a migration, a controller, a route and a model for Comments (no views) that will be owned by user (has_many) and by blog (has_many). The reference flag in the Comment generator command above will put the relationship to the user and blog in the comment model automatically</text:span></text:span></text:p>
      <text:p text:style-name="Body_20_Text"><text:span text:style-name="Source_20_Text"><text:span text:style-name="T29"/></text:span></text:p>
      <text:p text:style-name="Command_20_Line"><text:span text:style-name="Source_20_Text"><text:span text:style-name="T29">rails db:migrate</text:span></text:span></text:p>
      <text:p text:style-name="Body_20_Text"><text:span text:style-name="Source_20_Text"><text:span text:style-name="T29"/></text:span></text:p>
      <text:p text:style-name="Body_20_Text"><text:span text:style-name="Source_20_Text"><text:span text:style-name="T29">Add the following to blog and user model</text:span></text:span></text:p>
      <text:p text:style-name="Code"><text:span text:style-name="Source_20_Text"><text:span text:style-name="T29">has_many :comments, dependent: :destroy</text:span></text:span></text:p>
      <text:p text:style-name="Body_20_Text"><text:span text:style-name="Source_20_Text"><text:span text:style-name="T29"/></text:span></text:p>
      <text:p text:style-name="Section_20_Heading"><text:span text:style-name="Source_20_Text"><text:span text:style-name="T29">177-178. Building the Comment Form and Required Controller Actions </text:span></text:span></text:p>
      <text:p text:style-name="SubTitles"><text:span text:style-name="Source_20_Text"><text:span text:style-name="T29">Comments Controller</text:span></text:span></text:p>
      <text:p text:style-name="Body_20_Text"><text:span text:style-name="Source_20_Text"><text:span text:style-name="T29">Has no views – only need Create method</text:span></text:span></text:p>
      <text:p text:style-name="Body_20_Text"><text:span text:style-name="Source_20_Text"><text:span text:style-name="T29">Add the Create method and set up the strong params</text:span></text:span></text:p>
      <text:p text:style-name="Code"><text:span text:style-name="Source_20_Text"><text:span text:style-name="T29"><text:s text:c="2"/>def create<text:line-break/> <text:s text:c="3"/>@comment = current_user.comments.build(comment_params)<text:line-break/> <text:s/>end<text:line-break/><text:line-break/> <text:s/>private<text:line-break/><text:line-break/> <text:s/>def comment_params<text:line-break/> <text:s text:c="3"/>params.require(:comment).permit(:content)<text:line-break/> <text:s/>end</text:span></text:span></text:p>
      <text:p text:style-name="Body_20_Text"><text:span text:style-name="Source_20_Text"><text:span text:style-name="T29"/></text:span></text:p>
      <text:p text:style-name="Body_20_Text"><text:span text:style-name="Source_20_Text"><text:span text:style-name="T29">The @comment line will find the user passed to the create method by the comment create form (we'll build that shortly) and build the comment for that user, connecting the user and the comment together.</text:span></text:span></text:p>
      <text:p text:style-name="Body_20_Text"><text:span text:style-name="Source_20_Text"><text:span text:style-name="T29"/></text:span></text:p>
      <text:p text:style-name="SubTitles"><text:span text:style-name="Source_20_Text"><text:span text:style-name="T29">Blogs Controller</text:span></text:span></text:p>
      <text:p text:style-name="Body_20_Text"><text:span text:style-name="Source_20_Text"><text:span text:style-name="T29">We'll need to update the show page to include the comments. Comments will be shown only to logged-in users.</text:span></text:span></text:p>
      <text:p text:style-name="Body_20_Text"><text:span text:style-name="Source_20_Text"><text:span text:style-name="T29"/></text:span></text:p>
      <text:p text:style-name="Body_20_Text"><text:span text:style-name="Source_20_Text"><text:span text:style-name="T29">To include the comments for a blog when you create a blog instance change the line below</text:span></text:span></text:p>
      <text:p text:style-name="Code"><text:span text:style-name="Source_20_Text"><text:span text:style-name="T29">@blog = Blog.friendly.find(params[:id])</text:span></text:span></text:p>
      <text:p text:style-name="Body_20_Text"><text:span text:style-name="Source_20_Text"><text:span text:style-name="T29">to</text:span></text:span></text:p>
      <text:p text:style-name="Code"><text:span text:style-name="Source_20_Text"><text:span text:style-name="T29">@blog = Blog.includes(:comments).friendly.find(params[:id]) </text:span></text:span></text:p>
      <text:p text:style-name="Body_20_Text"><text:span text:style-name="Source_20_Text"><text:span text:style-name="T29">This will cause Rails to get any comments associated with the blog and make them available in the @blog data instance</text:span></text:span></text:p>
      <text:p text:style-name="Body_20_Text"><text:span text:style-name="Source_20_Text"><text:span text:style-name="T29">We also need to create a new @comment instance in case the uses wants to add a comment during the blog view session that show method will activate</text:span></text:span></text:p>
      <text:p text:style-name="Code"><text:span text:style-name="Source_20_Text"><text:span text:style-name="T29">@comment = Comment.new </text:span></text:span></text:p>
      <text:p text:style-name="Body_20_Text"><text:span text:style-name="Source_20_Text"><text:span text:style-name="T29"/></text:span></text:p>
      <text:p text:style-name="Body_20_Text"><text:span text:style-name="Source_20_Text"><text:span text:style-name="T29">Edit the blog show page and create the comments partial – see code</text:span></text:span></text:p>
      <text:p text:style-name="Body_20_Text"><text:span text:style-name="Source_20_Text"><text:span text:style-name="T29"/></text:span></text:p>
      <text:p text:style-name="Section_20_Heading"><text:span text:style-name="Source_20_Text"><text:span text:style-name="T29">179 - Refactoring the Comment Form into a Partial and Implementing Data Validations </text:span></text:span></text:p>
      <text:p text:style-name="Body_20_Text"><text:span text:style-name="Source_20_Text"><text:span text:style-name="T29">In blogs/show.html.erb add the line </text:span></text:span><text:span text:style-name="Source_20_Text"><text:span text:style-name="T35">&lt;%= render 'comments/comment_form' %&gt;</text:span></text:span></text:p>
      <text:p text:style-name="Body_20_Text"><text:span text:style-name="Source_20_Text"><text:span text:style-name="T29">In the comments view, create the partial _</text:span></text:span><text:span text:style-name="Source_20_Text"><text:span text:style-name="T41">comment_form.html.erb and enter the code for the comment input – see the repo for lecture 179</text:span></text:span></text:p>
      <text:p text:style-name="Body_20_Text"><text:span text:style-name="Source_20_Text"><text:span text:style-name="T41"><text:s/></text:span></text:span></text:p>
      <text:p text:style-name="Body_20_Text"><text:span text:style-name="Source_20_Text"><text:span text:style-name="T41">Add validations to the comment model</text:span></text:span></text:p>
      <text:p text:style-name="Code"><text:span text:style-name="Source_20_Text"><text:span text:style-name="T41">validates :content, presence: true, length: { minimum: 5, maximimum: 1000 }</text:span></text:span></text:p>
      <text:p text:style-name="Body_20_Text"><text:span text:style-name="Source_20_Text"><text:span text:style-name="T41"/></text:span></text:p>
      <text:p text:style-name="Section_20_Heading"><text:span text:style-name="Source_20_Text"><text:span text:style-name="T41">180/1 - </text:span></text:span><text:span text:style-name="Source_20_Text"><text:span text:style-name="T41">Building the jQuery Functions for Processing Comments </text:span></text:span></text:p>
      <text:p text:style-name="Body_20_Text"><text:span text:style-name="Source_20_Text"><text:span text:style-name="T41">We can now create comments and store the data properly.</text:span></text:span></text:p>
      <text:p text:style-name="Body_20_Text"><text:span text:style-name="Source_20_Text"><text:span text:style-name="T41">We need to build a connection between the comment form and the “back-end” using ActionCable. This will use javascript and coffeescript.</text:span></text:span></text:p>
      <text:p text:style-name="Body_20_Text"><text:span text:style-name="Source_20_Text"><text:span text:style-name="T41">Go to the javascript </text:span></text:span><text:span text:style-name="Source_20_Text"><text:span text:style-name="T42">channels</text:span></text:span><text:span text:style-name="Source_20_Text"><text:span text:style-name="T41"> folder and create the blogs.coffee file. Note that there is already a blogs.coffee in </text:span></text:span><text:soft-page-break/><text:span text:style-name="Source_20_Text"><text:span text:style-name="T41">the javascript main folder but this new file goes in the javascript/channels folder.</text:span></text:span></text:p>
      <text:p text:style-name="Body_20_Text"><text:span text:style-name="Source_20_Text"><text:span text:style-name="T41"/></text:span></text:p>
      <text:p text:style-name="Body_20_Text"><text:span text:style-name="Source_20_Text"><text:span text:style-name="T41">This coffee file will be used to find the comments on the blog show page so we have to give it a “link” to that page by creating a comments id in a div in which we render the comments </text:span></text:span></text:p>
      <text:p text:style-name="Code"><text:span text:style-name="Source_20_Text"><text:span text:style-name="T41">&lt;div id="comments"&gt;<text:line-break/> <text:s text:c="3"/>&lt;%= render 'comments/comment_form' %&gt; <text:s/><text:line-break/> <text:s/>&lt;/div&gt;</text:span></text:span></text:p>
      <text:p text:style-name="Body_20_Text"><text:span text:style-name="Source_20_Text"><text:span text:style-name="T41"/></text:span></text:p>
      <text:p text:style-name="Body_20_Text"><text:span text:style-name="Source_20_Text"><text:span text:style-name="T41">Now the coffeescript file can find the comments – see the coffee script file for the notes </text:span></text:span></text:p>
      <text:p text:style-name="Body_20_Text"><text:span text:style-name="Source_20_Text"><text:span text:style-name="T41"/></text:span></text:p>
      <text:p text:style-name="Section_20_Heading"><text:span text:style-name="Source_20_Text"><text:span text:style-name="T41">182. How to Create a Broadcast with ActionCable in Rails 5 </text:span></text:span></text:p>
      <text:p text:style-name="Body_20_Text"><text:span text:style-name="Source_20_Text"><text:span text:style-name="T41">Rails will take care of the Action Cable interaction</text:span></text:span></text:p>
      <text:p text:style-name="Body_20_Text"><text:span text:style-name="Source_20_Text"><text:span text:style-name="T41">In routes, add the line</text:span></text:span></text:p>
      <text:p text:style-name="Code"><text:span text:style-name="Source_20_Text"><text:span text:style-name="T41">mount ActionCable.server =&gt; '/cable' </text:span></text:span></text:p>
      <text:p text:style-name="Body_20_Text"><text:span text:style-name="Source_20_Text"><text:span text:style-name="T41"/></text:span></text:p>
      <text:p text:style-name="P18"><text:span text:style-name="Source_20_Text"><text:span text:style-name="T41">This will create a web socket connection. This allows the removal of the resources line about comments because web sockets takes care of the connection. Web sockets are different from how the traditional HTTP protocol workings, which needs routes like the normal setups.</text:span></text:span></text:p>
      <text:p text:style-name="P18"><text:span text:style-name="Source_20_Text"><text:span text:style-name="T41">With the ActionCable server, we'll get a direct feed into the Redis database to send and receive data (the key values of the comments)</text:span></text:span></text:p>
      <text:p text:style-name="P18"><text:span text:style-name="Source_20_Text"><text:span text:style-name="T41"/></text:span></text:p>
      <text:p text:style-name="P18"><text:span text:style-name="Source_20_Text"><text:span text:style-name="T41">In comments model, add the callback</text:span></text:span></text:p>
      <text:p text:style-name="Code"><text:span text:style-name="Source_20_Text"><text:span text:style-name="T41">after_create_commit { CommentBroadcastJob.perform_later(self) } </text:span></text:span></text:p>
      <text:p text:style-name="P18"><text:span text:style-name="Source_20_Text"><text:span text:style-name="T41">This will run the process shown right after the create process has occurred. Normally, this would be a call to another page but we need to pass this to a background job. Perform later tells Rails “perform this when you get a chance, it doesn't have to be right away” and this will eliminate network collisions.</text:span></text:span></text:p>
      <text:p text:style-name="P18"><text:span text:style-name="Source_20_Text"><text:span text:style-name="T41"/></text:span></text:p>
      <text:p text:style-name="P18"><text:span text:style-name="Source_20_Text"><text:span text:style-name="T41">Create the CommentBroadcastJob</text:span></text:span></text:p>
      <text:p text:style-name="P18"><text:span text:style-name="Source_20_Text"><text:span text:style-name="T41">In the jobs folder, create the file comment_broadcast_job.rb – see the notes in that file</text:span></text:span></text:p>
      <text:p text:style-name="P18"><text:span text:style-name="Source_20_Text"><text:span text:style-name="T41"/></text:span></text:p>
      <text:p text:style-name="P18"><text:span text:style-name="Source_20_Text"><text:span text:style-name="T41"/></text:span></text:p>
      <text:p text:style-name="Section_20_Heading"><text:span text:style-name="Source_20_Text"><text:span text:style-name="T41">183/184. Guide to Implementing Live Data Updates in a Rails 5 Application </text:span></text:span></text:p>
      <text:p text:style-name="P18"><text:span text:style-name="Source_20_Text"><text:span text:style-name="T41">Now that we can create a broadcast channel, we need to configure the channel</text:span></text:span></text:p>
      <text:p text:style-name="P18"><text:span text:style-name="Source_20_Text"><text:span text:style-name="T41">In the channels folder, create a file blogs_channel.rb</text:span></text:span></text:p>
      <text:p text:style-name="Code">class BlogsChannel &lt; ApplicationCable::Channel<text:line-break/> <text:s/>def subscribed<text:line-break/> <text:s text:c="3"/>stream_from "blogs_#{params['blog_id']}_channel"<text:line-break/> <text:s/>end<text:line-break/><text:line-break/> <text:s/>def unsubscribed<text:line-break/> <text:s/>end<text:line-break/><text:line-break/> <text:s/>def send_comment(data)</text:p>
      <text:p text:style-name="Code"><text:tab/><text:span text:style-name="T7">#this is very much like an SQL command</text:span><text:line-break/> <text:s text:c="3"/>current_user.comments.create!(content: data['comment'], blog_id: data['blog_id'])<text:line-break/> <text:s/>end<text:line-break/>end</text:p>
      <text:p text:style-name="P18"/>
      <text:p text:style-name="P18">Subscribed and unsubscribed are “normal” channels – we leave unsubscribed alone</text:p>
      <text:p text:style-name="P18"><text:s/></text:p>
      <text:p text:style-name="P18">The subscribed method tells rails the source of the data and will create a channel for each id sent to it</text:p>
      <text:p text:style-name="P18">==&gt; blogs_4_channel for example</text:p>
      <text:p text:style-name="P18"/>
      <text:p text:style-name="P18"/>
      <text:p text:style-name="P18">The send _comment will do the work of broadcasting the data</text:p>
      <text:p text:style-name="P18"/>
      <text:p text:style-name="P18">See the changes made to the file channels/application_cable/connection.rb in the code</text:p>
      <text:p text:style-name="P18">This is used to provide a lot of information to the channel and is required to supply information about the current <text:soft-page-break/>user.</text:p>
      <text:p text:style-name="P18">ActionCable and web socket use different connection points than HTML, so we have to create a current user her also in order for ActionCable to be able to identify that user.</text:p>
      <text:p text:style-name="P18"/>
      <text:p text:style-name="P18">Had some trouble with the comment page – the Post Comment button would be disabled – put in the data notation in the line below and it started working – even worked when I took it out – Strange!</text:p>
      <text:p text:style-name="P18"/>
      <text:p text:style-name="Code">&lt;%= f.submit 'Post Comment', class: 'btn btn-primary', <text:span text:style-name="T1">data: { "disable-with-default" =&gt; true }</text:span></text:p>
      <text:p text:style-name="P18"/>
      <text:p text:style-name="Section_20_Heading"><text:span text:style-name="Source_20_Text"><text:span text:style-name="T41">185 - Styling the Comment Section and Implementing Gravatar Based Thumbnails in Rails </text:span></text:span></text:p>
      <text:p text:style-name="P18"><text:span text:style-name="Source_20_Text"><text:span text:style-name="T41"/></text:span></text:p>
      <text:p text:style-name="P18"><text:span text:style-name="Source_20_Text"><text:span text:style-name="T41">Blogs helper file</text:span></text:span></text:p>
      <text:p text:style-name="Code"><text:span text:style-name="Source_20_Text"><text:span text:style-name="T41">def gravatar_helper user<text:line-break/> <text:s text:c="3"/>image_tag "https://www.gravatar.com/avatar/#{Digest::MD5.hexdigest(user.email)}", width: 60<text:line-break/> <text:s/>end</text:span></text:span></text:p>
      <text:p text:style-name="P18"><text:span text:style-name="Source_20_Text"><text:span text:style-name="T41">This generates a MD5 hash of the users email to be used to access that user's gravatar – if they have one.</text:span></text:span></text:p>
      <text:p text:style-name="P18"><text:span text:style-name="Source_20_Text"><text:span text:style-name="T41">In the file _comment_html.erb add the line</text:span></text:span></text:p>
      <text:p text:style-name="Code"><text:span text:style-name="Source_20_Text"><text:span text:style-name="T41">&lt;%= gravatar_helper comment.user %&gt;</text:span></text:span></text:p>
      <text:p text:style-name="Code"><text:span text:style-name="Source_20_Text"><text:span text:style-name="T41"/></text:span></text:p>
      <text:p text:style-name="Body_20_Text"><text:span text:style-name="Source_20_Text"><text:span text:style-name="T41">This will go out and find the gravatar of the user who made the comment</text:span></text:span></text:p>
      <text:p text:style-name="Body_20_Text"><text:span text:style-name="Source_20_Text"><text:span text:style-name="T41"/></text:span></text:p>
      <text:p text:style-name="Chapter_20_Heading"><text:span text:style-name="Source_20_Text"><text:span text:style-name="T41">19. Rails Best Practices </text:span></text:span></text:p>
      <text:p text:style-name="Body_20_Text"><text:span text:style-name="Source_20_Text"><text:span text:style-name="T41"/></text:span></text:p>
      <text:p text:style-name="Section_20_Heading">188. Building a Scope to Show the Most Recent Blog Posts and Hiding Draft Posts </text:p>
      <text:p text:style-name="P18"><text:span text:style-name="Source_20_Text"><text:span text:style-name="T41">Create the scope by_updated in the blog model</text:span></text:span></text:p>
      <text:p text:style-name="Code"><text:span text:style-name="Source_20_Text"><text:span text:style-name="T41">def self.by_updated<text:line-break/> <text:s text:c="3"/>order("updated_at DESC")<text:line-break/> <text:s/>end</text:span></text:span></text:p>
      <text:p text:style-name="Body_20_Text"><text:span text:style-name="Source_20_Text"><text:span text:style-name="T41">In the blog controller </text:span></text:span></text:p>
      <text:p text:style-name="Code"><text:span text:style-name="Source_20_Text"><text:span text:style-name="T41">if logged_in?(:site_admin)<text:line-break/> <text:s text:c="5"/>@blogs = Blog.by_updated.page(params[:page]).per(5)<text:line-break/> <text:s text:c="3"/>else<text:line-break/> <text:s text:c="5"/>@blogs = Blog.published.by_updated.page(params[:page]).per(5)<text:line-break/> <text:s text:c="3"/>end</text:span></text:span></text:p>
      <text:p text:style-name="P18"><text:span text:style-name="Source_20_Text"><text:span text:style-name="T41">Create the scope by_updated in the blog model</text:span></text:span></text:p>
      <text:p text:style-name="Code"><text:span text:style-name="Source_20_Text"><text:span text:style-name="T41">def self.by_updated<text:line-break/> <text:s text:c="3"/>order("updated_at DESC")<text:line-break/> <text:s/>end</text:span></text:span></text:p>
      <text:p text:style-name="P18"><text:span text:style-name="Source_20_Text"><text:span text:style-name="T41"/></text:span></text:p>
      <text:p text:style-name="Section_20_Heading"><text:span text:style-name="Source_20_Text"><text:span text:style-name="T41">189. Hiding the Show Page for Blogs in Draft Mode in Rails 5 </text:span></text:span></text:p>
      <text:p text:style-name="P18"><text:span text:style-name="Source_20_Text"><text:span text:style-name="T41">To inhibit access and blogs that are in draft mode, we need to change the show action in the blog controller</text:span></text:span></text:p>
      <text:p text:style-name="Code"><text:span text:style-name="Source_20_Text"><text:span text:style-name="T41">def show<text:line-break/> <text:s text:c="3"/>if logged_in?(:site_admin) || @blog.published?<text:line-break/> <text:s text:c="5"/>@blog = Blog.includes(:comments).friendly.find(params[:id])<text:line-break/> <text:s text:c="5"/>@comment = Comment.new<text:line-break/><text:line-break/> <text:s text:c="5"/>@page_title = @blog.title<text:line-break/> <text:s text:c="5"/>@seo_keywords = @blog.body<text:line-break/> <text:s text:c="3"/>else<text:line-break/> <text:s text:c="5"/>redirect_to blogs_path, notice: "You are not authorized to access that page"<text:line-break/> <text:s text:c="3"/>end<text:line-break/> <text:s/>end</text:span></text:span></text:p>
      <text:p text:style-name="P18"><text:span text:style-name="Source_20_Text"><text:span text:style-name="T41"/></text:span></text:p>
      <text:p text:style-name="Section_20_Heading"><text:span text:style-name="Source_20_Text"><text:span text:style-name="T41"><text:s/>190. How to Add a Drop Down Form Element in Rails 5 for Parent/Child Relationships </text:span></text:span></text:p>
      <text:p text:style-name="P18"><text:soft-page-break/><text:span text:style-name="Source_20_Text"><text:span text:style-name="T41">We want to require a topic for each blog and be able to access a list of topics when we create a blog</text:span></text:span></text:p>
      <text:p text:style-name="P18"><text:span text:style-name="Source_20_Text"><text:span text:style-name="T41"/></text:span></text:p>
      <text:p text:style-name="P18"><text:span text:style-name="Source_20_Text"><text:span text:style-name="T41">blog model - </text:span></text:span></text:p>
      <text:p text:style-name="Code"><text:span text:style-name="Source_20_Text"><text:span text:style-name="T41">validates_presence_of :title, :body, :topic_id</text:span></text:span></text:p>
      <text:p text:style-name="P18"><text:span text:style-name="Source_20_Text"><text:span text:style-name="T41">blogs controller – strong params</text:span></text:span></text:p>
      <text:p text:style-name="Code"><text:span text:style-name="Source_20_Text"><text:span text:style-name="T41">def blog_params<text:line-break/> <text:s text:c="5"/>params.require(:blog).permit(:title, :body, :topic_id)</text:span></text:span></text:p>
      <text:p text:style-name="Code"><text:span text:style-name="Source_20_Text"><text:span text:style-name="T41">end</text:span></text:span></text:p>
      <text:p text:style-name="P18"><text:span text:style-name="Source_20_Text"><text:span text:style-name="T41">In the blog form partial add the form group for the topics</text:span></text:span></text:p>
      <text:p text:style-name="Code"><text:span text:style-name="Source_20_Text"><text:span text:style-name="T41">&lt;div class="form-group"&gt;<text:line-break/> <text:s text:c="3"/>&lt;%= f.label :topic_id %&gt;<text:line-break/> <text:s text:c="3"/>&lt;%= f.collection_select(:topic_id, Topic.all, :id, :title,<text:line-break/> <text:s text:c="29"/>{<text:line-break/> <text:s text:c="31"/>selected: blog.topic.id,<text:line-break/> <text:s text:c="31"/>include_blank: true<text:line-break/> <text:s text:c="29"/>},<text:line-break/> <text:s text:c="29"/>class: 'form-control'<text:line-break/> <text:s text:c="27"/>)<text:line-break/> <text:s text:c="3"/>%&gt;<text:line-break/> &lt;/div&gt;</text:span></text:span></text:p>
      <text:p text:style-name="P18"><text:span text:style-name="Source_20_Text"><text:span text:style-name="T41">The collection select method is a Rails form helper – we tell it what attribute we want to use (topic_id), tell it to run a sql query on the db (Topic.all) and then populate the collection by mapping the id and title of each of the topics it finds.</text:span></text:span></text:p>
      <text:p text:style-name="P18"><text:span text:style-name="Source_20_Text"><text:span text:style-name="T41">The we pass in some alternate parameters – selected – highlights - <text:s/>and the class we want to display the collection</text:span></text:span></text:p>
      <text:p text:style-name="P18"><text:span text:style-name="Source_20_Text"><text:span text:style-name="T41"/></text:span></text:p>
      <text:p text:style-name="P18"><text:span text:style-name="Source_20_Text"><text:span text:style-name="T41">In the blog show page, we can access the topic title directly because of the association of the blog with the topic</text:span></text:span></text:p>
      <text:p text:style-name="Code"><text:span text:style-name="Source_20_Text"><text:span text:style-name="T41"><text:line-break/>&lt;p&gt;Topic - &lt;%= @blog.topic.title%&gt;&lt;/p&gt;</text:span></text:span></text:p>
      <text:p text:style-name="P18"><text:span text:style-name="Source_20_Text"><text:span text:style-name="T41">Add topics using the console or create a topics create page to add more topics</text:span></text:span></text:p>
      <text:p text:style-name="P18"><text:span text:style-name="Source_20_Text"><text:span text:style-name="T41"/></text:span></text:p>
      <text:p text:style-name="Section_20_Heading"><text:span text:style-name="Source_20_Text"><text:span text:style-name="T41">191-192. Using the Controller Generator to Build the Topic Features </text:span></text:span></text:p>
      <text:p text:style-name="P18"><text:span text:style-name="Source_20_Text"><text:span text:style-name="T41">Create the controller – add the views – see the code</text:span></text:span></text:p>
      <text:p text:style-name="P18"><text:span text:style-name="Source_20_Text"><text:span text:style-name="T41"/></text:span></text:p>
      <text:p text:style-name="Section_20_Heading"><text:span text:style-name="Source_20_Text"><text:span text:style-name="T41">193. How to Build a Widget for the Blog to Render Topics in Rails 5 </text:span></text:span></text:p>
      <text:p text:style-name="Body_20_Text"><text:span text:style-name="Source_20_Text"><text:span text:style-name="T41">If we want to only show topics that are associated with a blog</text:span></text:span></text:p>
      <text:p text:style-name="Body_20_Text"><text:span text:style-name="Source_20_Text"><text:span text:style-name="T41">Topic model – create a new scope</text:span></text:span></text:p>
      <text:p text:style-name="Code"><text:span text:style-name="Source_20_Text"><text:span text:style-name="T41">def self.with_blogs<text:line-break/> <text:s text:c="2"/>includes(:blogs).where.not(blogs: { id: nil })<text:line-break/> <text:s/>end</text:span></text:span></text:p>
      <text:p text:style-name="Body_20_Text"><text:span text:style-name="Source_20_Text"><text:span text:style-name="T41">Topics controller – use the with_blogs selector if desired</text:span></text:span></text:p>
      <text:p text:style-name="Body_20_Text"><text:span text:style-name="Source_20_Text"><text:span text:style-name="T41"/></text:span></text:p>
      <text:p text:style-name="Section_20_Heading"><text:span text:style-name="Source_20_Text"><text:span text:style-name="T41">194. How to Implement Radio Buttons in a Rails Form to Update Enum Values – Blog Status Updates</text:span></text:span></text:p>
      <text:p text:style-name="Body_20_Text"><text:span text:style-name="Source_20_Text"><text:span text:style-name="T41">Enum status is implemented through the Blog model</text:span></text:span></text:p>
      <text:p text:style-name="Code"><text:span text:style-name="Source_20_Text"><text:span text:style-name="T41">enum status: { draft: 0, published: 1 }</text:span></text:span></text:p>
      <text:p text:style-name="Body_20_Text"><text:span text:style-name="Source_20_Text"><text:span text:style-name="T41">We can use these two terms to list the blog status on the blog form partial</text:span></text:span></text:p>
      <text:p text:style-name="Code"><text:span text:style-name="Source_20_Text"><text:span text:style-name="T41"><text:s text:c="3"/>&lt;div class="form-group"&gt;<text:line-break/> <text:s text:c="3"/>&lt;%= f.radio_button :status, 'draft' %&gt;<text:line-break/> <text:s text:c="3"/>&lt;%= f.label :status, 'Draft' %&gt;<text:line-break/><text:line-break/> <text:s text:c="3"/>&lt;%= f.radio_button :status, 'published' %&gt;<text:line-break/> <text:s text:c="3"/>&lt;%= f.label :status, 'Published' %&gt;<text:line-break/> <text:s/>&lt;/div&gt;</text:span></text:span></text:p>
      <text:p text:style-name="Body_20_Text"><text:span text:style-name="Source_20_Text"><text:span text:style-name="T41"/></text:span></text:p>
      <text:p text:style-name="Body_20_Text"><text:span text:style-name="Source_20_Text"><text:span text:style-name="T41">Add status to the strong params in the blogs controller</text:span></text:span></text:p>
      <text:p text:style-name="Body_20_Text"><text:span text:style-name="Source_20_Text"><text:span text:style-name="T41"/></text:span></text:p>
      <text:p text:style-name="Body_20_Text"><text:soft-page-break/><text:span text:style-name="Source_20_Text"><text:span text:style-name="T41">Now, when you edit a blog post, Rails will select the button that corresponds to the status of the blog and selecting the other option will change the status when you write the record. </text:span></text:span></text:p>
      <text:p text:style-name="Body_20_Text"><text:span text:style-name="Source_20_Text"><text:span text:style-name="T41">The toggle status option is still available on the index page <text:s/>through the blog partial.</text:span></text:span></text:p>
      <text:p text:style-name="Body_20_Text"><text:span text:style-name="Source_20_Text"><text:span text:style-name="T41"/></text:span></text:p>
      <text:p text:style-name="Body_20_Text"><text:span text:style-name="Source_20_Text"><text:span text:style-name="T41"/></text:span></text:p>
      <text:p text:style-name="Section_20_Heading"><text:span text:style-name="Source_20_Text"><text:span text:style-name="T41">195. Guide to Integrating Markdown and Syntax Highlighting in a Rails 5 Application </text:span></text:span></text:p>
      <text:p text:style-name="Body_20_Text"><text:a xlink:type="simple" xlink:href="http://daringfireball.net/projects/markdown/" text:style-name="Internet_20_link" text:visited-style-name="Visited_20_Internet_20_Link"><text:span text:style-name="Source_20_Text">Markdown</text:span></text:a><text:span text:style-name="Source_20_Text"><text:span text:style-name="T41"> is a way to style text on the web. You control the display of the document; formatting words as bold or italic, adding images, and creating lists are just a few of the things we can do with Markdown.</text:span></text:span></text:p>
      <text:p text:style-name="Body_20_Text"><text:span text:style-name="Source_20_Text"><text:span text:style-name="T41"/></text:span></text:p>
      <text:p text:style-name="Body_20_Text"><text:span text:style-name="Source_20_Text"><text:span text:style-name="T41">Ruby gems used </text:span></text:span></text:p>
      <text:p text:style-name="Body_20_Text"><text:span text:style-name="Source_20_Text"><text:span text:style-name="T41">redcarpet - A fast, safe and extensible Markdown to (X)HTML parser </text:span></text:span></text:p>
      <text:p text:style-name="P18"><text:span text:style-name="Source_20_Text"><text:span text:style-name="T41">coderay - Fast and easy syntax highlighting for selected languages, written in Ruby. </text:span></text:span></text:p>
      <text:p text:style-name="P18"><text:span text:style-name="Source_20_Text"><text:span text:style-name="T41"/></text:span></text:p>
      <text:p text:style-name="Body_20_Text"><text:span text:style-name="Source_20_Text"><text:span text:style-name="T41">Put these two in gemfile and run bundle install</text:span></text:span></text:p>
      <text:p text:style-name="Body_20_Text"><text:span text:style-name="Source_20_Text"><text:span text:style-name="T41"/></text:span></text:p>
      <text:p text:style-name="Body_20_Text"><text:span text:style-name="Source_20_Text"><text:span text:style-name="T41">Create helpers that will allow the use of redcarpet and coderay</text:span></text:span></text:p>
      <text:p text:style-name="Body_20_Text"><text:span text:style-name="Source_20_Text"><text:span text:style-name="T41">App/Helpers – blogs_helper.rb – add the code for the CodeRayify Class module and he markdown modules – see the code</text:span></text:span></text:p>
      <text:p text:style-name="Body_20_Text"><text:span text:style-name="Source_20_Text"><text:span text:style-name="T41"/></text:span></text:p>
      <text:p text:style-name="Body_20_Text"><text:span text:style-name="Source_20_Text"><text:span text:style-name="T41">The CodeRayify class allow us to have the ability to have syntax highlighting if you decide to have code in a blog</text:span></text:span></text:p>
      <text:p text:style-name="Body_20_Text"><text:span text:style-name="Source_20_Text"><text:span text:style-name="T41"/></text:span></text:p>
      <text:p text:style-name="Body_20_Text"><text:span text:style-name="Source_20_Text"><text:span text:style-name="T41">The markdown module allows markdown text to be parsed in HTML – it is a filter that reads the markdown and formats it to make it HTML readable. The hard_wrap keeps the HTML in the div to which it is assigned.</text:span></text:span></text:p>
      <text:p text:style-name="Body_20_Text"><text:span text:style-name="Source_20_Text"><text:span text:style-name="T41"/></text:span></text:p>
      <text:p text:style-name="Body_20_Text"><text:span text:style-name="Source_20_Text"><text:span text:style-name="T41">To use the modules from the blog helper, go to the blog/show page and add the call to </text:span></text:span><text:span text:style-name="Source_20_Text"><text:span text:style-name="T42">markdown</text:span></text:span><text:span text:style-name="Source_20_Text"><text:span text:style-name="T41"> in front of the @blog.body data instance</text:span></text:span></text:p>
      <text:p text:style-name="Body_20_Text"><text:span text:style-name="Source_20_Text"><text:span text:style-name="T41"/></text:span></text:p>
      <text:p text:style-name="Body_20_Text"><text:span text:style-name="Source_20_Text"><text:span text:style-name="T41">Now you can use markdown indicators to “dress up” you blogs!</text:span></text:span></text:p>
      <text:p text:style-name="Body_20_Text"><text:span text:style-name="Source_20_Text"><text:span text:style-name="T41">See the documentation on the </text:span></text:span><text:a xlink:type="simple" xlink:href="http://daringfireball.net/projects/markdown/" text:style-name="Internet_20_link" text:visited-style-name="Visited_20_Internet_20_Link"><text:span text:style-name="Source_20_Text">Markdown</text:span></text:a><text:span text:style-name="Source_20_Text"><text:span text:style-name="T41"> language for the tags you have to use</text:span></text:span></text:p>
      <text:p text:style-name="Body_20_Text"><text:span text:style-name="Source_20_Text"><text:span text:style-name="T41"/></text:span></text:p>
      <text:p text:style-name="Section_20_Heading"><text:span text:style-name="Source_20_Text"><text:span text:style-name="T41">196. Integrating Breadcrumbs and Icons for the Blog Show Pages </text:span></text:span></text:p>
      <text:p text:style-name="Body_20_Text"><text:span text:style-name="Source_20_Text"><text:span text:style-name="T41">Breadcrumbs in a Bootstrap 4 component (look in the Bootstrap 4 site for breadcrumbs and copy the template you want to use) that will indicate the current page’s location within a navigational hierarchy. We'll use them in the blogs on the blog show page.</text:span></text:span></text:p>
      <text:p text:style-name="Body_20_Text"><text:span text:style-name="Source_20_Text"><text:span text:style-name="T41">Paste the bootstrap template on the blog/show page under the blog title and modify it for the </text:span></text:span><text:span text:style-name="Source_20_Text"><text:span text:style-name="T4">ruby code</text:span></text:span></text:p>
      <text:p text:style-name="Body_20_Text"><text:span text:style-name="Source_20_Text"><text:span text:style-name="T41"/></text:span></text:p>
      <text:p text:style-name="Code"><text:span text:style-name="Source_20_Text"><text:span text:style-name="T47">&lt;nav class="breadcrumb"&gt;</text:span></text:span></text:p>
      <text:p text:style-name="Code"><text:span text:style-name="Source_20_Text"><text:s text:c="2"/><text:tab/>&lt;a class="breadcrumb-item" href="#"&gt;Home&lt;/a&gt;</text:span></text:p>
      <text:p text:style-name="Code"><text:span text:style-name="Source_20_Text"><text:tab/></text:span><text:span text:style-name="Source_20_Text"><text:span text:style-name="T1">&lt;%= link_to "Home", root_path, class: 'breadcrumb-item' %&gt;</text:span></text:span></text:p>
      <text:p text:style-name="Code"><text:span text:style-name="Source_20_Text"><text:span text:style-name="T1"><text:tab/>&lt;%= link_to "All Blogs", blogs_path, class: 'breadcrumb-item' %&gt; </text:span></text:span></text:p>
      <text:p text:style-name="Code"><text:span text:style-name="Source_20_Text"><text:s text:c="2"/><text:tab/>&lt;a class="breadcrumb-item" href="#"&gt;Library&lt;/a&gt;</text:span></text:p>
      <text:p text:style-name="Code"><text:span text:style-name="Source_20_Text"><text:tab/></text:span><text:span text:style-name="Source_20_Text"><text:span text:style-name="T1">&lt;%= link_to @blog.topic.title, topic_path(@blog.topic), class: 'breadcrumb-item' %&gt; </text:span></text:span></text:p>
      <text:p text:style-name="Code"><text:span text:style-name="Source_20_Text"><text:s text:c="2"/><text:tab/>&lt;span class="breadcrumb-item active"&gt;Bootstrap&lt;/span&gt;</text:span></text:p>
      <text:p text:style-name="Code"><text:span text:style-name="Source_20_Text"><text:tab/></text:span><text:span text:style-name="Source_20_Text"><text:span text:style-name="T1">&lt;span class="breadcrumb-item active"&gt;&lt;%= @blog.title %&gt;&lt;/span&gt; </text:span></text:span></text:p>
      <text:p text:style-name="Code"><text:span text:style-name="Source_20_Text">&lt;/nav&gt;</text:span></text:p>
      <text:p text:style-name="Body_20_Text"><text:span text:style-name="Source_20_Text"><text:span text:style-name="T41"/></text:span></text:p>
      <text:p text:style-name="Body_20_Text"><text:span text:style-name="Source_20_Text"><text:span text:style-name="T41">This will put a mini nav bar under the title of the Blog post with a link to the site Home page, all the blogs, the topic under which this blog is categorized and the title of the blog (unclickable)</text:span></text:span></text:p>
      <text:p text:style-name="Body_20_Text"><text:span text:style-name="Source_20_Text"><text:span text:style-name="T41">We can also add icon to the breadcrumb bar for admin actions by adding the following line to the above code block above the closing nav tag</text:span></text:span></text:p>
      <text:p text:style-name="Body_20_Text"/>
      <text:p text:style-name="Section_20_Heading">197. Building a Partial for Managing Admin Actions for Blog Posts </text:p>
      <text:p text:style-name="Body_20_Text"/>
      <text:p text:style-name="Section_20_Heading"><text:soft-page-break/><text:span text:style-name="Source_20_Text"><text:span text:style-name="T41">198. How to Implement a Responsive Navigation Bar with Bootstrap 4 </text:span></text:span></text:p>
      <text:p text:style-name="P18"><text:span text:style-name="Source_20_Text"><text:span text:style-name="T41"/></text:span></text:p>
      <text:p text:style-name="Section_20_Heading"><text:span text:style-name="Source_20_Text"><text:span text:style-name="T41">199. Updating the Source/Session Tracking System for the New Layouts</text:span></text:span></text:p>
      <text:p text:style-name="P18"><text:span text:style-name="Source_20_Text"><text:span text:style-name="T41"><text:s/>Application helper – source_helper checks to see if there is a SESSION:source and, if so, greets visitors from social media with an appropriate message</text:span></text:span></text:p>
      <text:p text:style-name="P18"><text:span text:style-name="Source_20_Text"><text:span text:style-name="T41">Used in application, blog and portfolio layout files</text:span></text:span></text:p>
      <text:p text:style-name="P18"><text:span text:style-name="Source_20_Text"><text:span text:style-name="T41"/></text:span></text:p>
      <text:p text:style-name="P18"><text:span text:style-name="Source_20_Text"><text:span text:style-name="T41">To create a SESSION:source variable, add the suffix ?q=facebook(or any other social media) to any link and the app will srote whatever is behind the = as the source</text:span></text:span></text:p>
      <text:p text:style-name="P18"><text:span text:style-name="Source_20_Text"><text:span text:style-name="T41"/></text:span></text:p>
      <text:p text:style-name="Section_20_Heading"><text:span text:style-name="Source_20_Text"><text:span text:style-name="T41">200. How to Integrate a Favicon in Rails 5 </text:span></text:span></text:p>
      <text:p text:style-name="P7"><text:span text:style-name="Source_20_Text"><text:span text:style-name="T41">Use </text:span></text:span><text:a xlink:type="simple" xlink:href="http://www.favicon-generator.org/" text:style-name="Internet_20_link" text:visited-style-name="Visited_20_Internet_20_Link"><text:span text:style-name="Source_20_Text">http://www.favicon-generator.org/</text:span></text:a><text:span text:style-name="Source_20_Text"><text:span text:style-name="T41"> to generate the favicons you want to use</text:span></text:span></text:p>
      <text:p text:style-name="P7"><text:span text:style-name="Source_20_Text"><text:span text:style-name="T41">Create a folder in the app under images – favicons – and copy the image to that folder</text:span></text:span></text:p>
      <text:p text:style-name="P7"><text:span text:style-name="Source_20_Text"><text:span text:style-name="T41"/></text:span></text:p>
      <text:p text:style-name="P7"><text:span text:style-name="Source_20_Text"><text:span text:style-name="T41">To integrate into rails app</text:span></text:span></text:p>
      <text:p text:style-name="P7"><text:span text:style-name="Source_20_Text"><text:span text:style-name="T41">On any layout on which you wish the favicon to appear - Somewhere in the &lt;head&gt; tag add the line</text:span></text:span></text:p>
      <text:p text:style-name="Code"><text:span text:style-name="Source_20_Text"><text:span text:style-name="T41">&lt;%= favicon_link_tag 'favicons/favicon.ico' %&gt; </text:span></text:span><text:span text:style-name="Source_20_Text"><text:span text:style-name="T39">==&gt; using your favicon.ico name</text:span></text:span></text:p>
      <text:p text:style-name="P7"><text:span text:style-name="Source_20_Text"><text:span text:style-name="T41"/></text:span></text:p>
      <text:p text:style-name="Section_20_Heading"><text:span text:style-name="Source_20_Text"><text:span text:style-name="T41">201. Implementing Responsive Image Components for the Portfolio Layout </text:span></text:span></text:p>
      <text:p text:style-name="P7"><text:span text:style-name="Source_20_Text"><text:span text:style-name="T41">Portfolio Item Partial</text:span></text:span></text:p>
      <text:p text:style-name="P7"><text:span text:style-name="Source_20_Text"><text:span text:style-name="T41">In the image tag for the thumb image, add the phrase </text:span></text:span><text:span text:style-name="Source_20_Text"><text:span text:style-name="T36">, width: '100%' </text:span></text:span><text:span text:style-name="Source_20_Text"><text:span text:style-name="T41">at the end of the line</text:span></text:span></text:p>
      <text:p text:style-name="P7"><text:span text:style-name="Source_20_Text"><text:span text:style-name="T41">This will scale the images but keep the aspect ratio – no matter what the original size of the image is and also help to make the page responsive – this images will resize appropriately.</text:span></text:span></text:p>
      <text:p text:style-name="P7"><text:span text:style-name="Source_20_Text"><text:span text:style-name="T41"/></text:span></text:p>
      <text:p text:style-name="P7"><text:span text:style-name="Source_20_Text"><text:span text:style-name="T41">If you want responsiveness to stack the images instead of resizing them</text:span></text:span></text:p>
      <text:p text:style-name="P7"><text:span text:style-name="Source_20_Text"><text:span text:style-name="T41">Note – the Card style always takes up 33% of the space allocated – thus they put 3 columns per row in any div they are inside of.</text:span></text:span></text:p>
      <text:p text:style-name="P7"><text:span text:style-name="Source_20_Text"><text:span text:style-name="T41">To override that, change the style in the css file you are working with and find the .card class and change the width to 100%</text:span></text:span></text:p>
      <text:p text:style-name="P7"><text:span text:style-name="Source_20_Text"><text:span text:style-name="T41">Also, on the page you want to have the responsive cars, create a div to enclose the cards with a class of col-md-4</text:span></text:span></text:p>
      <text:p text:style-name="P7"><text:span text:style-name="Source_20_Text"><text:span text:style-name="T41">Now you have 3 cards per row but, when the page is resized, they'll stack up, not stay at 3 per row</text:span></text:span></text:p>
      <text:p text:style-name="P7"><text:span text:style-name="Source_20_Text"><text:span text:style-name="T41"/></text:span></text:p>
      <text:p text:style-name="P7"><text:span text:style-name="Source_20_Text"><text:span text:style-name="T41"/></text:span></text:p>
      <text:p text:style-name="Section_20_Heading"><text:span text:style-name="Source_20_Text"><text:span text:style-name="T41">202. Adding Card Styles to the About and Contact Pages </text:span></text:span></text:p>
      <text:p text:style-name="P7"><text:span text:style-name="Source_20_Text"><text:span text:style-name="T41">about.html.erb</text:span></text:span></text:p>
      <text:p text:style-name="P7"><text:span text:style-name="Source_20_Text"><text:span text:style-name="T41">Add a div with a custom class – app-card-container</text:span></text:span></text:p>
      <text:p text:style-name="P7"><text:span text:style-name="Source_20_Text"><text:span text:style-name="T41"><text:tab/>Add a div with a class – card</text:span></text:span></text:p>
      <text:p text:style-name="P7"><text:span text:style-name="Source_20_Text"><text:span text:style-name="T41"><text:tab/><text:tab/>Move all the about page contents into the card div</text:span></text:span></text:p>
      <text:p text:style-name="P7"><text:span text:style-name="Source_20_Text"><text:span text:style-name="T41">application.css – app-card-container – set styles</text:span></text:span></text:p>
      <text:p text:style-name="P7"><text:span text:style-name="Source_20_Text"><text:span text:style-name="T41"/></text:span></text:p>
      <text:p text:style-name="Code"><text:span text:style-name="Source_20_Text"><text:span text:style-name="T41">.app-card-container {<text:line-break/> <text:s/>color: black;<text:line-break/> <text:s/>text-align: left;<text:line-break/>}<text:line-break/><text:line-break/>.app-card-container &gt; .card { </text:span></text:span><text:span text:style-name="Source_20_Text"><text:span text:style-name="T39">==&gt; any card inside the app-card-container</text:span></text:span><text:span text:style-name="Source_20_Text"><text:span text:style-name="T41"><text:line-break/> <text:s/>padding: 40px;<text:line-break/>}</text:span></text:span></text:p>
      <text:p text:style-name="P7"><text:span text:style-name="Source_20_Text"><text:span text:style-name="T41"/></text:span></text:p>
      <text:p text:style-name="P7"><text:soft-page-break/><text:span text:style-name="Source_20_Text"><text:span text:style-name="T41"/></text:span></text:p>
      <text:p text:style-name="P7"><text:span text:style-name="Source_20_Text"><text:span text:style-name="T41">contact.html.erb</text:span></text:span></text:p>
      <text:p text:style-name="P7"><text:span text:style-name="Source_20_Text"><text:span text:style-name="T41">Add cards and styling</text:span></text:span></text:p>
      <text:p text:style-name="P7"><text:span text:style-name="Source_20_Text"><text:span text:style-name="T41"/></text:span></text:p>
      <text:p text:style-name="Section_20_Heading"><text:span text:style-name="Source_20_Text"><text:span text:style-name="T41">203. How to Implement Collapsible Content Components in a Rails 5 Application </text:span></text:span></text:p>
      <text:p text:style-name="P7"><text:span text:style-name="Source_20_Text"><text:span text:style-name="T41">This will add buttons on the about page that, when clicked, will slide in additional content regarding the button topic.</text:span></text:span></text:p>
      <text:p text:style-name="P7"><text:span text:style-name="Source_20_Text"><text:span text:style-name="T41"/></text:span></text:p>
      <text:p text:style-name="P7"><text:span text:style-name="Source_20_Text"><text:span text:style-name="T41">about.html.erb</text:span></text:span></text:p>
      <text:p text:style-name="P7"><text:span text:style-name="Source_20_Text"><text:span text:style-name="T41">Add a paragraph below the content</text:span></text:span></text:p>
      <text:p text:style-name="P7"><text:span text:style-name="Source_20_Text"><text:span text:style-name="T41">add a button area – see the code</text:span></text:span></text:p>
      <text:p text:style-name="P7"><text:span text:style-name="Source_20_Text"><text:span text:style-name="T41"/></text:span></text:p>
      <text:p text:style-name="Section_20_Heading"><text:span text:style-name="Source_20_Text"><text:span text:style-name="T41">204. How to Integrate Bootstrap Progress Bars in a Rails Application </text:span></text:span></text:p>
      <text:p text:style-name="P7"><text:span text:style-name="Source_20_Text"><text:span text:style-name="T41">On about.html.erb</text:span></text:span></text:p>
      <text:p text:style-name="P7"><text:span text:style-name="Source_20_Text"><text:span text:style-name="T41">We'll use a progress bar to show how much work we've done in each of the skills area in the skills table</text:span></text:span></text:p>
      <text:p text:style-name="P7"><text:span text:style-name="Source_20_Text"><text:span text:style-name="T41"/></text:span></text:p>
      <text:p text:style-name="P7"><text:span text:style-name="Source_20_Text"><text:span text:style-name="T41">create a div with a class of skills</text:span></text:span></text:p>
      <text:p text:style-name="P7"><text:span text:style-name="Source_20_Text"><text:span text:style-name="T41">Pages controller – call the skills table @skills = skill.all from the about action</text:span></text:span></text:p>
      <text:p text:style-name="P7"><text:span text:style-name="Source_20_Text"><text:span text:style-name="T41">on the about page – do block for the skills data instance and utilize the bootstrap progress class as in the code – see the bootstrap documentation for customization</text:span></text:span></text:p>
      <text:p text:style-name="P7"><text:span text:style-name="Source_20_Text"><text:span text:style-name="T41"/></text:span></text:p>
      <text:p text:style-name="P7"><text:span text:style-name="Source_20_Text"><text:span text:style-name="T41"/></text:span></text:p>
      <text:p text:style-name="Section_20_Heading"><text:span text:style-name="Source_20_Text"><text:span text:style-name="T41">205. How to Integrate Custom Fonts in a Rails 5 Application </text:span></text:span></text:p>
      <text:p text:style-name="Body_20_Text"><text:span text:style-name="Source_20_Text"><text:span text:style-name="T41">fonts.google.com</text:span></text:span></text:p>
      <text:p text:style-name="Body_20_Text"><text:span text:style-name="Source_20_Text"><text:span text:style-name="T41"/></text:span></text:p>
      <text:p text:style-name="Body_20_Text"><text:span text:style-name="Source_20_Text"><text:span text:style-name="T41">Search for a font you want – scrolling down and to the left is a paring section showing how the font looks with other suggested fonts. Select the choice you want and then click on the plus sing next to each font – a dialog box will appears to the lower right each time you select a font family. </text:span></text:span></text:p>
      <text:p text:style-name="SubTitles"><text:span text:style-name="Source_20_Text"><text:span text:style-name="T41">Linking fonts</text:span></text:span></text:p>
      <text:p text:style-name="Body_20_Text"><text:span text:style-name="Source_20_Text"><text:span text:style-name="T41">When you have chosen all the font families you wish to use, you have 2 ways to link the fonts to your application.</text:span></text:span></text:p>
      <text:p text:style-name="Body_20_Text"><text:span text:style-name="Source_20_Text"><text:span text:style-name="T41"><text:s/>- copy the links provided in the dialog box to the layout files in which you want to use the fonts - </text:span></text:span></text:p>
      <text:p text:style-name="Code"><text:span text:style-name="Source_20_Text"><text:span text:style-name="T41">&lt;link href="https://fonts.googleapis.com/css?family=Lato|Roboto" rel="stylesheet"&gt; </text:span></text:span></text:p>
      <text:p text:style-name="Body_20_Text"><text:span text:style-name="Source_20_Text"><text:span text:style-name="T41">This will load the fonts from the web when the app starts – you are relying on the website being available at that time. If not, your app will revert to generic fonts.</text:span></text:span></text:p>
      <text:list xml:id="list9080140845603687065" text:style-name="L1">
        <text:list-item>
          <text:p text:style-name="P30"><text:span text:style-name="Source_20_Text"><text:span text:style-name="T41">use the import option – basically the same as the link process</text:span></text:span></text:p>
          <text:p text:style-name="P33"><text:span text:style-name="Source_20_Text"><text:span text:style-name="T41"/></text:span></text:p>
        </text:list-item>
      </text:list>
      <text:p text:style-name="Body_20_Text"><text:span text:style-name="Source_20_Text"><text:span text:style-name="T41">Once you have the fonts linked to the pages on which you wish them to appear, to the the appropriate css files and add the css lines specified in the dialog box in the css style areas in which you wish them to be utilized.</text:span></text:span></text:p>
      <text:p text:style-name="Body_20_Text"><text:span text:style-name="Source_20_Text"><text:span text:style-name="T41"/></text:span></text:p>
      <text:p text:style-name="Code"><text:span text:style-name="Source_20_Text"><text:span text:style-name="T41">body {<text:line-break/> <text:s/>height: 100%;<text:line-break/> <text:s/>background-color: $GLS_Green;<text:line-break/> <text:s/></text:span></text:span><text:span text:style-name="Source_20_Text"><text:span text:style-name="T4">font-family: 'Lato', sans-serif;</text:span></text:span><text:span text:style-name="Source_20_Text"><text:span text:style-name="T41"><text:line-break/>}</text:span></text:span></text:p>
      <text:p text:style-name="Body_20_Text"><text:span text:style-name="Source_20_Text"><text:span text:style-name="T41"/></text:span></text:p>
      <text:p text:style-name="Body_20_Text"><text:span text:style-name="Source_20_Text"><text:span text:style-name="T41">For the heading font (Roboto in this case) create a heading section in the css file and specify the font to be used for the headings</text:span></text:span></text:p>
      <text:p text:style-name="Code">h1, .h1,<text:line-break/>h2, .h2,<text:line-break/>h3, .h3,<text:line-break/>h4, .h4,<text:line-break/>h5, .h5,<text:line-break/>h6, .h6 {<text:line-break/><text:soft-page-break/> <text:s/>font-family: 'Roboto', sans-serif;<text:line-break/> <text:s/>font-weight: normal;<text:line-break/> <text:s/>color: black;<text:line-break/>}</text:p>
      <text:p text:style-name="Code"/>
      <text:p text:style-name="SubTitles"><text:span text:style-name="Source_20_Text"><text:span text:style-name="T41">Downloading fonts</text:span></text:span></text:p>
      <text:p text:style-name="Body_20_Text"><text:span text:style-name="Source_20_Text"><text:span text:style-name="T41">Click on the download link at to top of the font dialog box, download the fonts and unzip the to a fonts folder</text:span></text:span></text:p>
      <text:p text:style-name="Body_20_Text"><text:span text:style-name="Source_20_Text"><text:span text:style-name="T41">In the app, create a new folder under Assets called fonts and copy the font styles of the fonts you downloaded into the fonts folder</text:span></text:span></text:p>
      <text:p text:style-name="Body_20_Text"><text:span text:style-name="Source_20_Text"><text:span text:style-name="T41"/></text:span></text:p>
      <text:p text:style-name="Body_20_Text"><text:span text:style-name="Source_20_Text"><text:span text:style-name="T41">Then, go to the CSS file and add the lines under the import area</text:span></text:span></text:p>
      <text:p text:style-name="Body_20_Text"><text:span text:style-name="Source_20_Text"><text:span text:style-name="T41"/></text:span></text:p>
      <text:p text:style-name="Code">@font-face {<text:line-break/> <text:s/>font-family: 'Lato';<text:line-break/> <text:s/>src:font-url('Lato-Regular.ttf'); <text:span text:style-name="T7">==&gt; this is the name of the font that you copied into assets/fonts</text:span><text:line-break/>}</text:p>
      <text:p text:style-name="Body_20_Text">Add the following line to the config/initializers/assets.rb file</text:p>
      <text:p text:style-name="Body_20_Text"/>
      <text:p text:style-name="Code">Rails.application.config.assets.paths &lt;&lt; Rails.root.join("app", "assets", "fonts") </text:p>
      <text:p text:style-name="Body_20_Text">Restart the rails server</text:p>
      <text:p text:style-name="Body_20_Text"/>
      <text:p text:style-name="Body_20_Text">Also, add the font-family style in the CSS area as described in the downloading fonts section above.</text:p>
      <text:p text:style-name="Body_20_Text">You can remove the linking call in the layout files so that the app will use the fonts in assets/fonts, not for the font website.</text:p>
      <text:p text:style-name="Body_20_Text"/>
      <text:p text:style-name="Section_20_Heading">206. Updating the Seeds File in Rails </text:p>
      <text:p text:style-name="Body_20_Text">The seeds file is used to “restock” the database with data – running rails db:setup will create the new records.</text:p>
      <text:p text:style-name="P4">Use this sparingly – all previously entered data will be deleted!</text:p>
      <text:p text:style-name="Body_20_Text"/>
      <text:p text:style-name="Body_20_Text"/>
      <text:p text:style-name="Chapter_20_Heading">20. Deployment </text:p>
      <text:p text:style-name="Section_20_Heading">207. Signing Up for and Creating a New Heroku Application </text:p>
      <text:p text:style-name="Body_20_Text"/>
      <text:p text:style-name="Body_20_Text"><text:tab/>Login to heroku</text:p>
      <text:p text:style-name="Body_20_Text"><text:tab/>heroku create (app name)</text:p>
      <text:p text:style-name="Body_20_Text"><text:tab/>You'll get a response with the URL of the app on the heroku site <text:s/><text:span text:style-name="T19">https://git.heroku.com/gls-sqlportfolio.git</text:span></text:p>
      <text:p text:style-name="Body_20_Text"><text:tab/></text:p>
      <text:p text:style-name="Section_20_Heading">208. How to Deploy a Rails 5 Application to Heroku </text:p>
      <text:p text:style-name="Body_20_Text"><text:tab/>Set up environment variables for Heroku. For each environment variables in the env file run the command</text:p>
      <text:p text:style-name="Body_20_Text"><text:tab/><text:span text:style-name="T6">heroku config:set</text:span> (Variable Name = your parameters) e.g. - S3_BUCKET_NAME=gls-sql1</text:p>
      <text:p text:style-name="Body_20_Text"><text:tab/>Verify<text:tab/>==&gt; <text:span text:style-name="T6">heroku config </text:span>– should show a list of all the env variables</text:p>
      <text:p text:style-name="Body_20_Text"/>
      <text:p text:style-name="Body_20_Text"><text:tab/>Set the version of Ruby you want to use</text:p>
      <text:p text:style-name="Body_20_Text"><text:tab/>gemfile – last line – ruby “2.4.0”</text:p>
      <text:p text:style-name="Body_20_Text"><text:tab/>bundle install</text:p>
      <text:p text:style-name="Body_20_Text"><text:tab/>run git processes to push up to remote repo</text:p>
      <text:p text:style-name="Body_20_Text"><text:tab/>git push heroku master</text:p>
      <text:p text:style-name="Body_20_Text"><text:tab/></text:p>
      <text:p text:style-name="Body_20_Text"><text:tab/>If you receive errors, get them fixed, run the git processes again and run git push heroku master</text:p>
      <text:p text:style-name="Body_20_Text"><text:tab/>Do not fix the error regarding devise secret key. Instead go to the config/initializers/devise.rb file – noting that the secret key there has been commented out – we don't want to share that – so because of this the heroku app will not have a secret key – to fix this go to config/application.rb</text:p>
      <text:p text:style-name="Body_20_Text"><text:tab/>add a line to create a call to the secret key for devise</text:p>
      <text:p text:style-name="Body_20_Text"/>
      <text:p text:style-name="Code"><text:tab/><text:tab/>config.secret_key_base = ENV["SECRET_KEY_BASE"]</text:p>
      <text:p text:style-name="Body_20_Text"><text:tab/> </text:p>
      <text:p text:style-name="Body_20_Text"><text:soft-page-break/><text:tab/>By default, the app looks in secrets.yml file for the secret keys but <text:span text:style-name="T6">this is not in the git repo because we put it in gitignore</text:span> – by placing it in the application.rb file, on load the app will look for it in the ENV area. In order to get it to work with heroku we need to configure it in the terminal as we did for the ENV variables in the ENV file.</text:p>
      <text:p text:style-name="Body_20_Text"><text:tab/><text:span text:style-name="T6">heroku config:set</text:span> SECRET_KEY_BASE = cc7fc7653aecab652e9c2571350fd87396dcd76843095c38430a189d8510ff4a4b9e25551d8de415419002df28aca7e7033784cf53e4176d925c274d1f6c3172 was 7b65</text:p>
      <text:p text:style-name="Body_20_Text"><text:tab/></text:p>
      <text:p text:style-name="Body_20_Text"><text:tab/>make up your own secret key base by copying the one in the development secrets.yml and making some changes to it</text:p>
      <text:p text:style-name="Body_20_Text"/>
      <text:p text:style-name="Body_20_Text"><text:tab/>heroku <text:span text:style-name="T6">rake</text:span> db:migrate – make the database and the tables – using the seeds.rb file</text:p>
      <text:p text:style-name="Body_20_Text"><text:tab/></text:p>
      <text:p text:style-name="Body_20_Text"><text:tab/>heroku restart</text:p>
      <text:p text:style-name="Body_20_Text"><text:tab/></text:p>
      <text:p text:style-name="Body_20_Text"><text:tab/>javascript will not work (Action Cable, Portfolio moves, etc) until you do the following:</text:p>
      <text:p text:style-name="Body_20_Text"><text:tab/><text:tab/>assets/javascripts/application.js</text:p>
      <text:p text:style-name="Body_20_Text"><text:tab/><text:tab/><text:tab/>move the bootstrap-sprockets line to the bottom of the require stack</text:p>
      <text:p text:style-name="Body_20_Text"><text:tab/><text:tab/><text:tab/><text:tab/>run the git procedures and push to heroku</text:p>
      <text:p text:style-name="Body_20_Text"><text:tab/><text:tab/><text:tab/><text:tab/><text:tab/>This problem is caused by the production process as the heroku server (or perhaps any production <text:tab/><text:tab/><text:tab/><text:tab/><text:tab/><text:tab/>server) is more stringent when it does the compiling of assets – certain libraries may override other <text:tab/><text:tab/><text:tab/><text:tab/><text:tab/><text:tab/>ones and <text:s/>changing the order of the require stack fixes that</text:p>
      <text:p text:style-name="Body_20_Text"><text:tab/><text:tab/>You'll also need to fix the Action Cable setup – see the lessons below</text:p>
      <text:p text:style-name="Body_20_Text"><text:tab/><text:tab/><text:tab/></text:p>
      <text:p text:style-name="Body_20_Text"/>
      <text:p text:style-name="Section_20_Heading">209. Working with the Rails Console on Heroku </text:p>
      <text:p text:style-name="Body_20_Text"><text:tab/>Preface and rails command with heroku run</text:p>
      <text:p text:style-name="Body_20_Text"/>
      <text:p text:style-name="P25">ActionController::RoutingError (No route matches [POST] "/blogs/getting-started"):</text:p>
      <text:p text:style-name="Section_20_Heading">210. Installing Redis on Heroku for ActionCable Commenting Feature </text:p>
      <text:p text:style-name="Body_20_Text"><text:tab/>Open Heroku and go to the app dashboard</text:p>
      <text:p text:style-name="Body_20_Text"><text:tab/>Click on Configure add-ons</text:p>
      <text:p text:style-name="Body_20_Text"><text:tab/>Search for and install Redis Cloud</text:p>
      <text:p text:style-name="Body_20_Text"><text:tab/>Make the following changes in the app</text:p>
      <text:p text:style-name="Body_20_Text"><text:tab/><text:tab/>config/cable.yml</text:p>
      <text:p text:style-name="Code"><text:tab/><text:tab/><text:tab/>url: &lt;%= ENV["REDISCLOUD_URL"] %&gt;</text:p>
      <text:p text:style-name="Body_20_Text"><text:tab/><text:tab/>Redis cloud documentation link - <text:a xlink:type="simple" xlink:href="https://elements.heroku.com/addons/rediscloud" text:style-name="Internet_20_link" text:visited-style-name="Visited_20_Internet_20_Link">https://elements.heroku.com/addons/rediscloud</text:a></text:p>
      <text:p text:style-name="Body_20_Text"><text:tab/><text:tab/></text:p>
      <text:p text:style-name="Body_20_Text"><text:tab/></text:p>
      <text:p text:style-name="Section_20_Heading">211. Configuring Action Cable to Work on Heroku </text:p>
      <text:p text:style-name="Body_20_Text"><text:tab/>Open file – config/environments/production.rb</text:p>
      <text:p text:style-name="Body_20_Text"><text:tab/><text:tab/>At the bottom of the file add the lines</text:p>
      <text:p text:style-name="Body_20_Text"/>
      <text:p text:style-name="Code"><text:tab/><text:tab/>config.action_cable.allowed_request_origins = ['https://&lt;&lt;your app's website&gt;&gt;', 'http://&lt;&lt;your app's website&gt;&gt;']</text:p>
      <text:p text:style-name="Code"><text:tab/><text:tab/>config.action_cable.url = "wss://&lt;&lt;your app's website&gt;&gt;'/cable"</text:p>
      <text:p text:style-name="Code"/>
      <text:p text:style-name="Body_20_Text"><text:tab/>Change the url as appropriate</text:p>
      <text:p text:style-name="Body_20_Text"><text:tab/>As the first line is an array, you can add as many websites to the array as you want – this will allow communication for those sites also</text:p>
      <text:p text:style-name="Body_20_Text"><text:tab/>The second line tells the production file to allow for the websocket connection for the website through cable.</text:p>
      <text:p text:style-name="Code"><text:s text:c="2"/></text:p>
      <text:p text:style-name="Body_20_Text"><text:tab/>This will whitelist the app you are working on and allow communication with Action Cable. The /cable maps this web socket to the route for Action Cable server specified in the routes.rb file</text:p>
      <text:p text:style-name="Body_20_Text"><text:soft-page-break/></text:p>
      <text:p text:style-name="Body_20_Text"><text:tab/>Run the git processes and push to heroku</text:p>
      <text:p text:style-name="Body_20_Text"><text:tab/>Run heroku restart</text:p>
      <text:p text:style-name="Body_20_Text"/>
      <text:p text:style-name="Body_20_Text"/>
      <text:p text:style-name="Body_20_Text">GitHub repo for lesson code - <text:a xlink:type="simple" xlink:href="https://github.com/jordanhudgens/devcamp-portfolio/" text:style-name="Internet_20_link" text:visited-style-name="Visited_20_Internet_20_Link">https://github.com/jordanhudgens/devcamp-portfoli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Arial4"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3"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3"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3"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4-10T21:54:23.18</meta:creation-date>
    <dc:date>2017-06-02T16:35:29.56</dc:date>
    <dc:creator>Green Leaf Services</dc:creator>
    <meta:editing-duration>P42DT22H54M37S</meta:editing-duration>
    <meta:editing-cycles>230</meta:editing-cycles>
    <meta:generator>OpenOffice/4.1.3$Win32 OpenOffice.org_project/413m1$Build-9783</meta:generator>
    <meta:document-statistic meta:table-count="3" meta:image-count="0" meta:object-count="0" meta:page-count="42" meta:paragraph-count="1479" meta:word-count="16850" meta:character-count="105643"/>
  </office:meta>
</office:document-meta>
</file>